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1_contribution" table:style-name="ta1">
        <table:shapes>
          <draw:frame draw:z-index="0" draw:style-name="gr1" draw:text-style-name="P1" svg:width="994pt" svg:height="255.09pt" svg:x="704.52pt" svg:y="0.03pt">
            <loext:p draw:notify-on-update-of-ranges="f1_contribution.K3:f1_contribution.K3 f1_contribution.K4:f1_contribution.K97 f1_contribution.L3:f1_contribution.L3 f1_contribution.L4:f1_contribution.L97 f1_contribution.M3:f1_contribution.M3 f1_contribution.M4:f1_contribution.M97 f1_contribution.N3:f1_contribution.N3 f1_contribution.N4:f1_contribution.N97 f1_contribution.O3:f1_contribution.O3 f1_contribution.O4:f1_contribution.O97 f1_contribution.P3:f1_contribution.P3 f1_contribution.P4:f1_contribution.P97 f1_contribution.Q3:f1_contribution.Q3 f1_contribution.Q4:f1_contribution.Q97 f1_contribution.R3:f1_contribution.R3 f1_contribution.R4:f1_contribution.R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table:style-name="ce1" office:value-type="string" calcext:value-type="string">
            <text:p>dcc_des</text:p>
          </table:table-cell>
          <table:table-cell table:style-name="ce1" office:value-type="string" calcext:value-type="string">
            <text:p>dcc_f1</text:p>
          </table:table-cell>
          <table:table-cell table:style-name="ce1" office:value-type="string" calcext:value-type="string">
            <text:p>dcc_f2</text:p>
          </table:table-cell>
          <table:table-cell table:style-name="ce1" office:value-type="string" calcext:value-type="string">
            <text:p>dcc_f3</text:p>
          </table:table-cell>
          <table:table-cell table:style-name="ce1" office:value-type="string" calcext:value-type="string">
            <text:p>dcc_mov_obs</text:p>
          </table:table-cell>
          <table:table-cell table:style-name="ce1" office:value-type="string" calcext:value-type="string">
            <text:p>dcc_att2</text:p>
          </table:table-cell>
          <table:table-cell table:style-name="ce1" office:value-type="string" calcext:value-type="string">
            <text:p>dcc_att1</text:p>
          </table:table-cell>
          <table:table-cell table:style-name="ce1" office:value-type="string" calcext:value-type="string">
            <text:p>dcc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794808998444" calcext:value-type="float">
            <text:p>0.0794808998</text:p>
          </table:table-cell>
          <table:table-cell office:value-type="float" office:value="0.0724528278917" calcext:value-type="float">
            <text:p>0.07245282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4]/SUM([.$C4:.$J4])" office:value-type="float" office:value="0.523128741910774" calcext:value-type="float">
            <text:p>0.5231287419</text:p>
          </table:table-cell>
          <table:table-cell table:formula="of:=[.D4]/SUM([.$C4:.$J4])" office:value-type="float" office:value="0.476871258089226" calcext:value-type="float">
            <text:p>0.4768712581</text:p>
          </table:table-cell>
          <table:table-cell table:formula="of:=[.E4]/SUM([.$C4:.$J4])" office:value-type="float" office:value="0" calcext:value-type="float">
            <text:p>0</text:p>
          </table:table-cell>
          <table:table-cell table:formula="of:=[.F4]/SUM([.$C4:.$J4])" office:value-type="float" office:value="0" calcext:value-type="float">
            <text:p>0</text:p>
          </table:table-cell>
          <table:table-cell table:formula="of:=[.G4]/SUM([.$C4:.$J4])" office:value-type="float" office:value="0" calcext:value-type="float">
            <text:p>0</text:p>
          </table:table-cell>
          <table:table-cell table:formula="of:=[.H4]/SUM([.$C4:.$J4])" office:value-type="float" office:value="0" calcext:value-type="float">
            <text:p>0</text:p>
          </table:table-cell>
          <table:table-cell table:formula="of:=[.I4]/SUM([.$C4:.$J4])" office:value-type="float" office:value="0" calcext:value-type="float">
            <text:p>0</text:p>
          </table:table-cell>
          <table:table-cell table:formula="of:=[.J4]/SUM([.$C4:.$J4])" office:value-type="float" office:value="0" calcext:value-type="float">
            <text:p>0</text:p>
          </table:table-cell>
          <table:table-cell office:value-type="float" office:value="997.337540144" calcext:value-type="float">
            <text:p>997.337540144</text:p>
          </table:table-cell>
          <table:table-cell office:value-type="float" office:value="997.337539977" calcext:value-type="float">
            <text:p>997.337539977</text:p>
          </table:table-cell>
          <table:table-cell office:value-type="float" office:value="4.19720561924" calcext:value-type="float">
            <text:p>4.1972056192</text:p>
          </table:table-cell>
          <table:table-cell office:value-type="float" office:value="0.749680846689" calcext:value-type="float">
            <text:p>0.74968084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80846689" calcext:value-type="float">
            <text:p>0.7496808467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47682207503" calcext:value-type="float">
            <text:p>0.0247682208</text:p>
          </table:table-cell>
          <table:table-cell office:value-type="float" office:value="0.0787549985235" calcext:value-type="float">
            <text:p>0.0787549985</text:p>
          </table:table-cell>
          <table:table-cell office:value-type="float" office:value="0" calcext:value-type="float">
            <text:p>0</text:p>
          </table:table-cell>
          <table:table-cell office:value-type="float" office:value="0.00000637678312693" calcext:value-type="float">
            <text:p>6.37678312693E-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5]/SUM([.$C5:.$J5])" office:value-type="float" office:value="0.239238070017011" calcext:value-type="float">
            <text:p>0.23923807</text:p>
          </table:table-cell>
          <table:table-cell table:formula="of:=[.D5]/SUM([.$C5:.$J5])" office:value-type="float" office:value="0.760700336164701" calcext:value-type="float">
            <text:p>0.7607003362</text:p>
          </table:table-cell>
          <table:table-cell table:formula="of:=[.E5]/SUM([.$C5:.$J5])" office:value-type="float" office:value="0" calcext:value-type="float">
            <text:p>0</text:p>
          </table:table-cell>
          <table:table-cell table:formula="of:=[.F5]/SUM([.$C5:.$J5])" office:value-type="float" office:value="0.0000615938182877064" calcext:value-type="float">
            <text:p>6.15938182877064E-05</text:p>
          </table:table-cell>
          <table:table-cell table:formula="of:=[.G5]/SUM([.$C5:.$J5])" office:value-type="float" office:value="0" calcext:value-type="float">
            <text:p>0</text:p>
          </table:table-cell>
          <table:table-cell table:formula="of:=[.H5]/SUM([.$C5:.$J5])" office:value-type="float" office:value="0" calcext:value-type="float">
            <text:p>0</text:p>
          </table:table-cell>
          <table:table-cell table:formula="of:=[.I5]/SUM([.$C5:.$J5])" office:value-type="float" office:value="0" calcext:value-type="float">
            <text:p>0</text:p>
          </table:table-cell>
          <table:table-cell table:formula="of:=[.J5]/SUM([.$C5:.$J5])" office:value-type="float" office:value="0" calcext:value-type="float">
            <text:p>0</text:p>
          </table:table-cell>
          <table:table-cell office:value-type="float" office:value="997.25168768" calcext:value-type="float">
            <text:p>997.25168768</text:p>
          </table:table-cell>
          <table:table-cell office:value-type="float" office:value="997.251687357" calcext:value-type="float">
            <text:p>997.251687357</text:p>
          </table:table-cell>
          <table:table-cell office:value-type="float" office:value="4.18897905387" calcext:value-type="float">
            <text:p>4.1889790539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65685424949" calcext:value-type="float">
            <text:p>0.0565685425</text:p>
          </table:table-cell>
          <table:table-cell office:value-type="float" office:value="0.000869411159043" calcext:value-type="float">
            <text:p>0.00086941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6]/SUM([.$C6:.$J6])" office:value-type="float" office:value="0.984863472604176" calcext:value-type="float">
            <text:p>0.9848634726</text:p>
          </table:table-cell>
          <table:table-cell table:formula="of:=[.D6]/SUM([.$C6:.$J6])" office:value-type="float" office:value="0.0151365273958244" calcext:value-type="float">
            <text:p>0.0151365274</text:p>
          </table:table-cell>
          <table:table-cell table:formula="of:=[.E6]/SUM([.$C6:.$J6])" office:value-type="float" office:value="0" calcext:value-type="float">
            <text:p>0</text:p>
          </table:table-cell>
          <table:table-cell table:formula="of:=[.F6]/SUM([.$C6:.$J6])" office:value-type="float" office:value="0" calcext:value-type="float">
            <text:p>0</text:p>
          </table:table-cell>
          <table:table-cell table:formula="of:=[.G6]/SUM([.$C6:.$J6])" office:value-type="float" office:value="0" calcext:value-type="float">
            <text:p>0</text:p>
          </table:table-cell>
          <table:table-cell table:formula="of:=[.H6]/SUM([.$C6:.$J6])" office:value-type="float" office:value="0" calcext:value-type="float">
            <text:p>0</text:p>
          </table:table-cell>
          <table:table-cell table:formula="of:=[.I6]/SUM([.$C6:.$J6])" office:value-type="float" office:value="0" calcext:value-type="float">
            <text:p>0</text:p>
          </table:table-cell>
          <table:table-cell table:formula="of:=[.J6]/SUM([.$C6:.$J6])" office:value-type="float" office:value="0" calcext:value-type="float">
            <text:p>0</text:p>
          </table:table-cell>
          <table:table-cell office:value-type="float" office:value="997.163860207" calcext:value-type="float">
            <text:p>997.163860207</text:p>
          </table:table-cell>
          <table:table-cell office:value-type="float" office:value="997.163859705" calcext:value-type="float">
            <text:p>997.163859705</text:p>
          </table:table-cell>
          <table:table-cell office:value-type="float" office:value="4.1908836891" calcext:value-type="float">
            <text:p>4.1908836891</text:p>
          </table:table-cell>
          <table:table-cell office:value-type="float" office:value="0.749680949" calcext:value-type="float">
            <text:p>0.74968094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53443238379" calcext:value-type="float">
            <text:p>0.0553443238</text:p>
          </table:table-cell>
          <table:table-cell office:value-type="float" office:value="0.0318859092605" calcext:value-type="float">
            <text:p>0.0318859093</text:p>
          </table:table-cell>
          <table:table-cell office:value-type="float" office:value="0" calcext:value-type="float">
            <text:p>0</text:p>
          </table:table-cell>
          <table:table-cell office:value-type="float" office:value="0.00000547559525775" calcext:value-type="float">
            <text:p>5.47559525775E-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7]/SUM([.$C7:.$J7])" office:value-type="float" office:value="0.634422814540895" calcext:value-type="float">
            <text:p>0.6344228145</text:p>
          </table:table-cell>
          <table:table-cell table:formula="of:=[.D7]/SUM([.$C7:.$J7])" office:value-type="float" office:value="0.36551441763914" calcext:value-type="float">
            <text:p>0.3655144176</text:p>
          </table:table-cell>
          <table:table-cell table:formula="of:=[.E7]/SUM([.$C7:.$J7])" office:value-type="float" office:value="0" calcext:value-type="float">
            <text:p>0</text:p>
          </table:table-cell>
          <table:table-cell table:formula="of:=[.F7]/SUM([.$C7:.$J7])" office:value-type="float" office:value="0.0000627678199643959" calcext:value-type="float">
            <text:p>6.27678199643959E-05</text:p>
          </table:table-cell>
          <table:table-cell table:formula="of:=[.G7]/SUM([.$C7:.$J7])" office:value-type="float" office:value="0" calcext:value-type="float">
            <text:p>0</text:p>
          </table:table-cell>
          <table:table-cell table:formula="of:=[.H7]/SUM([.$C7:.$J7])" office:value-type="float" office:value="0" calcext:value-type="float">
            <text:p>0</text:p>
          </table:table-cell>
          <table:table-cell table:formula="of:=[.I7]/SUM([.$C7:.$J7])" office:value-type="float" office:value="0" calcext:value-type="float">
            <text:p>0</text:p>
          </table:table-cell>
          <table:table-cell table:formula="of:=[.J7]/SUM([.$C7:.$J7])" office:value-type="float" office:value="0" calcext:value-type="float">
            <text:p>0</text:p>
          </table:table-cell>
          <table:table-cell office:value-type="float" office:value="997.111493215" calcext:value-type="float">
            <text:p>997.111493215</text:p>
          </table:table-cell>
          <table:table-cell office:value-type="float" office:value="997.111492563" calcext:value-type="float">
            <text:p>997.111492563</text:p>
          </table:table-cell>
          <table:table-cell office:value-type="float" office:value="4.15041175965" calcext:value-type="float">
            <text:p>4.1504117597</text:p>
          </table:table-cell>
          <table:table-cell office:value-type="float" office:value="0.749690178163" calcext:value-type="float">
            <text:p>0.74969017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649428199479" calcext:value-type="float">
            <text:p>0.006494282</text:p>
          </table:table-cell>
          <table:table-cell office:value-type="float" office:value="0.00826107546642" calcext:value-type="float">
            <text:p>0.0082610755</text:p>
          </table:table-cell>
          <table:table-cell office:value-type="float" office:value="0" calcext:value-type="float">
            <text:p>0</text:p>
          </table:table-cell>
          <table:table-cell office:value-type="float" office:value="0.000613401814587" calcext:value-type="float">
            <text:p>0.0006134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8]/SUM([.$C8:.$J8])" office:value-type="float" office:value="0.422563843850252" calcext:value-type="float">
            <text:p>0.4225638439</text:p>
          </table:table-cell>
          <table:table-cell table:formula="of:=[.D8]/SUM([.$C8:.$J8])" office:value-type="float" office:value="0.537523902754446" calcext:value-type="float">
            <text:p>0.5375239028</text:p>
          </table:table-cell>
          <table:table-cell table:formula="of:=[.E8]/SUM([.$C8:.$J8])" office:value-type="float" office:value="0" calcext:value-type="float">
            <text:p>0</text:p>
          </table:table-cell>
          <table:table-cell table:formula="of:=[.F8]/SUM([.$C8:.$J8])" office:value-type="float" office:value="0.0399122533953015" calcext:value-type="float">
            <text:p>0.0399122534</text:p>
          </table:table-cell>
          <table:table-cell table:formula="of:=[.G8]/SUM([.$C8:.$J8])" office:value-type="float" office:value="0" calcext:value-type="float">
            <text:p>0</text:p>
          </table:table-cell>
          <table:table-cell table:formula="of:=[.H8]/SUM([.$C8:.$J8])" office:value-type="float" office:value="0" calcext:value-type="float">
            <text:p>0</text:p>
          </table:table-cell>
          <table:table-cell table:formula="of:=[.I8]/SUM([.$C8:.$J8])" office:value-type="float" office:value="0" calcext:value-type="float">
            <text:p>0</text:p>
          </table:table-cell>
          <table:table-cell table:formula="of:=[.J8]/SUM([.$C8:.$J8])" office:value-type="float" office:value="0" calcext:value-type="float">
            <text:p>0</text:p>
          </table:table-cell>
          <table:table-cell office:value-type="float" office:value="997.028876932" calcext:value-type="float">
            <text:p>997.028876932</text:p>
          </table:table-cell>
          <table:table-cell office:value-type="float" office:value="997.028876147" calcext:value-type="float">
            <text:p>997.028876147</text:p>
          </table:table-cell>
          <table:table-cell office:value-type="float" office:value="4.13916311189" calcext:value-type="float">
            <text:p>4.1391631119</text:p>
          </table:table-cell>
          <table:table-cell office:value-type="float" office:value="0.749702918184" calcext:value-type="float">
            <text:p>0.74970291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02918184" calcext:value-type="float">
            <text:p>0.7497029182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274581622057" calcext:value-type="float">
            <text:p>0.0274581622</text:p>
          </table:table-cell>
          <table:table-cell office:value-type="float" office:value="0.0104271482278" calcext:value-type="float">
            <text:p>0.0104271482</text:p>
          </table:table-cell>
          <table:table-cell office:value-type="float" office:value="0" calcext:value-type="float">
            <text:p>0</text:p>
          </table:table-cell>
          <table:table-cell office:value-type="float" office:value="0.00414371949725" calcext:value-type="float">
            <text:p>0.0041437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9]/SUM([.$C9:.$J9])" office:value-type="float" office:value="0.653314203324274" calcext:value-type="float">
            <text:p>0.6533142033</text:p>
          </table:table-cell>
          <table:table-cell table:formula="of:=[.D9]/SUM([.$C9:.$J9])" office:value-type="float" office:value="0.248093954225936" calcext:value-type="float">
            <text:p>0.2480939542</text:p>
          </table:table-cell>
          <table:table-cell table:formula="of:=[.E9]/SUM([.$C9:.$J9])" office:value-type="float" office:value="0" calcext:value-type="float">
            <text:p>0</text:p>
          </table:table-cell>
          <table:table-cell table:formula="of:=[.F9]/SUM([.$C9:.$J9])" office:value-type="float" office:value="0.0985918424497897" calcext:value-type="float">
            <text:p>0.0985918424</text:p>
          </table:table-cell>
          <table:table-cell table:formula="of:=[.G9]/SUM([.$C9:.$J9])" office:value-type="float" office:value="0" calcext:value-type="float">
            <text:p>0</text:p>
          </table:table-cell>
          <table:table-cell table:formula="of:=[.H9]/SUM([.$C9:.$J9])" office:value-type="float" office:value="0" calcext:value-type="float">
            <text:p>0</text:p>
          </table:table-cell>
          <table:table-cell table:formula="of:=[.I9]/SUM([.$C9:.$J9])" office:value-type="float" office:value="0" calcext:value-type="float">
            <text:p>0</text:p>
          </table:table-cell>
          <table:table-cell table:formula="of:=[.J9]/SUM([.$C9:.$J9])" office:value-type="float" office:value="0" calcext:value-type="float">
            <text:p>0</text:p>
          </table:table-cell>
          <table:table-cell office:value-type="float" office:value="996.955952285" calcext:value-type="float">
            <text:p>996.955952285</text:p>
          </table:table-cell>
          <table:table-cell office:value-type="float" office:value="996.955951379" calcext:value-type="float">
            <text:p>996.955951379</text:p>
          </table:table-cell>
          <table:table-cell office:value-type="float" office:value="4.11867271943" calcext:value-type="float">
            <text:p>4.1186727194</text:p>
          </table:table-cell>
          <table:table-cell office:value-type="float" office:value="0.749715485713" calcext:value-type="float">
            <text:p>0.74971548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15485713" calcext:value-type="float">
            <text:p>0.7497154857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601955433612" calcext:value-type="float">
            <text:p>0.0601955434</text:p>
          </table:table-cell>
          <table:table-cell office:value-type="float" office:value="0.0194718661329" calcext:value-type="float">
            <text:p>0.0194718661</text:p>
          </table:table-cell>
          <table:table-cell office:value-type="float" office:value="0.000925578031875" calcext:value-type="float">
            <text:p>0.000925578</text:p>
          </table:table-cell>
          <table:table-cell office:value-type="float" office:value="0.00594302651334" calcext:value-type="float">
            <text:p>0.005943026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0]/SUM([.$C10:.$J10])" office:value-type="float" office:value="0.69561261897101" calcext:value-type="float">
            <text:p>0.695612619</text:p>
          </table:table-cell>
          <table:table-cell table:formula="of:=[.D10]/SUM([.$C10:.$J10])" office:value-type="float" office:value="0.22501459477962" calcext:value-type="float">
            <text:p>0.2250145948</text:p>
          </table:table-cell>
          <table:table-cell table:formula="of:=[.E10]/SUM([.$C10:.$J10])" office:value-type="float" office:value="0.0106958708712247" calcext:value-type="float">
            <text:p>0.0106958709</text:p>
          </table:table-cell>
          <table:table-cell table:formula="of:=[.F10]/SUM([.$C10:.$J10])" office:value-type="float" office:value="0.068676915378145" calcext:value-type="float">
            <text:p>0.0686769154</text:p>
          </table:table-cell>
          <table:table-cell table:formula="of:=[.G10]/SUM([.$C10:.$J10])" office:value-type="float" office:value="0" calcext:value-type="float">
            <text:p>0</text:p>
          </table:table-cell>
          <table:table-cell table:formula="of:=[.H10]/SUM([.$C10:.$J10])" office:value-type="float" office:value="0" calcext:value-type="float">
            <text:p>0</text:p>
          </table:table-cell>
          <table:table-cell table:formula="of:=[.I10]/SUM([.$C10:.$J10])" office:value-type="float" office:value="0" calcext:value-type="float">
            <text:p>0</text:p>
          </table:table-cell>
          <table:table-cell table:formula="of:=[.J10]/SUM([.$C10:.$J10])" office:value-type="float" office:value="0" calcext:value-type="float">
            <text:p>0</text:p>
          </table:table-cell>
          <table:table-cell office:value-type="float" office:value="996.892652834" calcext:value-type="float">
            <text:p>996.892652834</text:p>
          </table:table-cell>
          <table:table-cell office:value-type="float" office:value="996.892651815" calcext:value-type="float">
            <text:p>996.892651815</text:p>
          </table:table-cell>
          <table:table-cell office:value-type="float" office:value="4.08915978499" calcext:value-type="float">
            <text:p>4.089159785</text:p>
          </table:table-cell>
          <table:table-cell office:value-type="float" office:value="0.749727089408" calcext:value-type="float">
            <text:p>0.749727089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27089408" calcext:value-type="float">
            <text:p>0.749727089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667049061695" calcext:value-type="float">
            <text:p>0.0667049062</text:p>
          </table:table-cell>
          <table:table-cell office:value-type="float" office:value="0.0202254437484" calcext:value-type="float">
            <text:p>0.0202254437</text:p>
          </table:table-cell>
          <table:table-cell office:value-type="float" office:value="0.00113787785026" calcext:value-type="float">
            <text:p>0.0011378779</text:p>
          </table:table-cell>
          <table:table-cell office:value-type="float" office:value="0.000680323307124" calcext:value-type="float">
            <text:p>0.00068032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1]/SUM([.$C11:.$J11])" office:value-type="float" office:value="0.751616847388475" calcext:value-type="float">
            <text:p>0.7516168474</text:p>
          </table:table-cell>
          <table:table-cell table:formula="of:=[.D11]/SUM([.$C11:.$J11])" office:value-type="float" office:value="0.227896044536469" calcext:value-type="float">
            <text:p>0.2278960445</text:p>
          </table:table-cell>
          <table:table-cell table:formula="of:=[.E11]/SUM([.$C11:.$J11])" office:value-type="float" office:value="0.0128213681967017" calcext:value-type="float">
            <text:p>0.0128213682</text:p>
          </table:table-cell>
          <table:table-cell table:formula="of:=[.F11]/SUM([.$C11:.$J11])" office:value-type="float" office:value="0.00766573987835466" calcext:value-type="float">
            <text:p>0.0076657399</text:p>
          </table:table-cell>
          <table:table-cell table:formula="of:=[.G11]/SUM([.$C11:.$J11])" office:value-type="float" office:value="0" calcext:value-type="float">
            <text:p>0</text:p>
          </table:table-cell>
          <table:table-cell table:formula="of:=[.H11]/SUM([.$C11:.$J11])" office:value-type="float" office:value="0" calcext:value-type="float">
            <text:p>0</text:p>
          </table:table-cell>
          <table:table-cell table:formula="of:=[.I11]/SUM([.$C11:.$J11])" office:value-type="float" office:value="0" calcext:value-type="float">
            <text:p>0</text:p>
          </table:table-cell>
          <table:table-cell table:formula="of:=[.J11]/SUM([.$C11:.$J11])" office:value-type="float" office:value="0" calcext:value-type="float">
            <text:p>0</text:p>
          </table:table-cell>
          <table:table-cell office:value-type="float" office:value="996.844484727" calcext:value-type="float">
            <text:p>996.844484727</text:p>
          </table:table-cell>
          <table:table-cell office:value-type="float" office:value="996.844483592" calcext:value-type="float">
            <text:p>996.844483592</text:p>
          </table:table-cell>
          <table:table-cell office:value-type="float" office:value="4.04567213755" calcext:value-type="float">
            <text:p>4.0456721376</text:p>
          </table:table-cell>
          <table:table-cell office:value-type="float" office:value="0.749734822506" calcext:value-type="float">
            <text:p>0.749734822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34822506" calcext:value-type="float">
            <text:p>0.7497348225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772283602222" calcext:value-type="float">
            <text:p>0.0772283602</text:p>
          </table:table-cell>
          <table:table-cell office:value-type="float" office:value="0.0443223104412" calcext:value-type="float">
            <text:p>0.0443223104</text:p>
          </table:table-cell>
          <table:table-cell office:value-type="float" office:value="0.00225044117224" calcext:value-type="float">
            <text:p>0.0022504412</text:p>
          </table:table-cell>
          <table:table-cell office:value-type="float" office:value="0.00251339936707" calcext:value-type="float">
            <text:p>0.0025133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2]/SUM([.$C12:.$J12])" office:value-type="float" office:value="0.611397372216907" calcext:value-type="float">
            <text:p>0.6113973722</text:p>
          </table:table-cell>
          <table:table-cell table:formula="of:=[.D12]/SUM([.$C12:.$J12])" office:value-type="float" office:value="0.350888508526715" calcext:value-type="float">
            <text:p>0.3508885085</text:p>
          </table:table-cell>
          <table:table-cell table:formula="of:=[.E12]/SUM([.$C12:.$J12])" office:value-type="float" office:value="0.0178161729069155" calcext:value-type="float">
            <text:p>0.0178161729</text:p>
          </table:table-cell>
          <table:table-cell table:formula="of:=[.F12]/SUM([.$C12:.$J12])" office:value-type="float" office:value="0.0198979463494617" calcext:value-type="float">
            <text:p>0.0198979463</text:p>
          </table:table-cell>
          <table:table-cell table:formula="of:=[.G12]/SUM([.$C12:.$J12])" office:value-type="float" office:value="0" calcext:value-type="float">
            <text:p>0</text:p>
          </table:table-cell>
          <table:table-cell table:formula="of:=[.H12]/SUM([.$C12:.$J12])" office:value-type="float" office:value="0" calcext:value-type="float">
            <text:p>0</text:p>
          </table:table-cell>
          <table:table-cell table:formula="of:=[.I12]/SUM([.$C12:.$J12])" office:value-type="float" office:value="0" calcext:value-type="float">
            <text:p>0</text:p>
          </table:table-cell>
          <table:table-cell table:formula="of:=[.J12]/SUM([.$C12:.$J12])" office:value-type="float" office:value="0" calcext:value-type="float">
            <text:p>0</text:p>
          </table:table-cell>
          <table:table-cell office:value-type="float" office:value="996.78159064" calcext:value-type="float">
            <text:p>996.78159064</text:p>
          </table:table-cell>
          <table:table-cell office:value-type="float" office:value="996.78158941" calcext:value-type="float">
            <text:p>996.78158941</text:p>
          </table:table-cell>
          <table:table-cell office:value-type="float" office:value="4.01623603106" calcext:value-type="float">
            <text:p>4.0162360311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27817989865" calcext:value-type="float">
            <text:p>0.052781799</text:p>
          </table:table-cell>
          <table:table-cell office:value-type="float" office:value="0.0494843044149" calcext:value-type="float">
            <text:p>0.0494843044</text:p>
          </table:table-cell>
          <table:table-cell office:value-type="float" office:value="0.0075803807662" calcext:value-type="float">
            <text:p>0.0075803808</text:p>
          </table:table-cell>
          <table:table-cell office:value-type="float" office:value="0.000164392188213" calcext:value-type="float">
            <text:p>0.00016439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3]/SUM([.$C13:.$J13])" office:value-type="float" office:value="0.479787096830185" calcext:value-type="float">
            <text:p>0.4797870968</text:p>
          </table:table-cell>
          <table:table-cell table:formula="of:=[.D13]/SUM([.$C13:.$J13])" office:value-type="float" office:value="0.449812837185759" calcext:value-type="float">
            <text:p>0.4498128372</text:p>
          </table:table-cell>
          <table:table-cell table:formula="of:=[.E13]/SUM([.$C13:.$J13])" office:value-type="float" office:value="0.0689057392987439" calcext:value-type="float">
            <text:p>0.0689057393</text:p>
          </table:table-cell>
          <table:table-cell table:formula="of:=[.F13]/SUM([.$C13:.$J13])" office:value-type="float" office:value="0.00149432668531154" calcext:value-type="float">
            <text:p>0.0014943267</text:p>
          </table:table-cell>
          <table:table-cell table:formula="of:=[.G13]/SUM([.$C13:.$J13])" office:value-type="float" office:value="0" calcext:value-type="float">
            <text:p>0</text:p>
          </table:table-cell>
          <table:table-cell table:formula="of:=[.H13]/SUM([.$C13:.$J13])" office:value-type="float" office:value="0" calcext:value-type="float">
            <text:p>0</text:p>
          </table:table-cell>
          <table:table-cell table:formula="of:=[.I13]/SUM([.$C13:.$J13])" office:value-type="float" office:value="0" calcext:value-type="float">
            <text:p>0</text:p>
          </table:table-cell>
          <table:table-cell table:formula="of:=[.J13]/SUM([.$C13:.$J13])" office:value-type="float" office:value="0" calcext:value-type="float">
            <text:p>0</text:p>
          </table:table-cell>
          <table:table-cell office:value-type="float" office:value="996.741453473" calcext:value-type="float">
            <text:p>996.741453473</text:p>
          </table:table-cell>
          <table:table-cell office:value-type="float" office:value="996.741452102" calcext:value-type="float">
            <text:p>996.741452102</text:p>
          </table:table-cell>
          <table:table-cell office:value-type="float" office:value="3.96667790544" calcext:value-type="float">
            <text:p>3.9666779054</text:p>
          </table:table-cell>
          <table:table-cell office:value-type="float" office:value="0.749745309522" calcext:value-type="float">
            <text:p>0.749745309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782423162695" calcext:value-type="float">
            <text:p>0.0782423163</text:p>
          </table:table-cell>
          <table:table-cell office:value-type="float" office:value="0.0773195142942" calcext:value-type="float">
            <text:p>0.0773195143</text:p>
          </table:table-cell>
          <table:table-cell office:value-type="float" office:value="0.0041173912215" calcext:value-type="float">
            <text:p>0.0041173912</text:p>
          </table:table-cell>
          <table:table-cell office:value-type="float" office:value="0.00772565045568" calcext:value-type="float">
            <text:p>0.00772565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4]/SUM([.$C14:.$J14])" office:value-type="float" office:value="0.467383745897889" calcext:value-type="float">
            <text:p>0.4673837459</text:p>
          </table:table-cell>
          <table:table-cell table:formula="of:=[.D14]/SUM([.$C14:.$J14])" office:value-type="float" office:value="0.461871349735535" calcext:value-type="float">
            <text:p>0.4618713497</text:p>
          </table:table-cell>
          <table:table-cell table:formula="of:=[.E14]/SUM([.$C14:.$J14])" office:value-type="float" office:value="0.0245954085229697" calcext:value-type="float">
            <text:p>0.0245954085</text:p>
          </table:table-cell>
          <table:table-cell table:formula="of:=[.F14]/SUM([.$C14:.$J14])" office:value-type="float" office:value="0.0461494958436067" calcext:value-type="float">
            <text:p>0.0461494958</text:p>
          </table:table-cell>
          <table:table-cell table:formula="of:=[.G14]/SUM([.$C14:.$J14])" office:value-type="float" office:value="0" calcext:value-type="float">
            <text:p>0</text:p>
          </table:table-cell>
          <table:table-cell table:formula="of:=[.H14]/SUM([.$C14:.$J14])" office:value-type="float" office:value="0" calcext:value-type="float">
            <text:p>0</text:p>
          </table:table-cell>
          <table:table-cell table:formula="of:=[.I14]/SUM([.$C14:.$J14])" office:value-type="float" office:value="0" calcext:value-type="float">
            <text:p>0</text:p>
          </table:table-cell>
          <table:table-cell table:formula="of:=[.J14]/SUM([.$C14:.$J14])" office:value-type="float" office:value="0" calcext:value-type="float">
            <text:p>0</text:p>
          </table:table-cell>
          <table:table-cell office:value-type="float" office:value="996.678524857" calcext:value-type="float">
            <text:p>996.678524857</text:p>
          </table:table-cell>
          <table:table-cell office:value-type="float" office:value="996.678523407" calcext:value-type="float">
            <text:p>996.678523407</text:p>
          </table:table-cell>
          <table:table-cell office:value-type="float" office:value="3.93751770501" calcext:value-type="float">
            <text:p>3.937517705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585559560253" calcext:value-type="float">
            <text:p>0.0058555956</text:p>
          </table:table-cell>
          <table:table-cell office:value-type="float" office:value="0.00894981691774" calcext:value-type="float">
            <text:p>0.0089498169</text:p>
          </table:table-cell>
          <table:table-cell office:value-type="float" office:value="0.00969166940109" calcext:value-type="float">
            <text:p>0.0096916694</text:p>
          </table:table-cell>
          <table:table-cell office:value-type="float" office:value="0.0129819389724" calcext:value-type="float">
            <text:p>0.0129819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5]/SUM([.$C15:.$J15])" office:value-type="float" office:value="0.156236621525642" calcext:value-type="float">
            <text:p>0.1562366215</text:p>
          </table:table-cell>
          <table:table-cell table:formula="of:=[.D15]/SUM([.$C15:.$J15])" office:value-type="float" office:value="0.238795376835207" calcext:value-type="float">
            <text:p>0.2387953768</text:p>
          </table:table-cell>
          <table:table-cell table:formula="of:=[.E15]/SUM([.$C15:.$J15])" office:value-type="float" office:value="0.258589183227665" calcext:value-type="float">
            <text:p>0.2585891832</text:p>
          </table:table-cell>
          <table:table-cell table:formula="of:=[.F15]/SUM([.$C15:.$J15])" office:value-type="float" office:value="0.346378818411486" calcext:value-type="float">
            <text:p>0.3463788184</text:p>
          </table:table-cell>
          <table:table-cell table:formula="of:=[.G15]/SUM([.$C15:.$J15])" office:value-type="float" office:value="0" calcext:value-type="float">
            <text:p>0</text:p>
          </table:table-cell>
          <table:table-cell table:formula="of:=[.H15]/SUM([.$C15:.$J15])" office:value-type="float" office:value="0" calcext:value-type="float">
            <text:p>0</text:p>
          </table:table-cell>
          <table:table-cell table:formula="of:=[.I15]/SUM([.$C15:.$J15])" office:value-type="float" office:value="0" calcext:value-type="float">
            <text:p>0</text:p>
          </table:table-cell>
          <table:table-cell table:formula="of:=[.J15]/SUM([.$C15:.$J15])" office:value-type="float" office:value="0" calcext:value-type="float">
            <text:p>0</text:p>
          </table:table-cell>
          <table:table-cell office:value-type="float" office:value="996.600999689" calcext:value-type="float">
            <text:p>996.600999689</text:p>
          </table:table-cell>
          <table:table-cell office:value-type="float" office:value="996.600998037" calcext:value-type="float">
            <text:p>996.600998037</text:p>
          </table:table-cell>
          <table:table-cell office:value-type="float" office:value="3.92745312937" calcext:value-type="float">
            <text:p>3.9274531294</text:p>
          </table:table-cell>
          <table:table-cell office:value-type="float" office:value="0.749744110122" calcext:value-type="float">
            <text:p>0.749744110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96938340346" calcext:value-type="float">
            <text:p>0.079693834</text:p>
          </table:table-cell>
          <table:table-cell office:value-type="float" office:value="0.00631275823741" calcext:value-type="float">
            <text:p>0.0063127582</text:p>
          </table:table-cell>
          <table:table-cell office:value-type="float" office:value="0.000204052444143" calcext:value-type="float">
            <text:p>0.0002040524</text:p>
          </table:table-cell>
          <table:table-cell office:value-type="float" office:value="0.0000514086280723" calcext:value-type="float">
            <text:p>5.14086280723E-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6]/SUM([.$C16:.$J16])" office:value-type="float" office:value="0.923857373491736" calcext:value-type="float">
            <text:p>0.9238573735</text:p>
          </table:table-cell>
          <table:table-cell table:formula="of:=[.D16]/SUM([.$C16:.$J16])" office:value-type="float" office:value="0.0731811728642627" calcext:value-type="float">
            <text:p>0.0731811729</text:p>
          </table:table-cell>
          <table:table-cell table:formula="of:=[.E16]/SUM([.$C16:.$J16])" office:value-type="float" office:value="0.00236549486399004" calcext:value-type="float">
            <text:p>0.0023654949</text:p>
          </table:table-cell>
          <table:table-cell table:formula="of:=[.F16]/SUM([.$C16:.$J16])" office:value-type="float" office:value="0.000595958780011367" calcext:value-type="float">
            <text:p>0.0005959588</text:p>
          </table:table-cell>
          <table:table-cell table:formula="of:=[.G16]/SUM([.$C16:.$J16])" office:value-type="float" office:value="0" calcext:value-type="float">
            <text:p>0</text:p>
          </table:table-cell>
          <table:table-cell table:formula="of:=[.H16]/SUM([.$C16:.$J16])" office:value-type="float" office:value="0" calcext:value-type="float">
            <text:p>0</text:p>
          </table:table-cell>
          <table:table-cell table:formula="of:=[.I16]/SUM([.$C16:.$J16])" office:value-type="float" office:value="0" calcext:value-type="float">
            <text:p>0</text:p>
          </table:table-cell>
          <table:table-cell table:formula="of:=[.J16]/SUM([.$C16:.$J16])" office:value-type="float" office:value="0" calcext:value-type="float">
            <text:p>0</text:p>
          </table:table-cell>
          <table:table-cell office:value-type="float" office:value="996.552599799" calcext:value-type="float">
            <text:p>996.552599799</text:p>
          </table:table-cell>
          <table:table-cell office:value-type="float" office:value="996.552597963" calcext:value-type="float">
            <text:p>996.552597963</text:p>
          </table:table-cell>
          <table:table-cell office:value-type="float" office:value="3.88762980186" calcext:value-type="float">
            <text:p>3.8876298019</text:p>
          </table:table-cell>
          <table:table-cell office:value-type="float" office:value="0.749736275372" calcext:value-type="float">
            <text:p>0.74973627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9997023279" calcext:value-type="float">
            <text:p>0.0799970233</text:p>
          </table:table-cell>
          <table:table-cell office:value-type="float" office:value="0.0109264445473" calcext:value-type="float">
            <text:p>0.0109264445</text:p>
          </table:table-cell>
          <table:table-cell office:value-type="float" office:value="0.0000743892673278" calcext:value-type="float">
            <text:p>7.43892673278E-05</text:p>
          </table:table-cell>
          <table:table-cell office:value-type="float" office:value="0.000104751774446" calcext:value-type="float">
            <text:p>0.00010475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7]/SUM([.$C17:.$J17])" office:value-type="float" office:value="0.878098050900432" calcext:value-type="float">
            <text:p>0.8780980509</text:p>
          </table:table-cell>
          <table:table-cell table:formula="of:=[.D17]/SUM([.$C17:.$J17])" office:value-type="float" office:value="0.119935583437821" calcext:value-type="float">
            <text:p>0.1199355834</text:p>
          </table:table-cell>
          <table:table-cell table:formula="of:=[.E17]/SUM([.$C17:.$J17])" office:value-type="float" office:value="0.000816543765892846" calcext:value-type="float">
            <text:p>0.0008165438</text:p>
          </table:table-cell>
          <table:table-cell table:formula="of:=[.F17]/SUM([.$C17:.$J17])" office:value-type="float" office:value="0.00114982189585472" calcext:value-type="float">
            <text:p>0.0011498219</text:p>
          </table:table-cell>
          <table:table-cell table:formula="of:=[.G17]/SUM([.$C17:.$J17])" office:value-type="float" office:value="0" calcext:value-type="float">
            <text:p>0</text:p>
          </table:table-cell>
          <table:table-cell table:formula="of:=[.H17]/SUM([.$C17:.$J17])" office:value-type="float" office:value="0" calcext:value-type="float">
            <text:p>0</text:p>
          </table:table-cell>
          <table:table-cell table:formula="of:=[.I17]/SUM([.$C17:.$J17])" office:value-type="float" office:value="0" calcext:value-type="float">
            <text:p>0</text:p>
          </table:table-cell>
          <table:table-cell table:formula="of:=[.J17]/SUM([.$C17:.$J17])" office:value-type="float" office:value="0" calcext:value-type="float">
            <text:p>0</text:p>
          </table:table-cell>
          <table:table-cell office:value-type="float" office:value="996.500924274" calcext:value-type="float">
            <text:p>996.500924274</text:p>
          </table:table-cell>
          <table:table-cell office:value-type="float" office:value="996.500922239" calcext:value-type="float">
            <text:p>996.500922239</text:p>
          </table:table-cell>
          <table:table-cell office:value-type="float" office:value="3.8515622033" calcext:value-type="float">
            <text:p>3.8515622033</text:p>
          </table:table-cell>
          <table:table-cell office:value-type="float" office:value="0.749727251752" calcext:value-type="float">
            <text:p>0.74972725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779871220016" calcext:value-type="float">
            <text:p>0.077987122</text:p>
          </table:table-cell>
          <table:table-cell office:value-type="float" office:value="0.000364834071718" calcext:value-type="float">
            <text:p>0.0003648341</text:p>
          </table:table-cell>
          <table:table-cell office:value-type="float" office:value="0" calcext:value-type="float">
            <text:p>0</text:p>
          </table:table-cell>
          <table:table-cell office:value-type="float" office:value="0.000277687908172" calcext:value-type="float">
            <text:p>0.00027768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8]/SUM([.$C18:.$J18])" office:value-type="float" office:value="0.991828501982773" calcext:value-type="float">
            <text:p>0.991828502</text:p>
          </table:table-cell>
          <table:table-cell table:formula="of:=[.D18]/SUM([.$C18:.$J18])" office:value-type="float" office:value="0.00463990491682609" calcext:value-type="float">
            <text:p>0.0046399049</text:p>
          </table:table-cell>
          <table:table-cell table:formula="of:=[.E18]/SUM([.$C18:.$J18])" office:value-type="float" office:value="0" calcext:value-type="float">
            <text:p>0</text:p>
          </table:table-cell>
          <table:table-cell table:formula="of:=[.F18]/SUM([.$C18:.$J18])" office:value-type="float" office:value="0.00353159310040078" calcext:value-type="float">
            <text:p>0.0035315931</text:p>
          </table:table-cell>
          <table:table-cell table:formula="of:=[.G18]/SUM([.$C18:.$J18])" office:value-type="float" office:value="0" calcext:value-type="float">
            <text:p>0</text:p>
          </table:table-cell>
          <table:table-cell table:formula="of:=[.H18]/SUM([.$C18:.$J18])" office:value-type="float" office:value="0" calcext:value-type="float">
            <text:p>0</text:p>
          </table:table-cell>
          <table:table-cell table:formula="of:=[.I18]/SUM([.$C18:.$J18])" office:value-type="float" office:value="0" calcext:value-type="float">
            <text:p>0</text:p>
          </table:table-cell>
          <table:table-cell table:formula="of:=[.J18]/SUM([.$C18:.$J18])" office:value-type="float" office:value="0" calcext:value-type="float">
            <text:p>0</text:p>
          </table:table-cell>
          <table:table-cell office:value-type="float" office:value="996.455839385" calcext:value-type="float">
            <text:p>996.455839385</text:p>
          </table:table-cell>
          <table:table-cell office:value-type="float" office:value="996.455837162" calcext:value-type="float">
            <text:p>996.455837162</text:p>
          </table:table-cell>
          <table:table-cell office:value-type="float" office:value="3.80842241805" calcext:value-type="float">
            <text:p>3.8084224181</text:p>
          </table:table-cell>
          <table:table-cell office:value-type="float" office:value="0.749721014824" calcext:value-type="float">
            <text:p>0.749721014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787105571229" calcext:value-type="float">
            <text:p>0.0787105571</text:p>
          </table:table-cell>
          <table:table-cell office:value-type="float" office:value="0.00492293442616" calcext:value-type="float">
            <text:p>0.0049229344</text:p>
          </table:table-cell>
          <table:table-cell office:value-type="float" office:value="0" calcext:value-type="float">
            <text:p>0</text:p>
          </table:table-cell>
          <table:table-cell office:value-type="float" office:value="0.000102443722398" calcext:value-type="float">
            <text:p>0.00010244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9]/SUM([.$C19:.$J19])" office:value-type="float" office:value="0.939985406119051" calcext:value-type="float">
            <text:p>0.9399854061</text:p>
          </table:table-cell>
          <table:table-cell table:formula="of:=[.D19]/SUM([.$C19:.$J19])" office:value-type="float" office:value="0.0587911797987407" calcext:value-type="float">
            <text:p>0.0587911798</text:p>
          </table:table-cell>
          <table:table-cell table:formula="of:=[.E19]/SUM([.$C19:.$J19])" office:value-type="float" office:value="0" calcext:value-type="float">
            <text:p>0</text:p>
          </table:table-cell>
          <table:table-cell table:formula="of:=[.F19]/SUM([.$C19:.$J19])" office:value-type="float" office:value="0.00122341408220849" calcext:value-type="float">
            <text:p>0.0012234141</text:p>
          </table:table-cell>
          <table:table-cell table:formula="of:=[.G19]/SUM([.$C19:.$J19])" office:value-type="float" office:value="0" calcext:value-type="float">
            <text:p>0</text:p>
          </table:table-cell>
          <table:table-cell table:formula="of:=[.H19]/SUM([.$C19:.$J19])" office:value-type="float" office:value="0" calcext:value-type="float">
            <text:p>0</text:p>
          </table:table-cell>
          <table:table-cell table:formula="of:=[.I19]/SUM([.$C19:.$J19])" office:value-type="float" office:value="0" calcext:value-type="float">
            <text:p>0</text:p>
          </table:table-cell>
          <table:table-cell table:formula="of:=[.J19]/SUM([.$C19:.$J19])" office:value-type="float" office:value="0" calcext:value-type="float">
            <text:p>0</text:p>
          </table:table-cell>
          <table:table-cell office:value-type="float" office:value="996.411330473" calcext:value-type="float">
            <text:p>996.411330473</text:p>
          </table:table-cell>
          <table:table-cell office:value-type="float" office:value="996.411328059" calcext:value-type="float">
            <text:p>996.411328059</text:p>
          </table:table-cell>
          <table:table-cell office:value-type="float" office:value="3.76475374756" calcext:value-type="float">
            <text:p>3.7647537476</text:p>
          </table:table-cell>
          <table:table-cell office:value-type="float" office:value="0.749715118588" calcext:value-type="float">
            <text:p>0.74971511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76592684762" calcext:value-type="float">
            <text:p>0.0765926848</text:p>
          </table:table-cell>
          <table:table-cell office:value-type="float" office:value="0.0022519375863" calcext:value-type="float">
            <text:p>0.0022519376</text:p>
          </table:table-cell>
          <table:table-cell office:value-type="float" office:value="0" calcext:value-type="float">
            <text:p>0</text:p>
          </table:table-cell>
          <table:table-cell office:value-type="float" office:value="0.0002505618067" calcext:value-type="float">
            <text:p>0.00025056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0]/SUM([.$C20:.$J20])" office:value-type="float" office:value="0.968360913249839" calcext:value-type="float">
            <text:p>0.9683609132</text:p>
          </table:table-cell>
          <table:table-cell table:formula="of:=[.D20]/SUM([.$C20:.$J20])" office:value-type="float" office:value="0.0284712351372362" calcext:value-type="float">
            <text:p>0.0284712351</text:p>
          </table:table-cell>
          <table:table-cell table:formula="of:=[.E20]/SUM([.$C20:.$J20])" office:value-type="float" office:value="0" calcext:value-type="float">
            <text:p>0</text:p>
          </table:table-cell>
          <table:table-cell table:formula="of:=[.F20]/SUM([.$C20:.$J20])" office:value-type="float" office:value="0.00316785161292479" calcext:value-type="float">
            <text:p>0.0031678516</text:p>
          </table:table-cell>
          <table:table-cell table:formula="of:=[.G20]/SUM([.$C20:.$J20])" office:value-type="float" office:value="0" calcext:value-type="float">
            <text:p>0</text:p>
          </table:table-cell>
          <table:table-cell table:formula="of:=[.H20]/SUM([.$C20:.$J20])" office:value-type="float" office:value="0" calcext:value-type="float">
            <text:p>0</text:p>
          </table:table-cell>
          <table:table-cell table:formula="of:=[.I20]/SUM([.$C20:.$J20])" office:value-type="float" office:value="0" calcext:value-type="float">
            <text:p>0</text:p>
          </table:table-cell>
          <table:table-cell table:formula="of:=[.J20]/SUM([.$C20:.$J20])" office:value-type="float" office:value="0" calcext:value-type="float">
            <text:p>0</text:p>
          </table:table-cell>
          <table:table-cell office:value-type="float" office:value="996.368794962" calcext:value-type="float">
            <text:p>996.368794962</text:p>
          </table:table-cell>
          <table:table-cell office:value-type="float" office:value="996.368792361" calcext:value-type="float">
            <text:p>996.368792361</text:p>
          </table:table-cell>
          <table:table-cell office:value-type="float" office:value="3.71882426044" calcext:value-type="float">
            <text:p>3.7188242604</text:p>
          </table:table-cell>
          <table:table-cell office:value-type="float" office:value="0.749710638574" calcext:value-type="float">
            <text:p>0.74971063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664212507917" calcext:value-type="float">
            <text:p>0.0664212508</text:p>
          </table:table-cell>
          <table:table-cell office:value-type="float" office:value="0.0028598177701" calcext:value-type="float">
            <text:p>0.0028598178</text:p>
          </table:table-cell>
          <table:table-cell office:value-type="float" office:value="0" calcext:value-type="float">
            <text:p>0</text:p>
          </table:table-cell>
          <table:table-cell office:value-type="float" office:value="0.000376765952673" calcext:value-type="float">
            <text:p>0.0003767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1]/SUM([.$C21:.$J21])" office:value-type="float" office:value="0.95353596985418" calcext:value-type="float">
            <text:p>0.9535359699</text:p>
          </table:table-cell>
          <table:table-cell table:formula="of:=[.D21]/SUM([.$C21:.$J21])" office:value-type="float" office:value="0.0410552207089614" calcext:value-type="float">
            <text:p>0.0410552207</text:p>
          </table:table-cell>
          <table:table-cell table:formula="of:=[.E21]/SUM([.$C21:.$J21])" office:value-type="float" office:value="0" calcext:value-type="float">
            <text:p>0</text:p>
          </table:table-cell>
          <table:table-cell table:formula="of:=[.F21]/SUM([.$C21:.$J21])" office:value-type="float" office:value="0.00540880943685837" calcext:value-type="float">
            <text:p>0.0054088094</text:p>
          </table:table-cell>
          <table:table-cell table:formula="of:=[.G21]/SUM([.$C21:.$J21])" office:value-type="float" office:value="0" calcext:value-type="float">
            <text:p>0</text:p>
          </table:table-cell>
          <table:table-cell table:formula="of:=[.H21]/SUM([.$C21:.$J21])" office:value-type="float" office:value="0" calcext:value-type="float">
            <text:p>0</text:p>
          </table:table-cell>
          <table:table-cell table:formula="of:=[.I21]/SUM([.$C21:.$J21])" office:value-type="float" office:value="0" calcext:value-type="float">
            <text:p>0</text:p>
          </table:table-cell>
          <table:table-cell table:formula="of:=[.J21]/SUM([.$C21:.$J21])" office:value-type="float" office:value="0" calcext:value-type="float">
            <text:p>0</text:p>
          </table:table-cell>
          <table:table-cell office:value-type="float" office:value="996.32686969" calcext:value-type="float">
            <text:p>996.32686969</text:p>
          </table:table-cell>
          <table:table-cell office:value-type="float" office:value="996.326866903" calcext:value-type="float">
            <text:p>996.326866903</text:p>
          </table:table-cell>
          <table:table-cell office:value-type="float" office:value="3.67220194121" calcext:value-type="float">
            <text:p>3.6722019412</text:p>
          </table:table-cell>
          <table:table-cell office:value-type="float" office:value="0.749706718695" calcext:value-type="float">
            <text:p>0.749706718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705069325209" calcext:value-type="float">
            <text:p>0.0705069325</text:p>
          </table:table-cell>
          <table:table-cell office:value-type="float" office:value="0.000933570074671" calcext:value-type="float">
            <text:p>0.0009335701</text:p>
          </table:table-cell>
          <table:table-cell office:value-type="float" office:value="0" calcext:value-type="float">
            <text:p>0</text:p>
          </table:table-cell>
          <table:table-cell office:value-type="float" office:value="0.000319709409273" calcext:value-type="float">
            <text:p>0.00031970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2]/SUM([.$C22:.$J22])" office:value-type="float" office:value="0.982535175845643" calcext:value-type="float">
            <text:p>0.9825351758</text:p>
          </table:table-cell>
          <table:table-cell table:formula="of:=[.D22]/SUM([.$C22:.$J22])" office:value-type="float" office:value="0.0130095779902097" calcext:value-type="float">
            <text:p>0.013009578</text:p>
          </table:table-cell>
          <table:table-cell table:formula="of:=[.E22]/SUM([.$C22:.$J22])" office:value-type="float" office:value="0" calcext:value-type="float">
            <text:p>0</text:p>
          </table:table-cell>
          <table:table-cell table:formula="of:=[.F22]/SUM([.$C22:.$J22])" office:value-type="float" office:value="0.0044552461641476" calcext:value-type="float">
            <text:p>0.0044552462</text:p>
          </table:table-cell>
          <table:table-cell table:formula="of:=[.G22]/SUM([.$C22:.$J22])" office:value-type="float" office:value="0" calcext:value-type="float">
            <text:p>0</text:p>
          </table:table-cell>
          <table:table-cell table:formula="of:=[.H22]/SUM([.$C22:.$J22])" office:value-type="float" office:value="0" calcext:value-type="float">
            <text:p>0</text:p>
          </table:table-cell>
          <table:table-cell table:formula="of:=[.I22]/SUM([.$C22:.$J22])" office:value-type="float" office:value="0" calcext:value-type="float">
            <text:p>0</text:p>
          </table:table-cell>
          <table:table-cell table:formula="of:=[.J22]/SUM([.$C22:.$J22])" office:value-type="float" office:value="0" calcext:value-type="float">
            <text:p>0</text:p>
          </table:table-cell>
          <table:table-cell office:value-type="float" office:value="996.285538989" calcext:value-type="float">
            <text:p>996.285538989</text:p>
          </table:table-cell>
          <table:table-cell office:value-type="float" office:value="996.285536019" calcext:value-type="float">
            <text:p>996.285536019</text:p>
          </table:table-cell>
          <table:table-cell office:value-type="float" office:value="3.62485307178" calcext:value-type="float">
            <text:p>3.6248530718</text:p>
          </table:table-cell>
          <table:table-cell office:value-type="float" office:value="0.749703446616" calcext:value-type="float">
            <text:p>0.749703446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700274325994" calcext:value-type="float">
            <text:p>0.0700274326</text:p>
          </table:table-cell>
          <table:table-cell office:value-type="float" office:value="0.00183305717578" calcext:value-type="float">
            <text:p>0.0018330572</text:p>
          </table:table-cell>
          <table:table-cell office:value-type="float" office:value="0" calcext:value-type="float">
            <text:p>0</text:p>
          </table:table-cell>
          <table:table-cell office:value-type="float" office:value="0.000312220692596" calcext:value-type="float">
            <text:p>0.00031222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3]/SUM([.$C23:.$J23])" office:value-type="float" office:value="0.970275775227621" calcext:value-type="float">
            <text:p>0.9702757752</text:p>
          </table:table-cell>
          <table:table-cell table:formula="of:=[.D23]/SUM([.$C23:.$J23])" office:value-type="float" office:value="0.0253982033361271" calcext:value-type="float">
            <text:p>0.0253982033</text:p>
          </table:table-cell>
          <table:table-cell table:formula="of:=[.E23]/SUM([.$C23:.$J23])" office:value-type="float" office:value="0" calcext:value-type="float">
            <text:p>0</text:p>
          </table:table-cell>
          <table:table-cell table:formula="of:=[.F23]/SUM([.$C23:.$J23])" office:value-type="float" office:value="0.00432602143625189" calcext:value-type="float">
            <text:p>0.0043260214</text:p>
          </table:table-cell>
          <table:table-cell table:formula="of:=[.G23]/SUM([.$C23:.$J23])" office:value-type="float" office:value="0" calcext:value-type="float">
            <text:p>0</text:p>
          </table:table-cell>
          <table:table-cell table:formula="of:=[.H23]/SUM([.$C23:.$J23])" office:value-type="float" office:value="0" calcext:value-type="float">
            <text:p>0</text:p>
          </table:table-cell>
          <table:table-cell table:formula="of:=[.I23]/SUM([.$C23:.$J23])" office:value-type="float" office:value="0" calcext:value-type="float">
            <text:p>0</text:p>
          </table:table-cell>
          <table:table-cell table:formula="of:=[.J23]/SUM([.$C23:.$J23])" office:value-type="float" office:value="0" calcext:value-type="float">
            <text:p>0</text:p>
          </table:table-cell>
          <table:table-cell office:value-type="float" office:value="1.88490042685" calcext:value-type="float">
            <text:p>1.8849004269</text:p>
          </table:table-cell>
          <table:table-cell office:value-type="float" office:value="1.79357267687" calcext:value-type="float">
            <text:p>1.7935726769</text:p>
          </table:table-cell>
          <table:table-cell office:value-type="float" office:value="1.31484083088" calcext:value-type="float">
            <text:p>1.3148408309</text:p>
          </table:table-cell>
          <table:table-cell office:value-type="float" office:value="0.135966491652" calcext:value-type="float">
            <text:p>0.135966491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689022856758" calcext:value-type="float">
            <text:p>0.0689022857</text:p>
          </table:table-cell>
          <table:table-cell office:value-type="float" office:value="0.00156266334179" calcext:value-type="float">
            <text:p>0.0015626633</text:p>
          </table:table-cell>
          <table:table-cell office:value-type="float" office:value="0" calcext:value-type="float">
            <text:p>0</text:p>
          </table:table-cell>
          <table:table-cell office:value-type="float" office:value="0.000351002657627" calcext:value-type="float">
            <text:p>0.000351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4]/SUM([.$C24:.$J24])" office:value-type="float" office:value="0.972976907686087" calcext:value-type="float">
            <text:p>0.9729769077</text:p>
          </table:table-cell>
          <table:table-cell table:formula="of:=[.D24]/SUM([.$C24:.$J24])" office:value-type="float" office:value="0.0220665443988783" calcext:value-type="float">
            <text:p>0.0220665444</text:p>
          </table:table-cell>
          <table:table-cell table:formula="of:=[.E24]/SUM([.$C24:.$J24])" office:value-type="float" office:value="0" calcext:value-type="float">
            <text:p>0</text:p>
          </table:table-cell>
          <table:table-cell table:formula="of:=[.F24]/SUM([.$C24:.$J24])" office:value-type="float" office:value="0.00495654791503477" calcext:value-type="float">
            <text:p>0.0049565479</text:p>
          </table:table-cell>
          <table:table-cell table:formula="of:=[.G24]/SUM([.$C24:.$J24])" office:value-type="float" office:value="0" calcext:value-type="float">
            <text:p>0</text:p>
          </table:table-cell>
          <table:table-cell table:formula="of:=[.H24]/SUM([.$C24:.$J24])" office:value-type="float" office:value="0" calcext:value-type="float">
            <text:p>0</text:p>
          </table:table-cell>
          <table:table-cell table:formula="of:=[.I24]/SUM([.$C24:.$J24])" office:value-type="float" office:value="0" calcext:value-type="float">
            <text:p>0</text:p>
          </table:table-cell>
          <table:table-cell table:formula="of:=[.J24]/SUM([.$C24:.$J24])" office:value-type="float" office:value="0" calcext:value-type="float">
            <text:p>0</text:p>
          </table:table-cell>
          <table:table-cell office:value-type="float" office:value="1.93177615309" calcext:value-type="float">
            <text:p>1.9317761531</text:p>
          </table:table-cell>
          <table:table-cell office:value-type="float" office:value="1.68036312123" calcext:value-type="float">
            <text:p>1.6803631212</text:p>
          </table:table-cell>
          <table:table-cell office:value-type="float" office:value="1.27016051463" calcext:value-type="float">
            <text:p>1.2701605146</text:p>
          </table:table-cell>
          <table:table-cell office:value-type="float" office:value="0.132308914062" calcext:value-type="float">
            <text:p>0.132308914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676946586903" calcext:value-type="float">
            <text:p>0.0676946587</text:p>
          </table:table-cell>
          <table:table-cell office:value-type="float" office:value="0.000852598783237" calcext:value-type="float">
            <text:p>0.0008525988</text:p>
          </table:table-cell>
          <table:table-cell office:value-type="float" office:value="0" calcext:value-type="float">
            <text:p>0</text:p>
          </table:table-cell>
          <table:table-cell office:value-type="float" office:value="0.000368852558581" calcext:value-type="float">
            <text:p>0.00036885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5]/SUM([.$C25:.$J25])" office:value-type="float" office:value="0.982276258174631" calcext:value-type="float">
            <text:p>0.9822762582</text:p>
          </table:table-cell>
          <table:table-cell table:formula="of:=[.D25]/SUM([.$C25:.$J25])" office:value-type="float" office:value="0.0123715453881487" calcext:value-type="float">
            <text:p>0.0123715454</text:p>
          </table:table-cell>
          <table:table-cell table:formula="of:=[.E25]/SUM([.$C25:.$J25])" office:value-type="float" office:value="0" calcext:value-type="float">
            <text:p>0</text:p>
          </table:table-cell>
          <table:table-cell table:formula="of:=[.F25]/SUM([.$C25:.$J25])" office:value-type="float" office:value="0.00535219643722053" calcext:value-type="float">
            <text:p>0.0053521964</text:p>
          </table:table-cell>
          <table:table-cell table:formula="of:=[.G25]/SUM([.$C25:.$J25])" office:value-type="float" office:value="0" calcext:value-type="float">
            <text:p>0</text:p>
          </table:table-cell>
          <table:table-cell table:formula="of:=[.H25]/SUM([.$C25:.$J25])" office:value-type="float" office:value="0" calcext:value-type="float">
            <text:p>0</text:p>
          </table:table-cell>
          <table:table-cell table:formula="of:=[.I25]/SUM([.$C25:.$J25])" office:value-type="float" office:value="0" calcext:value-type="float">
            <text:p>0</text:p>
          </table:table-cell>
          <table:table-cell table:formula="of:=[.J25]/SUM([.$C25:.$J25])" office:value-type="float" office:value="0" calcext:value-type="float">
            <text:p>0</text:p>
          </table:table-cell>
          <table:table-cell office:value-type="float" office:value="1.98035638344" calcext:value-type="float">
            <text:p>1.9803563834</text:p>
          </table:table-cell>
          <table:table-cell office:value-type="float" office:value="1.56638404494" calcext:value-type="float">
            <text:p>1.5663840449</text:p>
          </table:table-cell>
          <table:table-cell office:value-type="float" office:value="1.22492368808" calcext:value-type="float">
            <text:p>1.2249236881</text:p>
          </table:table-cell>
          <table:table-cell office:value-type="float" office:value="0.128672607587" calcext:value-type="float">
            <text:p>0.128672607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341577836912" calcext:value-type="float">
            <text:p>0.0341577837</text:p>
          </table:table-cell>
          <table:table-cell office:value-type="float" office:value="0.00054679207028" calcext:value-type="float">
            <text:p>0.0005467921</text:p>
          </table:table-cell>
          <table:table-cell office:value-type="float" office:value="0" calcext:value-type="float">
            <text:p>0</text:p>
          </table:table-cell>
          <table:table-cell office:value-type="float" office:value="0.000501811767066" calcext:value-type="float">
            <text:p>0.00050181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6]/SUM([.$C26:.$J26])" office:value-type="float" office:value="0.970215523063939" calcext:value-type="float">
            <text:p>0.9702155231</text:p>
          </table:table-cell>
          <table:table-cell table:formula="of:=[.D26]/SUM([.$C26:.$J26])" office:value-type="float" office:value="0.0155310473088626" calcext:value-type="float">
            <text:p>0.0155310473</text:p>
          </table:table-cell>
          <table:table-cell table:formula="of:=[.E26]/SUM([.$C26:.$J26])" office:value-type="float" office:value="0" calcext:value-type="float">
            <text:p>0</text:p>
          </table:table-cell>
          <table:table-cell table:formula="of:=[.F26]/SUM([.$C26:.$J26])" office:value-type="float" office:value="0.0142534296271982" calcext:value-type="float">
            <text:p>0.0142534296</text:p>
          </table:table-cell>
          <table:table-cell table:formula="of:=[.G26]/SUM([.$C26:.$J26])" office:value-type="float" office:value="0" calcext:value-type="float">
            <text:p>0</text:p>
          </table:table-cell>
          <table:table-cell table:formula="of:=[.H26]/SUM([.$C26:.$J26])" office:value-type="float" office:value="0" calcext:value-type="float">
            <text:p>0</text:p>
          </table:table-cell>
          <table:table-cell table:formula="of:=[.I26]/SUM([.$C26:.$J26])" office:value-type="float" office:value="0" calcext:value-type="float">
            <text:p>0</text:p>
          </table:table-cell>
          <table:table-cell table:formula="of:=[.J26]/SUM([.$C26:.$J26])" office:value-type="float" office:value="0" calcext:value-type="float">
            <text:p>0</text:p>
          </table:table-cell>
          <table:table-cell office:value-type="float" office:value="2.03067875882" calcext:value-type="float">
            <text:p>2.0306787588</text:p>
          </table:table-cell>
          <table:table-cell office:value-type="float" office:value="1.45188351757" calcext:value-type="float">
            <text:p>1.4518835176</text:p>
          </table:table-cell>
          <table:table-cell office:value-type="float" office:value="1.17933510334" calcext:value-type="float">
            <text:p>1.1793351033</text:p>
          </table:table-cell>
          <table:table-cell office:value-type="float" office:value="0.124995545385" calcext:value-type="float">
            <text:p>0.12499554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674905322401" calcext:value-type="float">
            <text:p>0.0674905322</text:p>
          </table:table-cell>
          <table:table-cell office:value-type="float" office:value="0.000733004643204" calcext:value-type="float">
            <text:p>0.0007330046</text:p>
          </table:table-cell>
          <table:table-cell office:value-type="float" office:value="0" calcext:value-type="float">
            <text:p>0</text:p>
          </table:table-cell>
          <table:table-cell office:value-type="float" office:value="0.000345977334292" calcext:value-type="float">
            <text:p>0.00034597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7]/SUM([.$C27:.$J27])" office:value-type="float" office:value="0.984264406860577" calcext:value-type="float">
            <text:p>0.9842644069</text:p>
          </table:table-cell>
          <table:table-cell table:formula="of:=[.D27]/SUM([.$C27:.$J27])" office:value-type="float" office:value="0.0106899494851008" calcext:value-type="float">
            <text:p>0.0106899495</text:p>
          </table:table-cell>
          <table:table-cell table:formula="of:=[.E27]/SUM([.$C27:.$J27])" office:value-type="float" office:value="0" calcext:value-type="float">
            <text:p>0</text:p>
          </table:table-cell>
          <table:table-cell table:formula="of:=[.F27]/SUM([.$C27:.$J27])" office:value-type="float" office:value="0.00504564365432265" calcext:value-type="float">
            <text:p>0.0050456437</text:p>
          </table:table-cell>
          <table:table-cell table:formula="of:=[.G27]/SUM([.$C27:.$J27])" office:value-type="float" office:value="0" calcext:value-type="float">
            <text:p>0</text:p>
          </table:table-cell>
          <table:table-cell table:formula="of:=[.H27]/SUM([.$C27:.$J27])" office:value-type="float" office:value="0" calcext:value-type="float">
            <text:p>0</text:p>
          </table:table-cell>
          <table:table-cell table:formula="of:=[.I27]/SUM([.$C27:.$J27])" office:value-type="float" office:value="0" calcext:value-type="float">
            <text:p>0</text:p>
          </table:table-cell>
          <table:table-cell table:formula="of:=[.J27]/SUM([.$C27:.$J27])" office:value-type="float" office:value="0" calcext:value-type="float">
            <text:p>0</text:p>
          </table:table-cell>
          <table:table-cell office:value-type="float" office:value="2.08517671652" calcext:value-type="float">
            <text:p>2.0851767165</text:p>
          </table:table-cell>
          <table:table-cell office:value-type="float" office:value="1.33843277383" calcext:value-type="float">
            <text:p>1.3384327738</text:p>
          </table:table-cell>
          <table:table-cell office:value-type="float" office:value="1.13474277747" calcext:value-type="float">
            <text:p>1.1347427775</text:p>
          </table:table-cell>
          <table:table-cell office:value-type="float" office:value="0.120720534609" calcext:value-type="float">
            <text:p>0.120720534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338320359773" calcext:value-type="float">
            <text:p>0.033832036</text:p>
          </table:table-cell>
          <table:table-cell office:value-type="float" office:value="0.000813292114949" calcext:value-type="float">
            <text:p>0.0008132921</text:p>
          </table:table-cell>
          <table:table-cell office:value-type="float" office:value="0" calcext:value-type="float">
            <text:p>0</text:p>
          </table:table-cell>
          <table:table-cell office:value-type="float" office:value="0.000472256369676" calcext:value-type="float">
            <text:p>0.00047225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8]/SUM([.$C28:.$J28])" office:value-type="float" office:value="0.963393026475986" calcext:value-type="float">
            <text:p>0.9633930265</text:p>
          </table:table-cell>
          <table:table-cell table:formula="of:=[.D28]/SUM([.$C28:.$J28])" office:value-type="float" office:value="0.0231591132308882" calcext:value-type="float">
            <text:p>0.0231591132</text:p>
          </table:table-cell>
          <table:table-cell table:formula="of:=[.E28]/SUM([.$C28:.$J28])" office:value-type="float" office:value="0" calcext:value-type="float">
            <text:p>0</text:p>
          </table:table-cell>
          <table:table-cell table:formula="of:=[.F28]/SUM([.$C28:.$J28])" office:value-type="float" office:value="0.0134478602931254" calcext:value-type="float">
            <text:p>0.0134478603</text:p>
          </table:table-cell>
          <table:table-cell table:formula="of:=[.G28]/SUM([.$C28:.$J28])" office:value-type="float" office:value="0" calcext:value-type="float">
            <text:p>0</text:p>
          </table:table-cell>
          <table:table-cell table:formula="of:=[.H28]/SUM([.$C28:.$J28])" office:value-type="float" office:value="0" calcext:value-type="float">
            <text:p>0</text:p>
          </table:table-cell>
          <table:table-cell table:formula="of:=[.I28]/SUM([.$C28:.$J28])" office:value-type="float" office:value="0" calcext:value-type="float">
            <text:p>0</text:p>
          </table:table-cell>
          <table:table-cell table:formula="of:=[.J28]/SUM([.$C28:.$J28])" office:value-type="float" office:value="0" calcext:value-type="float">
            <text:p>0</text:p>
          </table:table-cell>
          <table:table-cell office:value-type="float" office:value="2.14090899148" calcext:value-type="float">
            <text:p>2.1409089915</text:p>
          </table:table-cell>
          <table:table-cell office:value-type="float" office:value="1.22450900996" calcext:value-type="float">
            <text:p>1.22450901</text:p>
          </table:table-cell>
          <table:table-cell office:value-type="float" office:value="1.08983821991" calcext:value-type="float">
            <text:p>1.0898382199</text:p>
          </table:table-cell>
          <table:table-cell office:value-type="float" office:value="0.11635512346" calcext:value-type="float">
            <text:p>0.116355123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335515419382" calcext:value-type="float">
            <text:p>0.0335515419</text:p>
          </table:table-cell>
          <table:table-cell office:value-type="float" office:value="0.000611189593331" calcext:value-type="float">
            <text:p>0.0006111896</text:p>
          </table:table-cell>
          <table:table-cell office:value-type="float" office:value="0" calcext:value-type="float">
            <text:p>0</text:p>
          </table:table-cell>
          <table:table-cell office:value-type="float" office:value="0.000445679917142" calcext:value-type="float">
            <text:p>0.00044567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9]/SUM([.$C29:.$J29])" office:value-type="float" office:value="0.969462062364797" calcext:value-type="float">
            <text:p>0.9694620624</text:p>
          </table:table-cell>
          <table:table-cell table:formula="of:=[.D29]/SUM([.$C29:.$J29])" office:value-type="float" office:value="0.0176601458358597" calcext:value-type="float">
            <text:p>0.0176601458</text:p>
          </table:table-cell>
          <table:table-cell table:formula="of:=[.E29]/SUM([.$C29:.$J29])" office:value-type="float" office:value="0" calcext:value-type="float">
            <text:p>0</text:p>
          </table:table-cell>
          <table:table-cell table:formula="of:=[.F29]/SUM([.$C29:.$J29])" office:value-type="float" office:value="0.0128777917993427" calcext:value-type="float">
            <text:p>0.0128777918</text:p>
          </table:table-cell>
          <table:table-cell table:formula="of:=[.G29]/SUM([.$C29:.$J29])" office:value-type="float" office:value="0" calcext:value-type="float">
            <text:p>0</text:p>
          </table:table-cell>
          <table:table-cell table:formula="of:=[.H29]/SUM([.$C29:.$J29])" office:value-type="float" office:value="0" calcext:value-type="float">
            <text:p>0</text:p>
          </table:table-cell>
          <table:table-cell table:formula="of:=[.I29]/SUM([.$C29:.$J29])" office:value-type="float" office:value="0" calcext:value-type="float">
            <text:p>0</text:p>
          </table:table-cell>
          <table:table-cell table:formula="of:=[.J29]/SUM([.$C29:.$J29])" office:value-type="float" office:value="0" calcext:value-type="float">
            <text:p>0</text:p>
          </table:table-cell>
          <table:table-cell office:value-type="float" office:value="2.19902941579" calcext:value-type="float">
            <text:p>2.1990294158</text:p>
          </table:table-cell>
          <table:table-cell office:value-type="float" office:value="1.11094443526" calcext:value-type="float">
            <text:p>1.1109444353</text:p>
          </table:table-cell>
          <table:table-cell office:value-type="float" office:value="1.04533895407" calcext:value-type="float">
            <text:p>1.0453389541</text:p>
          </table:table-cell>
          <table:table-cell office:value-type="float" office:value="0.111586470622" calcext:value-type="float">
            <text:p>0.111586470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321814994918" calcext:value-type="float">
            <text:p>0.0321814995</text:p>
          </table:table-cell>
          <table:table-cell office:value-type="float" office:value="0.000695423630997" calcext:value-type="float">
            <text:p>0.0006954236</text:p>
          </table:table-cell>
          <table:table-cell office:value-type="float" office:value="0" calcext:value-type="float">
            <text:p>0</text:p>
          </table:table-cell>
          <table:table-cell office:value-type="float" office:value="0.000466001817072" calcext:value-type="float">
            <text:p>0.000466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0]/SUM([.$C30:.$J30])" office:value-type="float" office:value="0.96516725961614" calcext:value-type="float">
            <text:p>0.9651672596</text:p>
          </table:table-cell>
          <table:table-cell table:formula="of:=[.D30]/SUM([.$C30:.$J30])" office:value-type="float" office:value="0.0208567074499653" calcext:value-type="float">
            <text:p>0.0208567074</text:p>
          </table:table-cell>
          <table:table-cell table:formula="of:=[.E30]/SUM([.$C30:.$J30])" office:value-type="float" office:value="0" calcext:value-type="float">
            <text:p>0</text:p>
          </table:table-cell>
          <table:table-cell table:formula="of:=[.F30]/SUM([.$C30:.$J30])" office:value-type="float" office:value="0.0139760329338951" calcext:value-type="float">
            <text:p>0.0139760329</text:p>
          </table:table-cell>
          <table:table-cell table:formula="of:=[.G30]/SUM([.$C30:.$J30])" office:value-type="float" office:value="0" calcext:value-type="float">
            <text:p>0</text:p>
          </table:table-cell>
          <table:table-cell table:formula="of:=[.H30]/SUM([.$C30:.$J30])" office:value-type="float" office:value="0" calcext:value-type="float">
            <text:p>0</text:p>
          </table:table-cell>
          <table:table-cell table:formula="of:=[.I30]/SUM([.$C30:.$J30])" office:value-type="float" office:value="0" calcext:value-type="float">
            <text:p>0</text:p>
          </table:table-cell>
          <table:table-cell table:formula="of:=[.J30]/SUM([.$C30:.$J30])" office:value-type="float" office:value="0" calcext:value-type="float">
            <text:p>0</text:p>
          </table:table-cell>
          <table:table-cell office:value-type="float" office:value="2.25934698302" calcext:value-type="float">
            <text:p>2.259346983</text:p>
          </table:table-cell>
          <table:table-cell office:value-type="float" office:value="0.997807123405" calcext:value-type="float">
            <text:p>0.9978071234</text:p>
          </table:table-cell>
          <table:table-cell office:value-type="float" office:value="1.0013022739" calcext:value-type="float">
            <text:p>1.0013022739</text:p>
          </table:table-cell>
          <table:table-cell office:value-type="float" office:value="0.106347617072" calcext:value-type="float">
            <text:p>0.106347617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584878705747" calcext:value-type="float">
            <text:p>0.0584878706</text:p>
          </table:table-cell>
          <table:table-cell office:value-type="float" office:value="0.00506665681733" calcext:value-type="float">
            <text:p>0.0050666568</text:p>
          </table:table-cell>
          <table:table-cell office:value-type="float" office:value="0" calcext:value-type="float">
            <text:p>0</text:p>
          </table:table-cell>
          <table:table-cell office:value-type="float" office:value="0.000285637430622" calcext:value-type="float">
            <text:p>0.0002856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1]/SUM([.$C31:.$J31])" office:value-type="float" office:value="0.916161020842902" calcext:value-type="float">
            <text:p>0.9161610208</text:p>
          </table:table-cell>
          <table:table-cell table:formula="of:=[.D31]/SUM([.$C31:.$J31])" office:value-type="float" office:value="0.0793647201789841" calcext:value-type="float">
            <text:p>0.0793647202</text:p>
          </table:table-cell>
          <table:table-cell table:formula="of:=[.E31]/SUM([.$C31:.$J31])" office:value-type="float" office:value="0" calcext:value-type="float">
            <text:p>0</text:p>
          </table:table-cell>
          <table:table-cell table:formula="of:=[.F31]/SUM([.$C31:.$J31])" office:value-type="float" office:value="0.00447425897811356" calcext:value-type="float">
            <text:p>0.004474259</text:p>
          </table:table-cell>
          <table:table-cell table:formula="of:=[.G31]/SUM([.$C31:.$J31])" office:value-type="float" office:value="0" calcext:value-type="float">
            <text:p>0</text:p>
          </table:table-cell>
          <table:table-cell table:formula="of:=[.H31]/SUM([.$C31:.$J31])" office:value-type="float" office:value="0" calcext:value-type="float">
            <text:p>0</text:p>
          </table:table-cell>
          <table:table-cell table:formula="of:=[.I31]/SUM([.$C31:.$J31])" office:value-type="float" office:value="0" calcext:value-type="float">
            <text:p>0</text:p>
          </table:table-cell>
          <table:table-cell table:formula="of:=[.J31]/SUM([.$C31:.$J31])" office:value-type="float" office:value="0" calcext:value-type="float">
            <text:p>0</text:p>
          </table:table-cell>
          <table:table-cell office:value-type="float" office:value="2.24717738851" calcext:value-type="float">
            <text:p>2.2471773885</text:p>
          </table:table-cell>
          <table:table-cell office:value-type="float" office:value="0.965056017232" calcext:value-type="float">
            <text:p>0.9650560172</text:p>
          </table:table-cell>
          <table:table-cell office:value-type="float" office:value="0.9667185156" calcext:value-type="float">
            <text:p>0.9667185156</text:p>
          </table:table-cell>
          <table:table-cell office:value-type="float" office:value="0.100734308432" calcext:value-type="float">
            <text:p>0.100734308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305123542941" calcext:value-type="float">
            <text:p>0.0305123543</text:p>
          </table:table-cell>
          <table:table-cell office:value-type="float" office:value="0.00108562181741" calcext:value-type="float">
            <text:p>0.0010856218</text:p>
          </table:table-cell>
          <table:table-cell office:value-type="float" office:value="0" calcext:value-type="float">
            <text:p>0</text:p>
          </table:table-cell>
          <table:table-cell office:value-type="float" office:value="0.000216899912159" calcext:value-type="float">
            <text:p>0.0002168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2]/SUM([.$C32:.$J32])" office:value-type="float" office:value="0.959059349198784" calcext:value-type="float">
            <text:p>0.9590593492</text:p>
          </table:table-cell>
          <table:table-cell table:formula="of:=[.D32]/SUM([.$C32:.$J32])" office:value-type="float" office:value="0.0341230880988611" calcext:value-type="float">
            <text:p>0.0341230881</text:p>
          </table:table-cell>
          <table:table-cell table:formula="of:=[.E32]/SUM([.$C32:.$J32])" office:value-type="float" office:value="0" calcext:value-type="float">
            <text:p>0</text:p>
          </table:table-cell>
          <table:table-cell table:formula="of:=[.F32]/SUM([.$C32:.$J32])" office:value-type="float" office:value="0.00681756270235456" calcext:value-type="float">
            <text:p>0.0068175627</text:p>
          </table:table-cell>
          <table:table-cell table:formula="of:=[.G32]/SUM([.$C32:.$J32])" office:value-type="float" office:value="0" calcext:value-type="float">
            <text:p>0</text:p>
          </table:table-cell>
          <table:table-cell table:formula="of:=[.H32]/SUM([.$C32:.$J32])" office:value-type="float" office:value="0" calcext:value-type="float">
            <text:p>0</text:p>
          </table:table-cell>
          <table:table-cell table:formula="of:=[.I32]/SUM([.$C32:.$J32])" office:value-type="float" office:value="0" calcext:value-type="float">
            <text:p>0</text:p>
          </table:table-cell>
          <table:table-cell table:formula="of:=[.J32]/SUM([.$C32:.$J32])" office:value-type="float" office:value="0" calcext:value-type="float">
            <text:p>0</text:p>
          </table:table-cell>
          <table:table-cell office:value-type="float" office:value="2.17315737291" calcext:value-type="float">
            <text:p>2.1731573729</text:p>
          </table:table-cell>
          <table:table-cell office:value-type="float" office:value="0.885111708396" calcext:value-type="float">
            <text:p>0.8851117084</text:p>
          </table:table-cell>
          <table:table-cell office:value-type="float" office:value="0.95774660822" calcext:value-type="float">
            <text:p>0.9577466082</text:p>
          </table:table-cell>
          <table:table-cell office:value-type="float" office:value="0.0932525362646" calcext:value-type="float">
            <text:p>0.093252536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125461267334" calcext:value-type="float">
            <text:p>0.0125461267</text:p>
          </table:table-cell>
          <table:table-cell office:value-type="float" office:value="0.00082051840941" calcext:value-type="float">
            <text:p>0.0008205184</text:p>
          </table:table-cell>
          <table:table-cell office:value-type="float" office:value="0" calcext:value-type="float">
            <text:p>0</text:p>
          </table:table-cell>
          <table:table-cell office:value-type="float" office:value="0.00020982783403" calcext:value-type="float">
            <text:p>0.00020982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3]/SUM([.$C33:.$J33])" office:value-type="float" office:value="0.924107959026055" calcext:value-type="float">
            <text:p>0.924107959</text:p>
          </table:table-cell>
          <table:table-cell table:formula="of:=[.D33]/SUM([.$C33:.$J33])" office:value-type="float" office:value="0.0604367872870749" calcext:value-type="float">
            <text:p>0.0604367873</text:p>
          </table:table-cell>
          <table:table-cell table:formula="of:=[.E33]/SUM([.$C33:.$J33])" office:value-type="float" office:value="0" calcext:value-type="float">
            <text:p>0</text:p>
          </table:table-cell>
          <table:table-cell table:formula="of:=[.F33]/SUM([.$C33:.$J33])" office:value-type="float" office:value="0.0154552536868702" calcext:value-type="float">
            <text:p>0.0154552537</text:p>
          </table:table-cell>
          <table:table-cell table:formula="of:=[.G33]/SUM([.$C33:.$J33])" office:value-type="float" office:value="0" calcext:value-type="float">
            <text:p>0</text:p>
          </table:table-cell>
          <table:table-cell table:formula="of:=[.H33]/SUM([.$C33:.$J33])" office:value-type="float" office:value="0" calcext:value-type="float">
            <text:p>0</text:p>
          </table:table-cell>
          <table:table-cell table:formula="of:=[.I33]/SUM([.$C33:.$J33])" office:value-type="float" office:value="0" calcext:value-type="float">
            <text:p>0</text:p>
          </table:table-cell>
          <table:table-cell table:formula="of:=[.J33]/SUM([.$C33:.$J33])" office:value-type="float" office:value="0" calcext:value-type="float">
            <text:p>0</text:p>
          </table:table-cell>
          <table:table-cell office:value-type="float" office:value="2.16633987653" calcext:value-type="float">
            <text:p>2.1663398765</text:p>
          </table:table-cell>
          <table:table-cell office:value-type="float" office:value="0.85657884536" calcext:value-type="float">
            <text:p>0.8565788454</text:p>
          </table:table-cell>
          <table:table-cell office:value-type="float" office:value="0.926865938456" calcext:value-type="float">
            <text:p>0.9268659385</text:p>
          </table:table-cell>
          <table:table-cell office:value-type="float" office:value="0.0850500329659" calcext:value-type="float">
            <text:p>0.08505003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778601361498" calcext:value-type="float">
            <text:p>0.0778601361</text:p>
          </table:table-cell>
          <table:table-cell office:value-type="float" office:value="0.00122341134481" calcext:value-type="float">
            <text:p>0.0012234113</text:p>
          </table:table-cell>
          <table:table-cell office:value-type="float" office:value="0" calcext:value-type="float">
            <text:p>0</text:p>
          </table:table-cell>
          <table:table-cell office:value-type="float" office:value="0.00018119981268" calcext:value-type="float">
            <text:p>0.00018119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4]/SUM([.$C34:.$J34])" office:value-type="float" office:value="0.982279497441092" calcext:value-type="float">
            <text:p>0.9822794974</text:p>
          </table:table-cell>
          <table:table-cell table:formula="of:=[.D34]/SUM([.$C34:.$J34])" office:value-type="float" office:value="0.0154344949851052" calcext:value-type="float">
            <text:p>0.015434495</text:p>
          </table:table-cell>
          <table:table-cell table:formula="of:=[.E34]/SUM([.$C34:.$J34])" office:value-type="float" office:value="0" calcext:value-type="float">
            <text:p>0</text:p>
          </table:table-cell>
          <table:table-cell table:formula="of:=[.F34]/SUM([.$C34:.$J34])" office:value-type="float" office:value="0.00228600757380242" calcext:value-type="float">
            <text:p>0.0022860076</text:p>
          </table:table-cell>
          <table:table-cell table:formula="of:=[.G34]/SUM([.$C34:.$J34])" office:value-type="float" office:value="0" calcext:value-type="float">
            <text:p>0</text:p>
          </table:table-cell>
          <table:table-cell table:formula="of:=[.H34]/SUM([.$C34:.$J34])" office:value-type="float" office:value="0" calcext:value-type="float">
            <text:p>0</text:p>
          </table:table-cell>
          <table:table-cell table:formula="of:=[.I34]/SUM([.$C34:.$J34])" office:value-type="float" office:value="0" calcext:value-type="float">
            <text:p>0</text:p>
          </table:table-cell>
          <table:table-cell table:formula="of:=[.J34]/SUM([.$C34:.$J34])" office:value-type="float" office:value="0" calcext:value-type="float">
            <text:p>0</text:p>
          </table:table-cell>
          <table:table-cell office:value-type="float" office:value="2.24089075198" calcext:value-type="float">
            <text:p>2.240890752</text:p>
          </table:table-cell>
          <table:table-cell office:value-type="float" office:value="0.776606850399" calcext:value-type="float">
            <text:p>0.7766068504</text:p>
          </table:table-cell>
          <table:table-cell office:value-type="float" office:value="0.918039111631" calcext:value-type="float">
            <text:p>0.9180391116</text:p>
          </table:table-cell>
          <table:table-cell office:value-type="float" office:value="0.0765587208018" calcext:value-type="float">
            <text:p>0.076558720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783539494423" calcext:value-type="float">
            <text:p>0.0783539494</text:p>
          </table:table-cell>
          <table:table-cell office:value-type="float" office:value="0.00260138381867" calcext:value-type="float">
            <text:p>0.0026013838</text:p>
          </table:table-cell>
          <table:table-cell office:value-type="float" office:value="0" calcext:value-type="float">
            <text:p>0</text:p>
          </table:table-cell>
          <table:table-cell office:value-type="float" office:value="0.0000456304156639" calcext:value-type="float">
            <text:p>4.56304156639E-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5]/SUM([.$C35:.$J35])" office:value-type="float" office:value="0.9673212007094" calcext:value-type="float">
            <text:p>0.9673212007</text:p>
          </table:table-cell>
          <table:table-cell table:formula="of:=[.D35]/SUM([.$C35:.$J35])" office:value-type="float" office:value="0.0321154675277081" calcext:value-type="float">
            <text:p>0.0321154675</text:p>
          </table:table-cell>
          <table:table-cell table:formula="of:=[.E35]/SUM([.$C35:.$J35])" office:value-type="float" office:value="0" calcext:value-type="float">
            <text:p>0</text:p>
          </table:table-cell>
          <table:table-cell table:formula="of:=[.F35]/SUM([.$C35:.$J35])" office:value-type="float" office:value="0.000563331762891889" calcext:value-type="float">
            <text:p>0.0005633318</text:p>
          </table:table-cell>
          <table:table-cell table:formula="of:=[.G35]/SUM([.$C35:.$J35])" office:value-type="float" office:value="0" calcext:value-type="float">
            <text:p>0</text:p>
          </table:table-cell>
          <table:table-cell table:formula="of:=[.H35]/SUM([.$C35:.$J35])" office:value-type="float" office:value="0" calcext:value-type="float">
            <text:p>0</text:p>
          </table:table-cell>
          <table:table-cell table:formula="of:=[.I35]/SUM([.$C35:.$J35])" office:value-type="float" office:value="0" calcext:value-type="float">
            <text:p>0</text:p>
          </table:table-cell>
          <table:table-cell table:formula="of:=[.J35]/SUM([.$C35:.$J35])" office:value-type="float" office:value="0" calcext:value-type="float">
            <text:p>0</text:p>
          </table:table-cell>
          <table:table-cell office:value-type="float" office:value="2.23629896661" calcext:value-type="float">
            <text:p>2.2362989666</text:p>
          </table:table-cell>
          <table:table-cell office:value-type="float" office:value="0.749903320697" calcext:value-type="float">
            <text:p>0.7499033207</text:p>
          </table:table-cell>
          <table:table-cell office:value-type="float" office:value="0.888703769296" calcext:value-type="float">
            <text:p>0.8887037693</text:p>
          </table:table-cell>
          <table:table-cell office:value-type="float" office:value="0.0689337758064" calcext:value-type="float">
            <text:p>0.068933775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595365482272" calcext:value-type="float">
            <text:p>0.0595365482</text:p>
          </table:table-cell>
          <table:table-cell office:value-type="float" office:value="0.00370911948558" calcext:value-type="float">
            <text:p>0.0037091195</text:p>
          </table:table-cell>
          <table:table-cell office:value-type="float" office:value="0" calcext:value-type="float">
            <text:p>0</text:p>
          </table:table-cell>
          <table:table-cell office:value-type="float" office:value="0.000488907251755" calcext:value-type="float">
            <text:p>0.0004889073</text:p>
          </table:table-cell>
          <table:table-cell office:value-type="float" office:value="0" calcext:value-type="float">
            <text:p>0</text:p>
          </table:table-cell>
          <table:table-cell office:value-type="float" office:value="0.0191344637883" calcext:value-type="float">
            <text:p>0.01913446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6]/SUM([.$C36:.$J36])" office:value-type="float" office:value="0.71844140010811" calcext:value-type="float">
            <text:p>0.7184414001</text:p>
          </table:table-cell>
          <table:table-cell table:formula="of:=[.D36]/SUM([.$C36:.$J36])" office:value-type="float" office:value="0.0447588090968789" calcext:value-type="float">
            <text:p>0.0447588091</text:p>
          </table:table-cell>
          <table:table-cell table:formula="of:=[.E36]/SUM([.$C36:.$J36])" office:value-type="float" office:value="0" calcext:value-type="float">
            <text:p>0</text:p>
          </table:table-cell>
          <table:table-cell table:formula="of:=[.F36]/SUM([.$C36:.$J36])" office:value-type="float" office:value="0.00589975772752974" calcext:value-type="float">
            <text:p>0.0058997577</text:p>
          </table:table-cell>
          <table:table-cell table:formula="of:=[.G36]/SUM([.$C36:.$J36])" office:value-type="float" office:value="0" calcext:value-type="float">
            <text:p>0</text:p>
          </table:table-cell>
          <table:table-cell table:formula="of:=[.H36]/SUM([.$C36:.$J36])" office:value-type="float" office:value="0.230900033067481" calcext:value-type="float">
            <text:p>0.2309000331</text:p>
          </table:table-cell>
          <table:table-cell table:formula="of:=[.I36]/SUM([.$C36:.$J36])" office:value-type="float" office:value="0" calcext:value-type="float">
            <text:p>0</text:p>
          </table:table-cell>
          <table:table-cell table:formula="of:=[.J36]/SUM([.$C36:.$J36])" office:value-type="float" office:value="0" calcext:value-type="float">
            <text:p>0</text:p>
          </table:table-cell>
          <table:table-cell office:value-type="float" office:value="2.16123670253" calcext:value-type="float">
            <text:p>2.1612367025</text:p>
          </table:table-cell>
          <table:table-cell office:value-type="float" office:value="0.669909862299" calcext:value-type="float">
            <text:p>0.6699098623</text:p>
          </table:table-cell>
          <table:table-cell office:value-type="float" office:value="0.880049234947" calcext:value-type="float">
            <text:p>0.8800492349</text:p>
          </table:table-cell>
          <table:table-cell office:value-type="float" office:value="0.0636574145723" calcext:value-type="float">
            <text:p>0.063657414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22661075515" calcext:value-type="float">
            <text:p>0.0226610755</text:p>
          </table:table-cell>
          <table:table-cell office:value-type="float" office:value="0.00316364725933" calcext:value-type="float">
            <text:p>0.0031636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9920686151" calcext:value-type="float">
            <text:p>0.05099206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7]/SUM([.$C37:.$J37])" office:value-type="float" office:value="0.295001588911955" calcext:value-type="float">
            <text:p>0.2950015889</text:p>
          </table:table-cell>
          <table:table-cell table:formula="of:=[.D37]/SUM([.$C37:.$J37])" office:value-type="float" office:value="0.0411843192368136" calcext:value-type="float">
            <text:p>0.0411843192</text:p>
          </table:table-cell>
          <table:table-cell table:formula="of:=[.E37]/SUM([.$C37:.$J37])" office:value-type="float" office:value="0" calcext:value-type="float">
            <text:p>0</text:p>
          </table:table-cell>
          <table:table-cell table:formula="of:=[.F37]/SUM([.$C37:.$J37])" office:value-type="float" office:value="0" calcext:value-type="float">
            <text:p>0</text:p>
          </table:table-cell>
          <table:table-cell table:formula="of:=[.G37]/SUM([.$C37:.$J37])" office:value-type="float" office:value="0" calcext:value-type="float">
            <text:p>0</text:p>
          </table:table-cell>
          <table:table-cell table:formula="of:=[.H37]/SUM([.$C37:.$J37])" office:value-type="float" office:value="0.663814091851232" calcext:value-type="float">
            <text:p>0.6638140919</text:p>
          </table:table-cell>
          <table:table-cell table:formula="of:=[.I37]/SUM([.$C37:.$J37])" office:value-type="float" office:value="0" calcext:value-type="float">
            <text:p>0</text:p>
          </table:table-cell>
          <table:table-cell table:formula="of:=[.J37]/SUM([.$C37:.$J37])" office:value-type="float" office:value="0" calcext:value-type="float">
            <text:p>0</text:p>
          </table:table-cell>
          <table:table-cell office:value-type="float" office:value="2.15747641533" calcext:value-type="float">
            <text:p>2.1574764153</text:p>
          </table:table-cell>
          <table:table-cell office:value-type="float" office:value="0.645044194135" calcext:value-type="float">
            <text:p>0.6450441941</text:p>
          </table:table-cell>
          <table:table-cell office:value-type="float" office:value="0.852186127085" calcext:value-type="float">
            <text:p>0.8521861271</text:p>
          </table:table-cell>
          <table:table-cell office:value-type="float" office:value="0.060134871331" calcext:value-type="float">
            <text:p>0.060134871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164971311454" calcext:value-type="float">
            <text:p>0.0164971311</text:p>
          </table:table-cell>
          <table:table-cell office:value-type="float" office:value="0.00161159378656" calcext:value-type="float">
            <text:p>0.0016115938</text:p>
          </table:table-cell>
          <table:table-cell office:value-type="float" office:value="0" calcext:value-type="float">
            <text:p>0</text:p>
          </table:table-cell>
          <table:table-cell office:value-type="float" office:value="0.000157620680247" calcext:value-type="float">
            <text:p>0.0001576207</text:p>
          </table:table-cell>
          <table:table-cell office:value-type="float" office:value="0" calcext:value-type="float">
            <text:p>0</text:p>
          </table:table-cell>
          <table:table-cell office:value-type="float" office:value="0.0606434898794" calcext:value-type="float">
            <text:p>0.06064348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/SUM([.$C38:.$J38])" office:value-type="float" office:value="0.209063053326916" calcext:value-type="float">
            <text:p>0.2090630533</text:p>
          </table:table-cell>
          <table:table-cell table:formula="of:=[.D38]/SUM([.$C38:.$J38])" office:value-type="float" office:value="0.0204232308497388" calcext:value-type="float">
            <text:p>0.0204232308</text:p>
          </table:table-cell>
          <table:table-cell table:formula="of:=[.E38]/SUM([.$C38:.$J38])" office:value-type="float" office:value="0" calcext:value-type="float">
            <text:p>0</text:p>
          </table:table-cell>
          <table:table-cell table:formula="of:=[.F38]/SUM([.$C38:.$J38])" office:value-type="float" office:value="0.00199747825179239" calcext:value-type="float">
            <text:p>0.0019974783</text:p>
          </table:table-cell>
          <table:table-cell table:formula="of:=[.G38]/SUM([.$C38:.$J38])" office:value-type="float" office:value="0" calcext:value-type="float">
            <text:p>0</text:p>
          </table:table-cell>
          <table:table-cell table:formula="of:=[.H38]/SUM([.$C38:.$J38])" office:value-type="float" office:value="0.768516237571553" calcext:value-type="float">
            <text:p>0.7685162376</text:p>
          </table:table-cell>
          <table:table-cell table:formula="of:=[.I38]/SUM([.$C38:.$J38])" office:value-type="float" office:value="0" calcext:value-type="float">
            <text:p>0</text:p>
          </table:table-cell>
          <table:table-cell table:formula="of:=[.J38]/SUM([.$C38:.$J38])" office:value-type="float" office:value="0" calcext:value-type="float">
            <text:p>0</text:p>
          </table:table-cell>
          <table:table-cell office:value-type="float" office:value="2.23302821946" calcext:value-type="float">
            <text:p>2.2330282195</text:p>
          </table:table-cell>
          <table:table-cell office:value-type="float" office:value="0.565047130417" calcext:value-type="float">
            <text:p>0.5650471304</text:p>
          </table:table-cell>
          <table:table-cell office:value-type="float" office:value="0.84373417455" calcext:value-type="float">
            <text:p>0.8437341746</text:p>
          </table:table-cell>
          <table:table-cell office:value-type="float" office:value="0.0800135219701" calcext:value-type="float">
            <text:p>0.08001352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123710279348" calcext:value-type="float">
            <text:p>0.0123710279</text:p>
          </table:table-cell>
          <table:table-cell office:value-type="float" office:value="0.001052515516" calcext:value-type="float">
            <text:p>0.0010525155</text:p>
          </table:table-cell>
          <table:table-cell office:value-type="float" office:value="0" calcext:value-type="float">
            <text:p>0</text:p>
          </table:table-cell>
          <table:table-cell office:value-type="float" office:value="0.000915816343199" calcext:value-type="float">
            <text:p>0.0009158163</text:p>
          </table:table-cell>
          <table:table-cell office:value-type="float" office:value="0" calcext:value-type="float">
            <text:p>0</text:p>
          </table:table-cell>
          <table:table-cell office:value-type="float" office:value="0.0681223740746" calcext:value-type="float">
            <text:p>0.06812237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/SUM([.$C39:.$J39])" office:value-type="float" office:value="0.150021438483369" calcext:value-type="float">
            <text:p>0.1500214385</text:p>
          </table:table-cell>
          <table:table-cell table:formula="of:=[.D39]/SUM([.$C39:.$J39])" office:value-type="float" office:value="0.0127636840340656" calcext:value-type="float">
            <text:p>0.012763684</text:p>
          </table:table-cell>
          <table:table-cell table:formula="of:=[.E39]/SUM([.$C39:.$J39])" office:value-type="float" office:value="0" calcext:value-type="float">
            <text:p>0</text:p>
          </table:table-cell>
          <table:table-cell table:formula="of:=[.F39]/SUM([.$C39:.$J39])" office:value-type="float" office:value="0.0111059554563615" calcext:value-type="float">
            <text:p>0.0111059555</text:p>
          </table:table-cell>
          <table:table-cell table:formula="of:=[.G39]/SUM([.$C39:.$J39])" office:value-type="float" office:value="0" calcext:value-type="float">
            <text:p>0</text:p>
          </table:table-cell>
          <table:table-cell table:formula="of:=[.H39]/SUM([.$C39:.$J39])" office:value-type="float" office:value="0.826108922026203" calcext:value-type="float">
            <text:p>0.826108922</text:p>
          </table:table-cell>
          <table:table-cell table:formula="of:=[.I39]/SUM([.$C39:.$J39])" office:value-type="float" office:value="0" calcext:value-type="float">
            <text:p>0</text:p>
          </table:table-cell>
          <table:table-cell table:formula="of:=[.J39]/SUM([.$C39:.$J39])" office:value-type="float" office:value="0" calcext:value-type="float">
            <text:p>0</text:p>
          </table:table-cell>
          <table:table-cell office:value-type="float" office:value="2.23044744822" calcext:value-type="float">
            <text:p>2.2304474482</text:p>
          </table:table-cell>
          <table:table-cell office:value-type="float" office:value="0.541826780845" calcext:value-type="float">
            <text:p>0.5418267808</text:p>
          </table:table-cell>
          <table:table-cell office:value-type="float" office:value="0.817048157841" calcext:value-type="float">
            <text:p>0.8170481578</text:p>
          </table:table-cell>
          <table:table-cell office:value-type="float" office:value="0.127151387335" calcext:value-type="float">
            <text:p>0.127151387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106616922187" calcext:value-type="float">
            <text:p>0.0106616922</text:p>
          </table:table-cell>
          <table:table-cell office:value-type="float" office:value="0.000657306920375" calcext:value-type="float">
            <text:p>0.0006573069</text:p>
          </table:table-cell>
          <table:table-cell office:value-type="float" office:value="0" calcext:value-type="float">
            <text:p>0</text:p>
          </table:table-cell>
          <table:table-cell office:value-type="float" office:value="0.0056004979567" calcext:value-type="float">
            <text:p>0.005600498</text:p>
          </table:table-cell>
          <table:table-cell office:value-type="float" office:value="0" calcext:value-type="float">
            <text:p>0</text:p>
          </table:table-cell>
          <table:table-cell office:value-type="float" office:value="0.0723790677858" calcext:value-type="float">
            <text:p>0.07237906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/SUM([.$C40:.$J40])" office:value-type="float" office:value="0.119393768901429" calcext:value-type="float">
            <text:p>0.1193937689</text:p>
          </table:table-cell>
          <table:table-cell table:formula="of:=[.D40]/SUM([.$C40:.$J40])" office:value-type="float" office:value="0.00736077809589326" calcext:value-type="float">
            <text:p>0.0073607781</text:p>
          </table:table-cell>
          <table:table-cell table:formula="of:=[.E40]/SUM([.$C40:.$J40])" office:value-type="float" office:value="0" calcext:value-type="float">
            <text:p>0</text:p>
          </table:table-cell>
          <table:table-cell table:formula="of:=[.F40]/SUM([.$C40:.$J40])" office:value-type="float" office:value="0.06271655053054" calcext:value-type="float">
            <text:p>0.0627165505</text:p>
          </table:table-cell>
          <table:table-cell table:formula="of:=[.G40]/SUM([.$C40:.$J40])" office:value-type="float" office:value="0" calcext:value-type="float">
            <text:p>0</text:p>
          </table:table-cell>
          <table:table-cell table:formula="of:=[.H40]/SUM([.$C40:.$J40])" office:value-type="float" office:value="0.810528902472138" calcext:value-type="float">
            <text:p>0.8105289025</text:p>
          </table:table-cell>
          <table:table-cell table:formula="of:=[.I40]/SUM([.$C40:.$J40])" office:value-type="float" office:value="0" calcext:value-type="float">
            <text:p>0</text:p>
          </table:table-cell>
          <table:table-cell table:formula="of:=[.J40]/SUM([.$C40:.$J40])" office:value-type="float" office:value="0" calcext:value-type="float">
            <text:p>0</text:p>
          </table:table-cell>
          <table:table-cell office:value-type="float" office:value="2.15442967546" calcext:value-type="float">
            <text:p>2.1544296755</text:p>
          </table:table-cell>
          <table:table-cell office:value-type="float" office:value="0.461896679965" calcext:value-type="float">
            <text:p>0.46189668</text:p>
          </table:table-cell>
          <table:table-cell office:value-type="float" office:value="0.808831172156" calcext:value-type="float">
            <text:p>0.8088311722</text:p>
          </table:table-cell>
          <table:table-cell office:value-type="float" office:value="0.196697340676" calcext:value-type="float">
            <text:p>0.196697340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418486167907" calcext:value-type="float">
            <text:p>0.0418486168</text:p>
          </table:table-cell>
          <table:table-cell office:value-type="float" office:value="0.00178214656998" calcext:value-type="float">
            <text:p>0.0017821466</text:p>
          </table:table-cell>
          <table:table-cell office:value-type="float" office:value="0" calcext:value-type="float">
            <text:p>0</text:p>
          </table:table-cell>
          <table:table-cell office:value-type="float" office:value="0.0028316373461" calcext:value-type="float">
            <text:p>0.0028316373</text:p>
          </table:table-cell>
          <table:table-cell office:value-type="float" office:value="0" calcext:value-type="float">
            <text:p>0</text:p>
          </table:table-cell>
          <table:table-cell office:value-type="float" office:value="0.027186258932" calcext:value-type="float">
            <text:p>0.02718625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/SUM([.$C41:.$J41])" office:value-type="float" office:value="0.568219666127698" calcext:value-type="float">
            <text:p>0.5682196661</text:p>
          </table:table-cell>
          <table:table-cell table:formula="of:=[.D41]/SUM([.$C41:.$J41])" office:value-type="float" office:value="0.0241979498163413" calcext:value-type="float">
            <text:p>0.0241979498</text:p>
          </table:table-cell>
          <table:table-cell table:formula="of:=[.E41]/SUM([.$C41:.$J41])" office:value-type="float" office:value="0" calcext:value-type="float">
            <text:p>0</text:p>
          </table:table-cell>
          <table:table-cell table:formula="of:=[.F41]/SUM([.$C41:.$J41])" office:value-type="float" office:value="0.0384479141913533" calcext:value-type="float">
            <text:p>0.0384479142</text:p>
          </table:table-cell>
          <table:table-cell table:formula="of:=[.G41]/SUM([.$C41:.$J41])" office:value-type="float" office:value="0" calcext:value-type="float">
            <text:p>0</text:p>
          </table:table-cell>
          <table:table-cell table:formula="of:=[.H41]/SUM([.$C41:.$J41])" office:value-type="float" office:value="0.369134469864608" calcext:value-type="float">
            <text:p>0.3691344699</text:p>
          </table:table-cell>
          <table:table-cell table:formula="of:=[.I41]/SUM([.$C41:.$J41])" office:value-type="float" office:value="0" calcext:value-type="float">
            <text:p>0</text:p>
          </table:table-cell>
          <table:table-cell table:formula="of:=[.J41]/SUM([.$C41:.$J41])" office:value-type="float" office:value="0" calcext:value-type="float">
            <text:p>0</text:p>
          </table:table-cell>
          <table:table-cell office:value-type="float" office:value="2.15472503865" calcext:value-type="float">
            <text:p>2.1547250387</text:p>
          </table:table-cell>
          <table:table-cell office:value-type="float" office:value="0.442978469756" calcext:value-type="float">
            <text:p>0.4429784698</text:p>
          </table:table-cell>
          <table:table-cell office:value-type="float" office:value="0.785592618" calcext:value-type="float">
            <text:p>0.785592618</text:p>
          </table:table-cell>
          <table:table-cell office:value-type="float" office:value="0.0950567835753" calcext:value-type="float">
            <text:p>0.095056783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47043955979" calcext:value-type="float">
            <text:p>0.047043956</text:p>
          </table:table-cell>
          <table:table-cell office:value-type="float" office:value="0.00298447480968" calcext:value-type="float">
            <text:p>0.0029844748</text:p>
          </table:table-cell>
          <table:table-cell office:value-type="float" office:value="0" calcext:value-type="float">
            <text:p>0</text:p>
          </table:table-cell>
          <table:table-cell office:value-type="float" office:value="0.00318790631943" calcext:value-type="float">
            <text:p>0.0031879063</text:p>
          </table:table-cell>
          <table:table-cell office:value-type="float" office:value="0" calcext:value-type="float">
            <text:p>0</text:p>
          </table:table-cell>
          <table:table-cell office:value-type="float" office:value="0.0339735354898" calcext:value-type="float">
            <text:p>0.03397353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/SUM([.$C42:.$J42])" office:value-type="float" office:value="0.539557572195921" calcext:value-type="float">
            <text:p>0.5395575722</text:p>
          </table:table-cell>
          <table:table-cell table:formula="of:=[.D42]/SUM([.$C42:.$J42])" office:value-type="float" office:value="0.0342296039752619" calcext:value-type="float">
            <text:p>0.034229604</text:p>
          </table:table-cell>
          <table:table-cell table:formula="of:=[.E42]/SUM([.$C42:.$J42])" office:value-type="float" office:value="0" calcext:value-type="float">
            <text:p>0</text:p>
          </table:table-cell>
          <table:table-cell table:formula="of:=[.F42]/SUM([.$C42:.$J42])" office:value-type="float" office:value="0.0365628051107671" calcext:value-type="float">
            <text:p>0.0365628051</text:p>
          </table:table-cell>
          <table:table-cell table:formula="of:=[.G42]/SUM([.$C42:.$J42])" office:value-type="float" office:value="0" calcext:value-type="float">
            <text:p>0</text:p>
          </table:table-cell>
          <table:table-cell table:formula="of:=[.H42]/SUM([.$C42:.$J42])" office:value-type="float" office:value="0.38965001871805" calcext:value-type="float">
            <text:p>0.3896500187</text:p>
          </table:table-cell>
          <table:table-cell table:formula="of:=[.I42]/SUM([.$C42:.$J42])" office:value-type="float" office:value="0" calcext:value-type="float">
            <text:p>0</text:p>
          </table:table-cell>
          <table:table-cell table:formula="of:=[.J42]/SUM([.$C42:.$J42])" office:value-type="float" office:value="0" calcext:value-type="float">
            <text:p>0</text:p>
          </table:table-cell>
          <table:table-cell office:value-type="float" office:value="2.23118487967" calcext:value-type="float">
            <text:p>2.2311848797</text:p>
          </table:table-cell>
          <table:table-cell office:value-type="float" office:value="0.363363268002" calcext:value-type="float">
            <text:p>0.363363268</text:p>
          </table:table-cell>
          <table:table-cell office:value-type="float" office:value="0.777660047991" calcext:value-type="float">
            <text:p>0.777660048</text:p>
          </table:table-cell>
          <table:table-cell office:value-type="float" office:value="0.136107423539" calcext:value-type="float">
            <text:p>0.136107423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650514990402" calcext:value-type="float">
            <text:p>0.065051499</text:p>
          </table:table-cell>
          <table:table-cell office:value-type="float" office:value="0.00106962565745" calcext:value-type="float">
            <text:p>0.0010696257</text:p>
          </table:table-cell>
          <table:table-cell office:value-type="float" office:value="0" calcext:value-type="float">
            <text:p>0</text:p>
          </table:table-cell>
          <table:table-cell office:value-type="float" office:value="0.00922117226496" calcext:value-type="float">
            <text:p>0.0092211723</text:p>
          </table:table-cell>
          <table:table-cell office:value-type="float" office:value="0" calcext:value-type="float">
            <text:p>0</text:p>
          </table:table-cell>
          <table:table-cell office:value-type="float" office:value="0.00549046514469" calcext:value-type="float">
            <text:p>0.00549046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/SUM([.$C43:.$J43])" office:value-type="float" office:value="0.804766499922996" calcext:value-type="float">
            <text:p>0.8047664999</text:p>
          </table:table-cell>
          <table:table-cell table:formula="of:=[.D43]/SUM([.$C43:.$J43])" office:value-type="float" office:value="0.0132325758710329" calcext:value-type="float">
            <text:p>0.0132325759</text:p>
          </table:table-cell>
          <table:table-cell table:formula="of:=[.E43]/SUM([.$C43:.$J43])" office:value-type="float" office:value="0" calcext:value-type="float">
            <text:p>0</text:p>
          </table:table-cell>
          <table:table-cell table:formula="of:=[.F43]/SUM([.$C43:.$J43])" office:value-type="float" office:value="0.114077164067702" calcext:value-type="float">
            <text:p>0.1140771641</text:p>
          </table:table-cell>
          <table:table-cell table:formula="of:=[.G43]/SUM([.$C43:.$J43])" office:value-type="float" office:value="0" calcext:value-type="float">
            <text:p>0</text:p>
          </table:table-cell>
          <table:table-cell table:formula="of:=[.H43]/SUM([.$C43:.$J43])" office:value-type="float" office:value="0.0679237601382689" calcext:value-type="float">
            <text:p>0.0679237601</text:p>
          </table:table-cell>
          <table:table-cell table:formula="of:=[.I43]/SUM([.$C43:.$J43])" office:value-type="float" office:value="0" calcext:value-type="float">
            <text:p>0</text:p>
          </table:table-cell>
          <table:table-cell table:formula="of:=[.J43]/SUM([.$C43:.$J43])" office:value-type="float" office:value="0" calcext:value-type="float">
            <text:p>0</text:p>
          </table:table-cell>
          <table:table-cell office:value-type="float" office:value="2.25180642779" calcext:value-type="float">
            <text:p>2.2518064278</text:p>
          </table:table-cell>
          <table:table-cell office:value-type="float" office:value="0.366898308872" calcext:value-type="float">
            <text:p>0.3668983089</text:p>
          </table:table-cell>
          <table:table-cell office:value-type="float" office:value="0.775290155095" calcext:value-type="float">
            <text:p>0.7752901551</text:p>
          </table:table-cell>
          <table:table-cell office:value-type="float" office:value="0.124749618222" calcext:value-type="float">
            <text:p>0.12474961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350585433896" calcext:value-type="float">
            <text:p>0.0350585434</text:p>
          </table:table-cell>
          <table:table-cell office:value-type="float" office:value="0.0024053045495" calcext:value-type="float">
            <text:p>0.0024053045</text:p>
          </table:table-cell>
          <table:table-cell office:value-type="float" office:value="0" calcext:value-type="float">
            <text:p>0</text:p>
          </table:table-cell>
          <table:table-cell office:value-type="float" office:value="0.00184356684966" calcext:value-type="float">
            <text:p>0.0018435668</text:p>
          </table:table-cell>
          <table:table-cell office:value-type="float" office:value="0" calcext:value-type="float">
            <text:p>0</text:p>
          </table:table-cell>
          <table:table-cell office:value-type="float" office:value="0.0482985449283" calcext:value-type="float">
            <text:p>0.04829854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/SUM([.$C44:.$J44])" office:value-type="float" office:value="0.400184456660576" calcext:value-type="float">
            <text:p>0.4001844567</text:p>
          </table:table-cell>
          <table:table-cell table:formula="of:=[.D44]/SUM([.$C44:.$J44])" office:value-type="float" office:value="0.0274559465733654" calcext:value-type="float">
            <text:p>0.0274559466</text:p>
          </table:table-cell>
          <table:table-cell table:formula="of:=[.E44]/SUM([.$C44:.$J44])" office:value-type="float" office:value="0" calcext:value-type="float">
            <text:p>0</text:p>
          </table:table-cell>
          <table:table-cell table:formula="of:=[.F44]/SUM([.$C44:.$J44])" office:value-type="float" office:value="0.0210438519892271" calcext:value-type="float">
            <text:p>0.021043852</text:p>
          </table:table-cell>
          <table:table-cell table:formula="of:=[.G44]/SUM([.$C44:.$J44])" office:value-type="float" office:value="0" calcext:value-type="float">
            <text:p>0</text:p>
          </table:table-cell>
          <table:table-cell table:formula="of:=[.H44]/SUM([.$C44:.$J44])" office:value-type="float" office:value="0.551315744776831" calcext:value-type="float">
            <text:p>0.5513157448</text:p>
          </table:table-cell>
          <table:table-cell table:formula="of:=[.I44]/SUM([.$C44:.$J44])" office:value-type="float" office:value="0" calcext:value-type="float">
            <text:p>0</text:p>
          </table:table-cell>
          <table:table-cell table:formula="of:=[.J44]/SUM([.$C44:.$J44])" office:value-type="float" office:value="0" calcext:value-type="float">
            <text:p>0</text:p>
          </table:table-cell>
          <table:table-cell office:value-type="float" office:value="2.17498857854" calcext:value-type="float">
            <text:p>2.1749885785</text:p>
          </table:table-cell>
          <table:table-cell office:value-type="float" office:value="0.288357138294" calcext:value-type="float">
            <text:p>0.2883571383</text:p>
          </table:table-cell>
          <table:table-cell office:value-type="float" office:value="0.767734153946" calcext:value-type="float">
            <text:p>0.7677341539</text:p>
          </table:table-cell>
          <table:table-cell office:value-type="float" office:value="0.063776965372" calcext:value-type="float">
            <text:p>0.06377696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687648602642" calcext:value-type="float">
            <text:p>0.0687648603</text:p>
          </table:table-cell>
          <table:table-cell office:value-type="float" office:value="0.00124809994508" calcext:value-type="float">
            <text:p>0.0012480999</text:p>
          </table:table-cell>
          <table:table-cell office:value-type="float" office:value="0" calcext:value-type="float">
            <text:p>0</text:p>
          </table:table-cell>
          <table:table-cell office:value-type="float" office:value="0.0032681703979" calcext:value-type="float">
            <text:p>0.0032681704</text:p>
          </table:table-cell>
          <table:table-cell office:value-type="float" office:value="0" calcext:value-type="float">
            <text:p>0</text:p>
          </table:table-cell>
          <table:table-cell office:value-type="float" office:value="0.013132005131" calcext:value-type="float">
            <text:p>0.01313200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/SUM([.$C45:.$J45])" office:value-type="float" office:value="0.795768602502149" calcext:value-type="float">
            <text:p>0.7957686025</text:p>
          </table:table-cell>
          <table:table-cell table:formula="of:=[.D45]/SUM([.$C45:.$J45])" office:value-type="float" office:value="0.0144434053274212" calcext:value-type="float">
            <text:p>0.0144434053</text:p>
          </table:table-cell>
          <table:table-cell table:formula="of:=[.E45]/SUM([.$C45:.$J45])" office:value-type="float" office:value="0" calcext:value-type="float">
            <text:p>0</text:p>
          </table:table-cell>
          <table:table-cell table:formula="of:=[.F45]/SUM([.$C45:.$J45])" office:value-type="float" office:value="0.0378202963008091" calcext:value-type="float">
            <text:p>0.0378202963</text:p>
          </table:table-cell>
          <table:table-cell table:formula="of:=[.G45]/SUM([.$C45:.$J45])" office:value-type="float" office:value="0" calcext:value-type="float">
            <text:p>0</text:p>
          </table:table-cell>
          <table:table-cell table:formula="of:=[.H45]/SUM([.$C45:.$J45])" office:value-type="float" office:value="0.151967695869621" calcext:value-type="float">
            <text:p>0.1519676959</text:p>
          </table:table-cell>
          <table:table-cell table:formula="of:=[.I45]/SUM([.$C45:.$J45])" office:value-type="float" office:value="0" calcext:value-type="float">
            <text:p>0</text:p>
          </table:table-cell>
          <table:table-cell table:formula="of:=[.J45]/SUM([.$C45:.$J45])" office:value-type="float" office:value="0" calcext:value-type="float">
            <text:p>0</text:p>
          </table:table-cell>
          <table:table-cell office:value-type="float" office:value="2.21415598607" calcext:value-type="float">
            <text:p>2.2141559861</text:p>
          </table:table-cell>
          <table:table-cell office:value-type="float" office:value="0.321130976927" calcext:value-type="float">
            <text:p>0.3211309769</text:p>
          </table:table-cell>
          <table:table-cell office:value-type="float" office:value="0.796924471269" calcext:value-type="float">
            <text:p>0.7969244713</text:p>
          </table:table-cell>
          <table:table-cell office:value-type="float" office:value="0.0783581889452" calcext:value-type="float">
            <text:p>0.078358188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715930804504" calcext:value-type="float">
            <text:p>0.0715930805</text:p>
          </table:table-cell>
          <table:table-cell office:value-type="float" office:value="0.000496793877191" calcext:value-type="float">
            <text:p>0.0004967939</text:p>
          </table:table-cell>
          <table:table-cell office:value-type="float" office:value="0" calcext:value-type="float">
            <text:p>0</text:p>
          </table:table-cell>
          <table:table-cell office:value-type="float" office:value="0.0042241336595" calcext:value-type="float">
            <text:p>0.0042241337</text:p>
          </table:table-cell>
          <table:table-cell office:value-type="float" office:value="0" calcext:value-type="float">
            <text:p>0</text:p>
          </table:table-cell>
          <table:table-cell office:value-type="float" office:value="0.0038877905181" calcext:value-type="float">
            <text:p>0.00388779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/SUM([.$C46:.$J46])" office:value-type="float" office:value="0.892661782961964" calcext:value-type="float">
            <text:p>0.892661783</text:p>
          </table:table-cell>
          <table:table-cell table:formula="of:=[.D46]/SUM([.$C46:.$J46])" office:value-type="float" office:value="0.00619429846275636" calcext:value-type="float">
            <text:p>0.0061942985</text:p>
          </table:table-cell>
          <table:table-cell table:formula="of:=[.E46]/SUM([.$C46:.$J46])" office:value-type="float" office:value="0" calcext:value-type="float">
            <text:p>0</text:p>
          </table:table-cell>
          <table:table-cell table:formula="of:=[.F46]/SUM([.$C46:.$J46])" office:value-type="float" office:value="0.0526688146429359" calcext:value-type="float">
            <text:p>0.0526688146</text:p>
          </table:table-cell>
          <table:table-cell table:formula="of:=[.G46]/SUM([.$C46:.$J46])" office:value-type="float" office:value="0" calcext:value-type="float">
            <text:p>0</text:p>
          </table:table-cell>
          <table:table-cell table:formula="of:=[.H46]/SUM([.$C46:.$J46])" office:value-type="float" office:value="0.0484751039323434" calcext:value-type="float">
            <text:p>0.0484751039</text:p>
          </table:table-cell>
          <table:table-cell table:formula="of:=[.I46]/SUM([.$C46:.$J46])" office:value-type="float" office:value="0" calcext:value-type="float">
            <text:p>0</text:p>
          </table:table-cell>
          <table:table-cell table:formula="of:=[.J46]/SUM([.$C46:.$J46])" office:value-type="float" office:value="0" calcext:value-type="float">
            <text:p>0</text:p>
          </table:table-cell>
          <table:table-cell office:value-type="float" office:value="2.29105263606" calcext:value-type="float">
            <text:p>2.2910526361</text:p>
          </table:table-cell>
          <table:table-cell office:value-type="float" office:value="0.246134844019" calcext:value-type="float">
            <text:p>0.246134844</text:p>
          </table:table-cell>
          <table:table-cell office:value-type="float" office:value="0.789660762949" calcext:value-type="float">
            <text:p>0.7896607629</text:p>
          </table:table-cell>
          <table:table-cell office:value-type="float" office:value="0.0892596526078" calcext:value-type="float">
            <text:p>0.089259652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34154488046" calcext:value-type="float">
            <text:p>0.0634154488</text:p>
          </table:table-cell>
          <table:table-cell office:value-type="float" office:value="0.000214479721344" calcext:value-type="float">
            <text:p>0.0002144797</text:p>
          </table:table-cell>
          <table:table-cell office:value-type="float" office:value="0" calcext:value-type="float">
            <text:p>0</text:p>
          </table:table-cell>
          <table:table-cell office:value-type="float" office:value="0.00430877118988" calcext:value-type="float">
            <text:p>0.0043087712</text:p>
          </table:table-cell>
          <table:table-cell office:value-type="float" office:value="0" calcext:value-type="float">
            <text:p>0</text:p>
          </table:table-cell>
          <table:table-cell office:value-type="float" office:value="0.00082595627958" calcext:value-type="float">
            <text:p>0.00082595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]/SUM([.$C47:.$J47])" office:value-type="float" office:value="0.922209933091768" calcext:value-type="float">
            <text:p>0.9222099331</text:p>
          </table:table-cell>
          <table:table-cell table:formula="of:=[.D47]/SUM([.$C47:.$J47])" office:value-type="float" office:value="0.00311904012663621" calcext:value-type="float">
            <text:p>0.0031190401</text:p>
          </table:table-cell>
          <table:table-cell table:formula="of:=[.E47]/SUM([.$C47:.$J47])" office:value-type="float" office:value="0" calcext:value-type="float">
            <text:p>0</text:p>
          </table:table-cell>
          <table:table-cell table:formula="of:=[.F47]/SUM([.$C47:.$J47])" office:value-type="float" office:value="0.0626596778171621" calcext:value-type="float">
            <text:p>0.0626596778</text:p>
          </table:table-cell>
          <table:table-cell table:formula="of:=[.G47]/SUM([.$C47:.$J47])" office:value-type="float" office:value="0" calcext:value-type="float">
            <text:p>0</text:p>
          </table:table-cell>
          <table:table-cell table:formula="of:=[.H47]/SUM([.$C47:.$J47])" office:value-type="float" office:value="0.0120113489644332" calcext:value-type="float">
            <text:p>0.012011349</text:p>
          </table:table-cell>
          <table:table-cell table:formula="of:=[.I47]/SUM([.$C47:.$J47])" office:value-type="float" office:value="0" calcext:value-type="float">
            <text:p>0</text:p>
          </table:table-cell>
          <table:table-cell table:formula="of:=[.J47]/SUM([.$C47:.$J47])" office:value-type="float" office:value="0" calcext:value-type="float">
            <text:p>0</text:p>
          </table:table-cell>
          <table:table-cell office:value-type="float" office:value="2.3310486828" calcext:value-type="float">
            <text:p>2.3310486828</text:p>
          </table:table-cell>
          <table:table-cell office:value-type="float" office:value="0.282441866638" calcext:value-type="float">
            <text:p>0.2824418666</text:p>
          </table:table-cell>
          <table:table-cell office:value-type="float" office:value="0.824614739119" calcext:value-type="float">
            <text:p>0.8246147391</text:p>
          </table:table-cell>
          <table:table-cell office:value-type="float" office:value="0.0530602699829" calcext:value-type="float">
            <text:p>0.0530602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609825610265" calcext:value-type="float">
            <text:p>0.060982561</text:p>
          </table:table-cell>
          <table:table-cell office:value-type="float" office:value="0.000865379745865" calcext:value-type="float">
            <text:p>0.0008653797</text:p>
          </table:table-cell>
          <table:table-cell office:value-type="float" office:value="0" calcext:value-type="float">
            <text:p>0</text:p>
          </table:table-cell>
          <table:table-cell office:value-type="float" office:value="0.0106660433492" calcext:value-type="float">
            <text:p>0.0106660433</text:p>
          </table:table-cell>
          <table:table-cell office:value-type="float" office:value="0" calcext:value-type="float">
            <text:p>0</text:p>
          </table:table-cell>
          <table:table-cell office:value-type="float" office:value="0.0125664652238" calcext:value-type="float">
            <text:p>0.01256646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8]/SUM([.$C48:.$J48])" office:value-type="float" office:value="0.716763504374019" calcext:value-type="float">
            <text:p>0.7167635044</text:p>
          </table:table-cell>
          <table:table-cell table:formula="of:=[.D48]/SUM([.$C48:.$J48])" office:value-type="float" office:value="0.0101713114178815" calcext:value-type="float">
            <text:p>0.0101713114</text:p>
          </table:table-cell>
          <table:table-cell table:formula="of:=[.E48]/SUM([.$C48:.$J48])" office:value-type="float" office:value="0" calcext:value-type="float">
            <text:p>0</text:p>
          </table:table-cell>
          <table:table-cell table:formula="of:=[.F48]/SUM([.$C48:.$J48])" office:value-type="float" office:value="0.125364210359346" calcext:value-type="float">
            <text:p>0.1253642104</text:p>
          </table:table-cell>
          <table:table-cell table:formula="of:=[.G48]/SUM([.$C48:.$J48])" office:value-type="float" office:value="0" calcext:value-type="float">
            <text:p>0</text:p>
          </table:table-cell>
          <table:table-cell table:formula="of:=[.H48]/SUM([.$C48:.$J48])" office:value-type="float" office:value="0.147700973848754" calcext:value-type="float">
            <text:p>0.1477009738</text:p>
          </table:table-cell>
          <table:table-cell table:formula="of:=[.I48]/SUM([.$C48:.$J48])" office:value-type="float" office:value="0" calcext:value-type="float">
            <text:p>0</text:p>
          </table:table-cell>
          <table:table-cell table:formula="of:=[.J48]/SUM([.$C48:.$J48])" office:value-type="float" office:value="0" calcext:value-type="float">
            <text:p>0</text:p>
          </table:table-cell>
          <table:table-cell office:value-type="float" office:value="2.25415560844" calcext:value-type="float">
            <text:p>2.2541556084</text:p>
          </table:table-cell>
          <table:table-cell office:value-type="float" office:value="0.217712822661" calcext:value-type="float">
            <text:p>0.2177128227</text:p>
          </table:table-cell>
          <table:table-cell office:value-type="float" office:value="0.817580060647" calcext:value-type="float">
            <text:p>0.8175800606</text:p>
          </table:table-cell>
          <table:table-cell office:value-type="float" office:value="0.0897838502136" calcext:value-type="float">
            <text:p>0.089783850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603506698895" calcext:value-type="float">
            <text:p>0.0603506699</text:p>
          </table:table-cell>
          <table:table-cell office:value-type="float" office:value="0.000453207508231" calcext:value-type="float">
            <text:p>0.0004532075</text:p>
          </table:table-cell>
          <table:table-cell office:value-type="float" office:value="0" calcext:value-type="float">
            <text:p>0</text:p>
          </table:table-cell>
          <table:table-cell office:value-type="float" office:value="0.00744932985971" calcext:value-type="float">
            <text:p>0.0074493299</text:p>
          </table:table-cell>
          <table:table-cell office:value-type="float" office:value="0" calcext:value-type="float">
            <text:p>0</text:p>
          </table:table-cell>
          <table:table-cell office:value-type="float" office:value="0.00234072810894" calcext:value-type="float">
            <text:p>0.00234072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9]/SUM([.$C49:.$J49])" office:value-type="float" office:value="0.854898789482146" calcext:value-type="float">
            <text:p>0.8548987895</text:p>
          </table:table-cell>
          <table:table-cell table:formula="of:=[.D49]/SUM([.$C49:.$J49])" office:value-type="float" office:value="0.00641992128472315" calcext:value-type="float">
            <text:p>0.0064199213</text:p>
          </table:table-cell>
          <table:table-cell table:formula="of:=[.E49]/SUM([.$C49:.$J49])" office:value-type="float" office:value="0" calcext:value-type="float">
            <text:p>0</text:p>
          </table:table-cell>
          <table:table-cell table:formula="of:=[.F49]/SUM([.$C49:.$J49])" office:value-type="float" office:value="0.105523651869642" calcext:value-type="float">
            <text:p>0.1055236519</text:p>
          </table:table-cell>
          <table:table-cell table:formula="of:=[.G49]/SUM([.$C49:.$J49])" office:value-type="float" office:value="0" calcext:value-type="float">
            <text:p>0</text:p>
          </table:table-cell>
          <table:table-cell table:formula="of:=[.H49]/SUM([.$C49:.$J49])" office:value-type="float" office:value="0.0331576373634884" calcext:value-type="float">
            <text:p>0.0331576374</text:p>
          </table:table-cell>
          <table:table-cell table:formula="of:=[.I49]/SUM([.$C49:.$J49])" office:value-type="float" office:value="0" calcext:value-type="float">
            <text:p>0</text:p>
          </table:table-cell>
          <table:table-cell table:formula="of:=[.J49]/SUM([.$C49:.$J49])" office:value-type="float" office:value="0" calcext:value-type="float">
            <text:p>0</text:p>
          </table:table-cell>
          <table:table-cell office:value-type="float" office:value="2.29226235797" calcext:value-type="float">
            <text:p>2.292262358</text:p>
          </table:table-cell>
          <table:table-cell office:value-type="float" office:value="0.256346757171" calcext:value-type="float">
            <text:p>0.2563467572</text:p>
          </table:table-cell>
          <table:table-cell office:value-type="float" office:value="0.856964568423" calcext:value-type="float">
            <text:p>0.8569645684</text:p>
          </table:table-cell>
          <table:table-cell office:value-type="float" office:value="0.0602000013672" calcext:value-type="float">
            <text:p>0.060200001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523683078866" calcext:value-type="float">
            <text:p>0.0523683079</text:p>
          </table:table-cell>
          <table:table-cell office:value-type="float" office:value="0.000707856231589" calcext:value-type="float">
            <text:p>0.0007078562</text:p>
          </table:table-cell>
          <table:table-cell office:value-type="float" office:value="0" calcext:value-type="float">
            <text:p>0</text:p>
          </table:table-cell>
          <table:table-cell office:value-type="float" office:value="0.0136992108963" calcext:value-type="float">
            <text:p>0.0136992109</text:p>
          </table:table-cell>
          <table:table-cell office:value-type="float" office:value="0" calcext:value-type="float">
            <text:p>0</text:p>
          </table:table-cell>
          <table:table-cell office:value-type="float" office:value="0.00323860499078" calcext:value-type="float">
            <text:p>0.0032386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/SUM([.$C50:.$J50])" office:value-type="float" office:value="0.747969303882724" calcext:value-type="float">
            <text:p>0.7479693039</text:p>
          </table:table-cell>
          <table:table-cell table:formula="of:=[.D50]/SUM([.$C50:.$J50])" office:value-type="float" office:value="0.010110212725169" calcext:value-type="float">
            <text:p>0.0101102127</text:p>
          </table:table-cell>
          <table:table-cell table:formula="of:=[.E50]/SUM([.$C50:.$J50])" office:value-type="float" office:value="0" calcext:value-type="float">
            <text:p>0</text:p>
          </table:table-cell>
          <table:table-cell table:formula="of:=[.F50]/SUM([.$C50:.$J50])" office:value-type="float" office:value="0.195663935906358" calcext:value-type="float">
            <text:p>0.1956639359</text:p>
          </table:table-cell>
          <table:table-cell table:formula="of:=[.G50]/SUM([.$C50:.$J50])" office:value-type="float" office:value="0" calcext:value-type="float">
            <text:p>0</text:p>
          </table:table-cell>
          <table:table-cell table:formula="of:=[.H50]/SUM([.$C50:.$J50])" office:value-type="float" office:value="0.0462565474857489" calcext:value-type="float">
            <text:p>0.0462565475</text:p>
          </table:table-cell>
          <table:table-cell table:formula="of:=[.I50]/SUM([.$C50:.$J50])" office:value-type="float" office:value="0" calcext:value-type="float">
            <text:p>0</text:p>
          </table:table-cell>
          <table:table-cell table:formula="of:=[.J50]/SUM([.$C50:.$J50])" office:value-type="float" office:value="0" calcext:value-type="float">
            <text:p>0</text:p>
          </table:table-cell>
          <table:table-cell office:value-type="float" office:value="2.36903641823" calcext:value-type="float">
            <text:p>2.3690364182</text:p>
          </table:table-cell>
          <table:table-cell office:value-type="float" office:value="0.219741267066" calcext:value-type="float">
            <text:p>0.2197412671</text:p>
          </table:table-cell>
          <table:table-cell office:value-type="float" office:value="0.850051090416" calcext:value-type="float">
            <text:p>0.8500510904</text:p>
          </table:table-cell>
          <table:table-cell office:value-type="float" office:value="0.103951782126" calcext:value-type="float">
            <text:p>0.103951782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463892588202" calcext:value-type="float">
            <text:p>0.0463892588</text:p>
          </table:table-cell>
          <table:table-cell office:value-type="float" office:value="0.000624446769531" calcext:value-type="float">
            <text:p>0.0006244468</text:p>
          </table:table-cell>
          <table:table-cell office:value-type="float" office:value="0" calcext:value-type="float">
            <text:p>0</text:p>
          </table:table-cell>
          <table:table-cell office:value-type="float" office:value="0.012494447954" calcext:value-type="float">
            <text:p>0.012494448</text:p>
          </table:table-cell>
          <table:table-cell office:value-type="float" office:value="0" calcext:value-type="float">
            <text:p>0</text:p>
          </table:table-cell>
          <table:table-cell office:value-type="float" office:value="0.00194223622545" calcext:value-type="float">
            <text:p>0.0019422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1]/SUM([.$C51:.$J51])" office:value-type="float" office:value="0.754905851605606" calcext:value-type="float">
            <text:p>0.7549058516</text:p>
          </table:table-cell>
          <table:table-cell table:formula="of:=[.D51]/SUM([.$C51:.$J51])" office:value-type="float" office:value="0.0101618032347156" calcext:value-type="float">
            <text:p>0.0101618032</text:p>
          </table:table-cell>
          <table:table-cell table:formula="of:=[.E51]/SUM([.$C51:.$J51])" office:value-type="float" office:value="0" calcext:value-type="float">
            <text:p>0</text:p>
          </table:table-cell>
          <table:table-cell table:formula="of:=[.F51]/SUM([.$C51:.$J51])" office:value-type="float" office:value="0.203325772235643" calcext:value-type="float">
            <text:p>0.2033257722</text:p>
          </table:table-cell>
          <table:table-cell table:formula="of:=[.G51]/SUM([.$C51:.$J51])" office:value-type="float" office:value="0" calcext:value-type="float">
            <text:p>0</text:p>
          </table:table-cell>
          <table:table-cell table:formula="of:=[.H51]/SUM([.$C51:.$J51])" office:value-type="float" office:value="0.0316065729240351" calcext:value-type="float">
            <text:p>0.0316065729</text:p>
          </table:table-cell>
          <table:table-cell table:formula="of:=[.I51]/SUM([.$C51:.$J51])" office:value-type="float" office:value="0" calcext:value-type="float">
            <text:p>0</text:p>
          </table:table-cell>
          <table:table-cell table:formula="of:=[.J51]/SUM([.$C51:.$J51])" office:value-type="float" office:value="0" calcext:value-type="float">
            <text:p>0</text:p>
          </table:table-cell>
          <table:table-cell office:value-type="float" office:value="2.40189150161" calcext:value-type="float">
            <text:p>2.4018915016</text:p>
          </table:table-cell>
          <table:table-cell office:value-type="float" office:value="0.258720350553" calcext:value-type="float">
            <text:p>0.2587203506</text:p>
          </table:table-cell>
          <table:table-cell office:value-type="float" office:value="0.889714520811" calcext:value-type="float">
            <text:p>0.8897145208</text:p>
          </table:table-cell>
          <table:table-cell office:value-type="float" office:value="0.0226670799701" calcext:value-type="float">
            <text:p>0.0226670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547408117475" calcext:value-type="float">
            <text:p>0.0547408117</text:p>
          </table:table-cell>
          <table:table-cell office:value-type="float" office:value="0.000167176927716" calcext:value-type="float">
            <text:p>0.0001671769</text:p>
          </table:table-cell>
          <table:table-cell office:value-type="float" office:value="0" calcext:value-type="float">
            <text:p>0</text:p>
          </table:table-cell>
          <table:table-cell office:value-type="float" office:value="0.0110103616122" calcext:value-type="float">
            <text:p>0.0110103616</text:p>
          </table:table-cell>
          <table:table-cell office:value-type="float" office:value="0" calcext:value-type="float">
            <text:p>0</text:p>
          </table:table-cell>
          <table:table-cell office:value-type="float" office:value="0.0033282034952" calcext:value-type="float">
            <text:p>0.00332820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2]/SUM([.$C52:.$J52])" office:value-type="float" office:value="0.790520376210295" calcext:value-type="float">
            <text:p>0.7905203762</text:p>
          </table:table-cell>
          <table:table-cell table:formula="of:=[.D52]/SUM([.$C52:.$J52])" office:value-type="float" office:value="0.00241422740315445" calcext:value-type="float">
            <text:p>0.0024142274</text:p>
          </table:table-cell>
          <table:table-cell table:formula="of:=[.E52]/SUM([.$C52:.$J52])" office:value-type="float" office:value="0" calcext:value-type="float">
            <text:p>0</text:p>
          </table:table-cell>
          <table:table-cell table:formula="of:=[.F52]/SUM([.$C52:.$J52])" office:value-type="float" office:value="0.159002304241227" calcext:value-type="float">
            <text:p>0.1590023042</text:p>
          </table:table-cell>
          <table:table-cell table:formula="of:=[.G52]/SUM([.$C52:.$J52])" office:value-type="float" office:value="0" calcext:value-type="float">
            <text:p>0</text:p>
          </table:table-cell>
          <table:table-cell table:formula="of:=[.H52]/SUM([.$C52:.$J52])" office:value-type="float" office:value="0.0480630921453239" calcext:value-type="float">
            <text:p>0.0480630921</text:p>
          </table:table-cell>
          <table:table-cell table:formula="of:=[.I52]/SUM([.$C52:.$J52])" office:value-type="float" office:value="0" calcext:value-type="float">
            <text:p>0</text:p>
          </table:table-cell>
          <table:table-cell table:formula="of:=[.J52]/SUM([.$C52:.$J52])" office:value-type="float" office:value="0" calcext:value-type="float">
            <text:p>0</text:p>
          </table:table-cell>
          <table:table-cell office:value-type="float" office:value="2.32533811791" calcext:value-type="float">
            <text:p>2.3253381179</text:p>
          </table:table-cell>
          <table:table-cell office:value-type="float" office:value="0.301657747681" calcext:value-type="float">
            <text:p>0.3016577477</text:p>
          </table:table-cell>
          <table:table-cell office:value-type="float" office:value="0.882818147244" calcext:value-type="float">
            <text:p>0.8828181472</text:p>
          </table:table-cell>
          <table:table-cell office:value-type="float" office:value="0.0628590052962" calcext:value-type="float">
            <text:p>0.062859005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36581982345" calcext:value-type="float">
            <text:p>0.0365819823</text:p>
          </table:table-cell>
          <table:table-cell office:value-type="float" office:value="0.000517179225905" calcext:value-type="float">
            <text:p>0.0005171792</text:p>
          </table:table-cell>
          <table:table-cell office:value-type="float" office:value="0" calcext:value-type="float">
            <text:p>0</text:p>
          </table:table-cell>
          <table:table-cell office:value-type="float" office:value="0.0157529644615" calcext:value-type="float">
            <text:p>0.0157529645</text:p>
          </table:table-cell>
          <table:table-cell office:value-type="float" office:value="0" calcext:value-type="float">
            <text:p>0</text:p>
          </table:table-cell>
          <table:table-cell office:value-type="float" office:value="0.000461348965561" calcext:value-type="float">
            <text:p>0.0004613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3]/SUM([.$C53:.$J53])" office:value-type="float" office:value="0.686167659234287" calcext:value-type="float">
            <text:p>0.6861676592</text:p>
          </table:table-cell>
          <table:table-cell table:formula="of:=[.D53]/SUM([.$C53:.$J53])" office:value-type="float" office:value="0.00970072248947815" calcext:value-type="float">
            <text:p>0.0097007225</text:p>
          </table:table-cell>
          <table:table-cell table:formula="of:=[.E53]/SUM([.$C53:.$J53])" office:value-type="float" office:value="0" calcext:value-type="float">
            <text:p>0</text:p>
          </table:table-cell>
          <table:table-cell table:formula="of:=[.F53]/SUM([.$C53:.$J53])" office:value-type="float" office:value="0.295478103089341" calcext:value-type="float">
            <text:p>0.2954781031</text:p>
          </table:table-cell>
          <table:table-cell table:formula="of:=[.G53]/SUM([.$C53:.$J53])" office:value-type="float" office:value="0" calcext:value-type="float">
            <text:p>0</text:p>
          </table:table-cell>
          <table:table-cell table:formula="of:=[.H53]/SUM([.$C53:.$J53])" office:value-type="float" office:value="0.00865351518689414" calcext:value-type="float">
            <text:p>0.0086535152</text:p>
          </table:table-cell>
          <table:table-cell table:formula="of:=[.I53]/SUM([.$C53:.$J53])" office:value-type="float" office:value="0" calcext:value-type="float">
            <text:p>0</text:p>
          </table:table-cell>
          <table:table-cell table:formula="of:=[.J53]/SUM([.$C53:.$J53])" office:value-type="float" office:value="0" calcext:value-type="float">
            <text:p>0</text:p>
          </table:table-cell>
          <table:table-cell office:value-type="float" office:value="2.34977702014" calcext:value-type="float">
            <text:p>2.3497770201</text:p>
          </table:table-cell>
          <table:table-cell office:value-type="float" office:value="0.307918696732" calcext:value-type="float">
            <text:p>0.3079186967</text:p>
          </table:table-cell>
          <table:table-cell office:value-type="float" office:value="0.891361464031" calcext:value-type="float">
            <text:p>0.891361464</text:p>
          </table:table-cell>
          <table:table-cell office:value-type="float" office:value="0.0447632606933" calcext:value-type="float">
            <text:p>0.044763260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590781231155" calcext:value-type="float">
            <text:p>0.0590781231</text:p>
          </table:table-cell>
          <table:table-cell office:value-type="float" office:value="0.000472173616828" calcext:value-type="float">
            <text:p>0.0004721736</text:p>
          </table:table-cell>
          <table:table-cell office:value-type="float" office:value="0" calcext:value-type="float">
            <text:p>0</text:p>
          </table:table-cell>
          <table:table-cell office:value-type="float" office:value="0.01021088718" calcext:value-type="float">
            <text:p>0.0102108872</text:p>
          </table:table-cell>
          <table:table-cell office:value-type="float" office:value="0" calcext:value-type="float">
            <text:p>0</text:p>
          </table:table-cell>
          <table:table-cell office:value-type="float" office:value="0.00888570086537" calcext:value-type="float">
            <text:p>0.0088857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4]/SUM([.$C54:.$J54])" office:value-type="float" office:value="0.751181986196774" calcext:value-type="float">
            <text:p>0.7511819862</text:p>
          </table:table-cell>
          <table:table-cell table:formula="of:=[.D54]/SUM([.$C54:.$J54])" office:value-type="float" office:value="0.00600371671634087" calcext:value-type="float">
            <text:p>0.0060037167</text:p>
          </table:table-cell>
          <table:table-cell table:formula="of:=[.E54]/SUM([.$C54:.$J54])" office:value-type="float" office:value="0" calcext:value-type="float">
            <text:p>0</text:p>
          </table:table-cell>
          <table:table-cell table:formula="of:=[.F54]/SUM([.$C54:.$J54])" office:value-type="float" office:value="0.129832061484214" calcext:value-type="float">
            <text:p>0.1298320615</text:p>
          </table:table-cell>
          <table:table-cell table:formula="of:=[.G54]/SUM([.$C54:.$J54])" office:value-type="float" office:value="0" calcext:value-type="float">
            <text:p>0</text:p>
          </table:table-cell>
          <table:table-cell table:formula="of:=[.H54]/SUM([.$C54:.$J54])" office:value-type="float" office:value="0.112982235602671" calcext:value-type="float">
            <text:p>0.1129822356</text:p>
          </table:table-cell>
          <table:table-cell table:formula="of:=[.I54]/SUM([.$C54:.$J54])" office:value-type="float" office:value="0" calcext:value-type="float">
            <text:p>0</text:p>
          </table:table-cell>
          <table:table-cell table:formula="of:=[.J54]/SUM([.$C54:.$J54])" office:value-type="float" office:value="0" calcext:value-type="float">
            <text:p>0</text:p>
          </table:table-cell>
          <table:table-cell office:value-type="float" office:value="2.42663213785" calcext:value-type="float">
            <text:p>2.4266321379</text:p>
          </table:table-cell>
          <table:table-cell office:value-type="float" office:value="0.291549448544" calcext:value-type="float">
            <text:p>0.2915494485</text:p>
          </table:table-cell>
          <table:table-cell office:value-type="float" office:value="0.884853955516" calcext:value-type="float">
            <text:p>0.8848539555</text:p>
          </table:table-cell>
          <table:table-cell office:value-type="float" office:value="0.070033792526" calcext:value-type="float">
            <text:p>0.070033792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511615329539" calcext:value-type="float">
            <text:p>0.051161533</text:p>
          </table:table-cell>
          <table:table-cell office:value-type="float" office:value="0.000389259207457" calcext:value-type="float">
            <text:p>0.0003892592</text:p>
          </table:table-cell>
          <table:table-cell office:value-type="float" office:value="0" calcext:value-type="float">
            <text:p>0</text:p>
          </table:table-cell>
          <table:table-cell office:value-type="float" office:value="0.00941334757572" calcext:value-type="float">
            <text:p>0.0094133476</text:p>
          </table:table-cell>
          <table:table-cell office:value-type="float" office:value="0" calcext:value-type="float">
            <text:p>0</text:p>
          </table:table-cell>
          <table:table-cell office:value-type="float" office:value="0.00236522477259" calcext:value-type="float">
            <text:p>0.00236522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]/SUM([.$C55:.$J55])" office:value-type="float" office:value="0.807864303550533" calcext:value-type="float">
            <text:p>0.8078643036</text:p>
          </table:table-cell>
          <table:table-cell table:formula="of:=[.D55]/SUM([.$C55:.$J55])" office:value-type="float" office:value="0.00614658319202905" calcext:value-type="float">
            <text:p>0.0061465832</text:p>
          </table:table-cell>
          <table:table-cell table:formula="of:=[.E55]/SUM([.$C55:.$J55])" office:value-type="float" office:value="0" calcext:value-type="float">
            <text:p>0</text:p>
          </table:table-cell>
          <table:table-cell table:formula="of:=[.F55]/SUM([.$C55:.$J55])" office:value-type="float" office:value="0.14864111851751" calcext:value-type="float">
            <text:p>0.1486411185</text:p>
          </table:table-cell>
          <table:table-cell table:formula="of:=[.G55]/SUM([.$C55:.$J55])" office:value-type="float" office:value="0" calcext:value-type="float">
            <text:p>0</text:p>
          </table:table-cell>
          <table:table-cell table:formula="of:=[.H55]/SUM([.$C55:.$J55])" office:value-type="float" office:value="0.0373479947399276" calcext:value-type="float">
            <text:p>0.0373479947</text:p>
          </table:table-cell>
          <table:table-cell table:formula="of:=[.I55]/SUM([.$C55:.$J55])" office:value-type="float" office:value="0" calcext:value-type="float">
            <text:p>0</text:p>
          </table:table-cell>
          <table:table-cell table:formula="of:=[.J55]/SUM([.$C55:.$J55])" office:value-type="float" office:value="0" calcext:value-type="float">
            <text:p>0</text:p>
          </table:table-cell>
          <table:table-cell office:value-type="float" office:value="2.45452885467" calcext:value-type="float">
            <text:p>2.4545288547</text:p>
          </table:table-cell>
          <table:table-cell office:value-type="float" office:value="0.296338957826" calcext:value-type="float">
            <text:p>0.2963389578</text:p>
          </table:table-cell>
          <table:table-cell office:value-type="float" office:value="0.898922260514" calcext:value-type="float">
            <text:p>0.8989222605</text:p>
          </table:table-cell>
          <table:table-cell office:value-type="float" office:value="0.032539327104" calcext:value-type="float">
            <text:p>0.032539327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473687897125" calcext:value-type="float">
            <text:p>0.0473687897</text:p>
          </table:table-cell>
          <table:table-cell office:value-type="float" office:value="0.000104264729099" calcext:value-type="float">
            <text:p>0.0001042647</text:p>
          </table:table-cell>
          <table:table-cell office:value-type="float" office:value="0" calcext:value-type="float">
            <text:p>0</text:p>
          </table:table-cell>
          <table:table-cell office:value-type="float" office:value="0.00965678567899" calcext:value-type="float">
            <text:p>0.0096567857</text:p>
          </table:table-cell>
          <table:table-cell office:value-type="float" office:value="0" calcext:value-type="float">
            <text:p>0</text:p>
          </table:table-cell>
          <table:table-cell office:value-type="float" office:value="0.000832393452015" calcext:value-type="float">
            <text:p>0.00083239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6]/SUM([.$C56:.$J56])" office:value-type="float" office:value="0.817235409901267" calcext:value-type="float">
            <text:p>0.8172354099</text:p>
          </table:table-cell>
          <table:table-cell table:formula="of:=[.D56]/SUM([.$C56:.$J56])" office:value-type="float" office:value="0.00179883904867809" calcext:value-type="float">
            <text:p>0.001798839</text:p>
          </table:table-cell>
          <table:table-cell table:formula="of:=[.E56]/SUM([.$C56:.$J56])" office:value-type="float" office:value="0" calcext:value-type="float">
            <text:p>0</text:p>
          </table:table-cell>
          <table:table-cell table:formula="of:=[.F56]/SUM([.$C56:.$J56])" office:value-type="float" office:value="0.166604788735303" calcext:value-type="float">
            <text:p>0.1666047887</text:p>
          </table:table-cell>
          <table:table-cell table:formula="of:=[.G56]/SUM([.$C56:.$J56])" office:value-type="float" office:value="0" calcext:value-type="float">
            <text:p>0</text:p>
          </table:table-cell>
          <table:table-cell table:formula="of:=[.H56]/SUM([.$C56:.$J56])" office:value-type="float" office:value="0.0143609623147517" calcext:value-type="float">
            <text:p>0.0143609623</text:p>
          </table:table-cell>
          <table:table-cell table:formula="of:=[.I56]/SUM([.$C56:.$J56])" office:value-type="float" office:value="0" calcext:value-type="float">
            <text:p>0</text:p>
          </table:table-cell>
          <table:table-cell table:formula="of:=[.J56]/SUM([.$C56:.$J56])" office:value-type="float" office:value="0" calcext:value-type="float">
            <text:p>0</text:p>
          </table:table-cell>
          <table:table-cell office:value-type="float" office:value="2.37741300403" calcext:value-type="float">
            <text:p>2.377413004</text:p>
          </table:table-cell>
          <table:table-cell office:value-type="float" office:value="0.361824743854" calcext:value-type="float">
            <text:p>0.3618247439</text:p>
          </table:table-cell>
          <table:table-cell office:value-type="float" office:value="0.892807744589" calcext:value-type="float">
            <text:p>0.8928077446</text:p>
          </table:table-cell>
          <table:table-cell office:value-type="float" office:value="0.0560848053336" calcext:value-type="float">
            <text:p>0.056084805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487706131257" calcext:value-type="float">
            <text:p>0.0487706131</text:p>
          </table:table-cell>
          <table:table-cell office:value-type="float" office:value="0.000221931441567" calcext:value-type="float">
            <text:p>0.0002219314</text:p>
          </table:table-cell>
          <table:table-cell office:value-type="float" office:value="0" calcext:value-type="float">
            <text:p>0</text:p>
          </table:table-cell>
          <table:table-cell office:value-type="float" office:value="0.00762947918684" calcext:value-type="float">
            <text:p>0.0076294792</text:p>
          </table:table-cell>
          <table:table-cell office:value-type="float" office:value="0" calcext:value-type="float">
            <text:p>0</text:p>
          </table:table-cell>
          <table:table-cell office:value-type="float" office:value="0.00110542531808" calcext:value-type="float">
            <text:p>0.0011054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7]/SUM([.$C57:.$J57])" office:value-type="float" office:value="0.844842685924218" calcext:value-type="float">
            <text:p>0.8448426859</text:p>
          </table:table-cell>
          <table:table-cell table:formula="of:=[.D57]/SUM([.$C57:.$J57])" office:value-type="float" office:value="0.00384446992087731" calcext:value-type="float">
            <text:p>0.0038444699</text:p>
          </table:table-cell>
          <table:table-cell table:formula="of:=[.E57]/SUM([.$C57:.$J57])" office:value-type="float" office:value="0" calcext:value-type="float">
            <text:p>0</text:p>
          </table:table-cell>
          <table:table-cell table:formula="of:=[.F57]/SUM([.$C57:.$J57])" office:value-type="float" office:value="0.132163802653041" calcext:value-type="float">
            <text:p>0.1321638027</text:p>
          </table:table-cell>
          <table:table-cell table:formula="of:=[.G57]/SUM([.$C57:.$J57])" office:value-type="float" office:value="0" calcext:value-type="float">
            <text:p>0</text:p>
          </table:table-cell>
          <table:table-cell table:formula="of:=[.H57]/SUM([.$C57:.$J57])" office:value-type="float" office:value="0.0191490415018631" calcext:value-type="float">
            <text:p>0.0191490415</text:p>
          </table:table-cell>
          <table:table-cell table:formula="of:=[.I57]/SUM([.$C57:.$J57])" office:value-type="float" office:value="0" calcext:value-type="float">
            <text:p>0</text:p>
          </table:table-cell>
          <table:table-cell table:formula="of:=[.J57]/SUM([.$C57:.$J57])" office:value-type="float" office:value="0" calcext:value-type="float">
            <text:p>0</text:p>
          </table:table-cell>
          <table:table-cell office:value-type="float" office:value="2.37496159691" calcext:value-type="float">
            <text:p>2.3749615969</text:p>
          </table:table-cell>
          <table:table-cell office:value-type="float" office:value="0.334546988234" calcext:value-type="float">
            <text:p>0.3345469882</text:p>
          </table:table-cell>
          <table:table-cell office:value-type="float" office:value="0.876171190355" calcext:value-type="float">
            <text:p>0.8761711904</text:p>
          </table:table-cell>
          <table:table-cell office:value-type="float" office:value="0.0236206290832" calcext:value-type="float">
            <text:p>0.023620629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548332677627" calcext:value-type="float">
            <text:p>0.0548332678</text:p>
          </table:table-cell>
          <table:table-cell office:value-type="float" office:value="0.0000814228902785" calcext:value-type="float">
            <text:p>8.14228902785E-05</text:p>
          </table:table-cell>
          <table:table-cell office:value-type="float" office:value="0" calcext:value-type="float">
            <text:p>0</text:p>
          </table:table-cell>
          <table:table-cell office:value-type="float" office:value="0.00748116952209" calcext:value-type="float">
            <text:p>0.0074811695</text:p>
          </table:table-cell>
          <table:table-cell office:value-type="float" office:value="0" calcext:value-type="float">
            <text:p>0</text:p>
          </table:table-cell>
          <table:table-cell office:value-type="float" office:value="0.00280551917056" calcext:value-type="float">
            <text:p>0.00280551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]/SUM([.$C58:.$J58])" office:value-type="float" office:value="0.840983247793459" calcext:value-type="float">
            <text:p>0.8409832478</text:p>
          </table:table-cell>
          <table:table-cell table:formula="of:=[.D58]/SUM([.$C58:.$J58])" office:value-type="float" office:value="0.00124879091662896" calcext:value-type="float">
            <text:p>0.0012487909</text:p>
          </table:table-cell>
          <table:table-cell table:formula="of:=[.E58]/SUM([.$C58:.$J58])" office:value-type="float" office:value="0" calcext:value-type="float">
            <text:p>0</text:p>
          </table:table-cell>
          <table:table-cell table:formula="of:=[.F58]/SUM([.$C58:.$J58])" office:value-type="float" office:value="0.11473943645322" calcext:value-type="float">
            <text:p>0.1147394365</text:p>
          </table:table-cell>
          <table:table-cell table:formula="of:=[.G58]/SUM([.$C58:.$J58])" office:value-type="float" office:value="0" calcext:value-type="float">
            <text:p>0</text:p>
          </table:table-cell>
          <table:table-cell table:formula="of:=[.H58]/SUM([.$C58:.$J58])" office:value-type="float" office:value="0.0430285248366927" calcext:value-type="float">
            <text:p>0.0430285248</text:p>
          </table:table-cell>
          <table:table-cell table:formula="of:=[.I58]/SUM([.$C58:.$J58])" office:value-type="float" office:value="0" calcext:value-type="float">
            <text:p>0</text:p>
          </table:table-cell>
          <table:table-cell table:formula="of:=[.J58]/SUM([.$C58:.$J58])" office:value-type="float" office:value="0" calcext:value-type="float">
            <text:p>0</text:p>
          </table:table-cell>
          <table:table-cell office:value-type="float" office:value="2.45241896735" calcext:value-type="float">
            <text:p>2.4524189674</text:p>
          </table:table-cell>
          <table:table-cell office:value-type="float" office:value="0.275990759296" calcext:value-type="float">
            <text:p>0.2759907593</text:p>
          </table:table-cell>
          <table:table-cell office:value-type="float" office:value="0.870461829002" calcext:value-type="float">
            <text:p>0.870461829</text:p>
          </table:table-cell>
          <table:table-cell office:value-type="float" office:value="0.0180973393936" calcext:value-type="float">
            <text:p>0.018097339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526714796799" calcext:value-type="float">
            <text:p>0.0526714797</text:p>
          </table:table-cell>
          <table:table-cell office:value-type="float" office:value="0.000276679807281" calcext:value-type="float">
            <text:p>0.0002766798</text:p>
          </table:table-cell>
          <table:table-cell office:value-type="float" office:value="0" calcext:value-type="float">
            <text:p>0</text:p>
          </table:table-cell>
          <table:table-cell office:value-type="float" office:value="0.0078231023071" calcext:value-type="float">
            <text:p>0.0078231023</text:p>
          </table:table-cell>
          <table:table-cell office:value-type="float" office:value="0" calcext:value-type="float">
            <text:p>0</text:p>
          </table:table-cell>
          <table:table-cell office:value-type="float" office:value="0.001458814108" calcext:value-type="float">
            <text:p>0.0014588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9]/SUM([.$C59:.$J59])" office:value-type="float" office:value="0.846399091053806" calcext:value-type="float">
            <text:p>0.8463990911</text:p>
          </table:table-cell>
          <table:table-cell table:formula="of:=[.D59]/SUM([.$C59:.$J59])" office:value-type="float" office:value="0.00444607857646625" calcext:value-type="float">
            <text:p>0.0044460786</text:p>
          </table:table-cell>
          <table:table-cell table:formula="of:=[.E59]/SUM([.$C59:.$J59])" office:value-type="float" office:value="0" calcext:value-type="float">
            <text:p>0</text:p>
          </table:table-cell>
          <table:table-cell table:formula="of:=[.F59]/SUM([.$C59:.$J59])" office:value-type="float" office:value="0.125712562513735" calcext:value-type="float">
            <text:p>0.1257125625</text:p>
          </table:table-cell>
          <table:table-cell table:formula="of:=[.G59]/SUM([.$C59:.$J59])" office:value-type="float" office:value="0" calcext:value-type="float">
            <text:p>0</text:p>
          </table:table-cell>
          <table:table-cell table:formula="of:=[.H59]/SUM([.$C59:.$J59])" office:value-type="float" office:value="0.0234422678559922" calcext:value-type="float">
            <text:p>0.0234422679</text:p>
          </table:table-cell>
          <table:table-cell table:formula="of:=[.I59]/SUM([.$C59:.$J59])" office:value-type="float" office:value="0" calcext:value-type="float">
            <text:p>0</text:p>
          </table:table-cell>
          <table:table-cell table:formula="of:=[.J59]/SUM([.$C59:.$J59])" office:value-type="float" office:value="0" calcext:value-type="float">
            <text:p>0</text:p>
          </table:table-cell>
          <table:table-cell office:value-type="float" office:value="2.48734727844" calcext:value-type="float">
            <text:p>2.4873472784</text:p>
          </table:table-cell>
          <table:table-cell office:value-type="float" office:value="0.299615119895" calcext:value-type="float">
            <text:p>0.2996151199</text:p>
          </table:table-cell>
          <table:table-cell office:value-type="float" office:value="0.896857257774" calcext:value-type="float">
            <text:p>0.8968572578</text:p>
          </table:table-cell>
          <table:table-cell office:value-type="float" office:value="0.0429988214744" calcext:value-type="float">
            <text:p>0.042998821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48372755301" calcext:value-type="float">
            <text:p>0.0483727553</text:p>
          </table:table-cell>
          <table:table-cell office:value-type="float" office:value="0.000282562156255" calcext:value-type="float">
            <text:p>0.0002825622</text:p>
          </table:table-cell>
          <table:table-cell office:value-type="float" office:value="0" calcext:value-type="float">
            <text:p>0</text:p>
          </table:table-cell>
          <table:table-cell office:value-type="float" office:value="0.00657255894189" calcext:value-type="float">
            <text:p>0.0065725589</text:p>
          </table:table-cell>
          <table:table-cell office:value-type="float" office:value="0" calcext:value-type="float">
            <text:p>0</text:p>
          </table:table-cell>
          <table:table-cell office:value-type="float" office:value="0.000155690688251" calcext:value-type="float">
            <text:p>0.00015569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0]/SUM([.$C60:.$J60])" office:value-type="float" office:value="0.873413502324022" calcext:value-type="float">
            <text:p>0.8734135023</text:p>
          </table:table-cell>
          <table:table-cell table:formula="of:=[.D60]/SUM([.$C60:.$J60])" office:value-type="float" office:value="0.00510191327707573" calcext:value-type="float">
            <text:p>0.0051019133</text:p>
          </table:table-cell>
          <table:table-cell table:formula="of:=[.E60]/SUM([.$C60:.$J60])" office:value-type="float" office:value="0" calcext:value-type="float">
            <text:p>0</text:p>
          </table:table-cell>
          <table:table-cell table:formula="of:=[.F60]/SUM([.$C60:.$J60])" office:value-type="float" office:value="0.118673449319695" calcext:value-type="float">
            <text:p>0.1186734493</text:p>
          </table:table-cell>
          <table:table-cell table:formula="of:=[.G60]/SUM([.$C60:.$J60])" office:value-type="float" office:value="0" calcext:value-type="float">
            <text:p>0</text:p>
          </table:table-cell>
          <table:table-cell table:formula="of:=[.H60]/SUM([.$C60:.$J60])" office:value-type="float" office:value="0.00281113507920712" calcext:value-type="float">
            <text:p>0.0028111351</text:p>
          </table:table-cell>
          <table:table-cell table:formula="of:=[.I60]/SUM([.$C60:.$J60])" office:value-type="float" office:value="0" calcext:value-type="float">
            <text:p>0</text:p>
          </table:table-cell>
          <table:table-cell table:formula="of:=[.J60]/SUM([.$C60:.$J60])" office:value-type="float" office:value="0" calcext:value-type="float">
            <text:p>0</text:p>
          </table:table-cell>
          <table:table-cell office:value-type="float" office:value="2.40973080683" calcext:value-type="float">
            <text:p>2.4097308068</text:p>
          </table:table-cell>
          <table:table-cell office:value-type="float" office:value="0.342807016876" calcext:value-type="float">
            <text:p>0.3428070169</text:p>
          </table:table-cell>
          <table:table-cell office:value-type="float" office:value="0.89150983734" calcext:value-type="float">
            <text:p>0.8915098373</text:p>
          </table:table-cell>
          <table:table-cell office:value-type="float" office:value="0.0344952775335" calcext:value-type="float">
            <text:p>0.034495277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619700284542" calcext:value-type="float">
            <text:p>0.0619700285</text:p>
          </table:table-cell>
          <table:table-cell office:value-type="float" office:value="0.000264212337124" calcext:value-type="float">
            <text:p>0.0002642123</text:p>
          </table:table-cell>
          <table:table-cell office:value-type="float" office:value="0" calcext:value-type="float">
            <text:p>0</text:p>
          </table:table-cell>
          <table:table-cell office:value-type="float" office:value="0.00657990788721" calcext:value-type="float">
            <text:p>0.0065799079</text:p>
          </table:table-cell>
          <table:table-cell office:value-type="float" office:value="0" calcext:value-type="float">
            <text:p>0</text:p>
          </table:table-cell>
          <table:table-cell office:value-type="float" office:value="0.00892891276809" calcext:value-type="float">
            <text:p>0.0089289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/SUM([.$C61:.$J61])" office:value-type="float" office:value="0.797113302474546" calcext:value-type="float">
            <text:p>0.7971133025</text:p>
          </table:table-cell>
          <table:table-cell table:formula="of:=[.D61]/SUM([.$C61:.$J61])" office:value-type="float" office:value="0.0033985327077118" calcext:value-type="float">
            <text:p>0.0033985327</text:p>
          </table:table-cell>
          <table:table-cell table:formula="of:=[.E61]/SUM([.$C61:.$J61])" office:value-type="float" office:value="0" calcext:value-type="float">
            <text:p>0</text:p>
          </table:table-cell>
          <table:table-cell table:formula="of:=[.F61]/SUM([.$C61:.$J61])" office:value-type="float" office:value="0.0846365934756449" calcext:value-type="float">
            <text:p>0.0846365935</text:p>
          </table:table-cell>
          <table:table-cell table:formula="of:=[.G61]/SUM([.$C61:.$J61])" office:value-type="float" office:value="0" calcext:value-type="float">
            <text:p>0</text:p>
          </table:table-cell>
          <table:table-cell table:formula="of:=[.H61]/SUM([.$C61:.$J61])" office:value-type="float" office:value="0.114851571342097" calcext:value-type="float">
            <text:p>0.1148515713</text:p>
          </table:table-cell>
          <table:table-cell table:formula="of:=[.I61]/SUM([.$C61:.$J61])" office:value-type="float" office:value="0" calcext:value-type="float">
            <text:p>0</text:p>
          </table:table-cell>
          <table:table-cell table:formula="of:=[.J61]/SUM([.$C61:.$J61])" office:value-type="float" office:value="0" calcext:value-type="float">
            <text:p>0</text:p>
          </table:table-cell>
          <table:table-cell office:value-type="float" office:value="2.40842265837" calcext:value-type="float">
            <text:p>2.4084226584</text:p>
          </table:table-cell>
          <table:table-cell office:value-type="float" office:value="0.321134294847" calcext:value-type="float">
            <text:p>0.3211342948</text:p>
          </table:table-cell>
          <table:table-cell office:value-type="float" office:value="0.878530335666" calcext:value-type="float">
            <text:p>0.8785303357</text:p>
          </table:table-cell>
          <table:table-cell office:value-type="float" office:value="0.0387238554017" calcext:value-type="float">
            <text:p>0.03872385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590024477033" calcext:value-type="float">
            <text:p>0.0590024477</text:p>
          </table:table-cell>
          <table:table-cell office:value-type="float" office:value="0.000265144865824" calcext:value-type="float">
            <text:p>0.0002651449</text:p>
          </table:table-cell>
          <table:table-cell office:value-type="float" office:value="0" calcext:value-type="float">
            <text:p>0</text:p>
          </table:table-cell>
          <table:table-cell office:value-type="float" office:value="0.00500162903444" calcext:value-type="float">
            <text:p>0.005001629</text:p>
          </table:table-cell>
          <table:table-cell office:value-type="float" office:value="0" calcext:value-type="float">
            <text:p>0</text:p>
          </table:table-cell>
          <table:table-cell office:value-type="float" office:value="0.00187401362921" calcext:value-type="float">
            <text:p>0.0018740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2]/SUM([.$C62:.$J62])" office:value-type="float" office:value="0.892040546484552" calcext:value-type="float">
            <text:p>0.8920405465</text:p>
          </table:table-cell>
          <table:table-cell table:formula="of:=[.D62]/SUM([.$C62:.$J62])" office:value-type="float" office:value="0.00400864676320853" calcext:value-type="float">
            <text:p>0.0040086468</text:p>
          </table:table-cell>
          <table:table-cell table:formula="of:=[.E62]/SUM([.$C62:.$J62])" office:value-type="float" office:value="0" calcext:value-type="float">
            <text:p>0</text:p>
          </table:table-cell>
          <table:table-cell table:formula="of:=[.F62]/SUM([.$C62:.$J62])" office:value-type="float" office:value="0.0756181492610402" calcext:value-type="float">
            <text:p>0.0756181493</text:p>
          </table:table-cell>
          <table:table-cell table:formula="of:=[.G62]/SUM([.$C62:.$J62])" office:value-type="float" office:value="0" calcext:value-type="float">
            <text:p>0</text:p>
          </table:table-cell>
          <table:table-cell table:formula="of:=[.H62]/SUM([.$C62:.$J62])" office:value-type="float" office:value="0.0283326574911991" calcext:value-type="float">
            <text:p>0.0283326575</text:p>
          </table:table-cell>
          <table:table-cell table:formula="of:=[.I62]/SUM([.$C62:.$J62])" office:value-type="float" office:value="0" calcext:value-type="float">
            <text:p>0</text:p>
          </table:table-cell>
          <table:table-cell table:formula="of:=[.J62]/SUM([.$C62:.$J62])" office:value-type="float" office:value="0" calcext:value-type="float">
            <text:p>0</text:p>
          </table:table-cell>
          <table:table-cell office:value-type="float" office:value="2.48634538489" calcext:value-type="float">
            <text:p>2.4863453849</text:p>
          </table:table-cell>
          <table:table-cell office:value-type="float" office:value="0.379466622581" calcext:value-type="float">
            <text:p>0.3794666226</text:p>
          </table:table-cell>
          <table:table-cell office:value-type="float" office:value="0.873633336131" calcext:value-type="float">
            <text:p>0.8736333361</text:p>
          </table:table-cell>
          <table:table-cell office:value-type="float" office:value="0.0245097836209" calcext:value-type="float">
            <text:p>0.024509783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529185123189" calcext:value-type="float">
            <text:p>0.0529185123</text:p>
          </table:table-cell>
          <table:table-cell office:value-type="float" office:value="0.000152889342526" calcext:value-type="float">
            <text:p>0.0001528893</text:p>
          </table:table-cell>
          <table:table-cell office:value-type="float" office:value="0" calcext:value-type="float">
            <text:p>0</text:p>
          </table:table-cell>
          <table:table-cell office:value-type="float" office:value="0.00633238301605" calcext:value-type="float">
            <text:p>0.006332383</text:p>
          </table:table-cell>
          <table:table-cell office:value-type="float" office:value="0" calcext:value-type="float">
            <text:p>0</text:p>
          </table:table-cell>
          <table:table-cell office:value-type="float" office:value="0.000887201623684" calcext:value-type="float">
            <text:p>0.0008872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3]/SUM([.$C63:.$J63])" office:value-type="float" office:value="0.877718471125457" calcext:value-type="float">
            <text:p>0.8777184711</text:p>
          </table:table-cell>
          <table:table-cell table:formula="of:=[.D63]/SUM([.$C63:.$J63])" office:value-type="float" office:value="0.00253585737944808" calcext:value-type="float">
            <text:p>0.0025358574</text:p>
          </table:table-cell>
          <table:table-cell table:formula="of:=[.E63]/SUM([.$C63:.$J63])" office:value-type="float" office:value="0" calcext:value-type="float">
            <text:p>0</text:p>
          </table:table-cell>
          <table:table-cell table:formula="of:=[.F63]/SUM([.$C63:.$J63])" office:value-type="float" office:value="0.105030343746892" calcext:value-type="float">
            <text:p>0.1050303437</text:p>
          </table:table-cell>
          <table:table-cell table:formula="of:=[.G63]/SUM([.$C63:.$J63])" office:value-type="float" office:value="0" calcext:value-type="float">
            <text:p>0</text:p>
          </table:table-cell>
          <table:table-cell table:formula="of:=[.H63]/SUM([.$C63:.$J63])" office:value-type="float" office:value="0.0147153277482032" calcext:value-type="float">
            <text:p>0.0147153277</text:p>
          </table:table-cell>
          <table:table-cell table:formula="of:=[.I63]/SUM([.$C63:.$J63])" office:value-type="float" office:value="0" calcext:value-type="float">
            <text:p>0</text:p>
          </table:table-cell>
          <table:table-cell table:formula="of:=[.J63]/SUM([.$C63:.$J63])" office:value-type="float" office:value="0" calcext:value-type="float">
            <text:p>0</text:p>
          </table:table-cell>
          <table:table-cell office:value-type="float" office:value="2.47659809222" calcext:value-type="float">
            <text:p>2.4765980922</text:p>
          </table:table-cell>
          <table:table-cell office:value-type="float" office:value="0.348617385696" calcext:value-type="float">
            <text:p>0.3486173857</text:p>
          </table:table-cell>
          <table:table-cell office:value-type="float" office:value="0.853897319069" calcext:value-type="float">
            <text:p>0.8538973191</text:p>
          </table:table-cell>
          <table:table-cell office:value-type="float" office:value="0.043287603004" calcext:value-type="float">
            <text:p>0.04328760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568969738473" calcext:value-type="float">
            <text:p>0.0568969738</text:p>
          </table:table-cell>
          <table:table-cell office:value-type="float" office:value="0.000233600309703" calcext:value-type="float">
            <text:p>0.0002336003</text:p>
          </table:table-cell>
          <table:table-cell office:value-type="float" office:value="0" calcext:value-type="float">
            <text:p>0</text:p>
          </table:table-cell>
          <table:table-cell office:value-type="float" office:value="0.00443957995527" calcext:value-type="float">
            <text:p>0.00443958</text:p>
          </table:table-cell>
          <table:table-cell office:value-type="float" office:value="0" calcext:value-type="float">
            <text:p>0</text:p>
          </table:table-cell>
          <table:table-cell office:value-type="float" office:value="0.0022372384634" calcext:value-type="float">
            <text:p>0.00223723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4]/SUM([.$C64:.$J64])" office:value-type="float" office:value="0.891698775809127" calcext:value-type="float">
            <text:p>0.8916987758</text:p>
          </table:table-cell>
          <table:table-cell table:formula="of:=[.D64]/SUM([.$C64:.$J64])" office:value-type="float" office:value="0.00366102265385566" calcext:value-type="float">
            <text:p>0.0036610227</text:p>
          </table:table-cell>
          <table:table-cell table:formula="of:=[.E64]/SUM([.$C64:.$J64])" office:value-type="float" office:value="0" calcext:value-type="float">
            <text:p>0</text:p>
          </table:table-cell>
          <table:table-cell table:formula="of:=[.F64]/SUM([.$C64:.$J64])" office:value-type="float" office:value="0.0695778306566098" calcext:value-type="float">
            <text:p>0.0695778307</text:p>
          </table:table-cell>
          <table:table-cell table:formula="of:=[.G64]/SUM([.$C64:.$J64])" office:value-type="float" office:value="0" calcext:value-type="float">
            <text:p>0</text:p>
          </table:table-cell>
          <table:table-cell table:formula="of:=[.H64]/SUM([.$C64:.$J64])" office:value-type="float" office:value="0.0350623708804074" calcext:value-type="float">
            <text:p>0.0350623709</text:p>
          </table:table-cell>
          <table:table-cell table:formula="of:=[.I64]/SUM([.$C64:.$J64])" office:value-type="float" office:value="0" calcext:value-type="float">
            <text:p>0</text:p>
          </table:table-cell>
          <table:table-cell table:formula="of:=[.J64]/SUM([.$C64:.$J64])" office:value-type="float" office:value="0" calcext:value-type="float">
            <text:p>0</text:p>
          </table:table-cell>
          <table:table-cell office:value-type="float" office:value="2.39839773066" calcext:value-type="float">
            <text:p>2.3983977307</text:p>
          </table:table-cell>
          <table:table-cell office:value-type="float" office:value="0.427916818537" calcext:value-type="float">
            <text:p>0.4279168185</text:p>
          </table:table-cell>
          <table:table-cell office:value-type="float" office:value="0.849446846129" calcext:value-type="float">
            <text:p>0.8494468461</text:p>
          </table:table-cell>
          <table:table-cell office:value-type="float" office:value="0.0358431189321" calcext:value-type="float">
            <text:p>0.035843118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591004427548" calcext:value-type="float">
            <text:p>0.0591004428</text:p>
          </table:table-cell>
          <table:table-cell office:value-type="float" office:value="0.00019360795921" calcext:value-type="float">
            <text:p>0.000193608</text:p>
          </table:table-cell>
          <table:table-cell office:value-type="float" office:value="0" calcext:value-type="float">
            <text:p>0</text:p>
          </table:table-cell>
          <table:table-cell office:value-type="float" office:value="0.00511189435962" calcext:value-type="float">
            <text:p>0.0051118944</text:p>
          </table:table-cell>
          <table:table-cell office:value-type="float" office:value="0" calcext:value-type="float">
            <text:p>0</text:p>
          </table:table-cell>
          <table:table-cell office:value-type="float" office:value="0.00257188461297" calcext:value-type="float">
            <text:p>0.00257188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]/SUM([.$C65:.$J65])" office:value-type="float" office:value="0.882388142932377" calcext:value-type="float">
            <text:p>0.8823881429</text:p>
          </table:table-cell>
          <table:table-cell table:formula="of:=[.D65]/SUM([.$C65:.$J65])" office:value-type="float" office:value="0.00289062754221692" calcext:value-type="float">
            <text:p>0.0028906275</text:p>
          </table:table-cell>
          <table:table-cell table:formula="of:=[.E65]/SUM([.$C65:.$J65])" office:value-type="float" office:value="0" calcext:value-type="float">
            <text:p>0</text:p>
          </table:table-cell>
          <table:table-cell table:formula="of:=[.F65]/SUM([.$C65:.$J65])" office:value-type="float" office:value="0.0763221857671318" calcext:value-type="float">
            <text:p>0.0763221858</text:p>
          </table:table-cell>
          <table:table-cell table:formula="of:=[.G65]/SUM([.$C65:.$J65])" office:value-type="float" office:value="0" calcext:value-type="float">
            <text:p>0</text:p>
          </table:table-cell>
          <table:table-cell table:formula="of:=[.H65]/SUM([.$C65:.$J65])" office:value-type="float" office:value="0.0383990437582743" calcext:value-type="float">
            <text:p>0.0383990438</text:p>
          </table:table-cell>
          <table:table-cell table:formula="of:=[.I65]/SUM([.$C65:.$J65])" office:value-type="float" office:value="0" calcext:value-type="float">
            <text:p>0</text:p>
          </table:table-cell>
          <table:table-cell table:formula="of:=[.J65]/SUM([.$C65:.$J65])" office:value-type="float" office:value="0" calcext:value-type="float">
            <text:p>0</text:p>
          </table:table-cell>
          <table:table-cell office:value-type="float" office:value="2.38587571387" calcext:value-type="float">
            <text:p>2.3858757139</text:p>
          </table:table-cell>
          <table:table-cell office:value-type="float" office:value="0.397396138735" calcext:value-type="float">
            <text:p>0.3973961387</text:p>
          </table:table-cell>
          <table:table-cell office:value-type="float" office:value="0.828674232274" calcext:value-type="float">
            <text:p>0.8286742323</text:p>
          </table:table-cell>
          <table:table-cell office:value-type="float" office:value="0.00338458401528" calcext:value-type="float">
            <text:p>0.00338458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607606934222" calcext:value-type="float">
            <text:p>0.0607606934</text:p>
          </table:table-cell>
          <table:table-cell office:value-type="float" office:value="0.000259668554552" calcext:value-type="float">
            <text:p>0.0002596686</text:p>
          </table:table-cell>
          <table:table-cell office:value-type="float" office:value="0" calcext:value-type="float">
            <text:p>0</text:p>
          </table:table-cell>
          <table:table-cell office:value-type="float" office:value="0.00427323786016" calcext:value-type="float">
            <text:p>0.0042732379</text:p>
          </table:table-cell>
          <table:table-cell office:value-type="float" office:value="0" calcext:value-type="float">
            <text:p>0</text:p>
          </table:table-cell>
          <table:table-cell office:value-type="float" office:value="0.00146069241489" calcext:value-type="float">
            <text:p>0.00146069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6]/SUM([.$C66:.$J66])" office:value-type="float" office:value="0.910214030777321" calcext:value-type="float">
            <text:p>0.9102140308</text:p>
          </table:table-cell>
          <table:table-cell table:formula="of:=[.D66]/SUM([.$C66:.$J66])" office:value-type="float" office:value="0.00388991547648369" calcext:value-type="float">
            <text:p>0.0038899155</text:p>
          </table:table-cell>
          <table:table-cell table:formula="of:=[.E66]/SUM([.$C66:.$J66])" office:value-type="float" office:value="0" calcext:value-type="float">
            <text:p>0</text:p>
          </table:table-cell>
          <table:table-cell table:formula="of:=[.F66]/SUM([.$C66:.$J66])" office:value-type="float" office:value="0.0640144283762464" calcext:value-type="float">
            <text:p>0.0640144284</text:p>
          </table:table-cell>
          <table:table-cell table:formula="of:=[.G66]/SUM([.$C66:.$J66])" office:value-type="float" office:value="0" calcext:value-type="float">
            <text:p>0</text:p>
          </table:table-cell>
          <table:table-cell table:formula="of:=[.H66]/SUM([.$C66:.$J66])" office:value-type="float" office:value="0.0218816253699487" calcext:value-type="float">
            <text:p>0.0218816254</text:p>
          </table:table-cell>
          <table:table-cell table:formula="of:=[.I66]/SUM([.$C66:.$J66])" office:value-type="float" office:value="0" calcext:value-type="float">
            <text:p>0</text:p>
          </table:table-cell>
          <table:table-cell table:formula="of:=[.J66]/SUM([.$C66:.$J66])" office:value-type="float" office:value="0" calcext:value-type="float">
            <text:p>0</text:p>
          </table:table-cell>
          <table:table-cell office:value-type="float" office:value="2.4643304678" calcext:value-type="float">
            <text:p>2.4643304678</text:p>
          </table:table-cell>
          <table:table-cell office:value-type="float" office:value="0.33510934614" calcext:value-type="float">
            <text:p>0.3351093461</text:p>
          </table:table-cell>
          <table:table-cell office:value-type="float" office:value="0.824691112874" calcext:value-type="float">
            <text:p>0.8246911129</text:p>
          </table:table-cell>
          <table:table-cell office:value-type="float" office:value="0.031689274159" calcext:value-type="float">
            <text:p>0.031689274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552333205861" calcext:value-type="float">
            <text:p>0.0552333206</text:p>
          </table:table-cell>
          <table:table-cell office:value-type="float" office:value="0.0000816284354775" calcext:value-type="float">
            <text:p>8.16284354775E-05</text:p>
          </table:table-cell>
          <table:table-cell office:value-type="float" office:value="0" calcext:value-type="float">
            <text:p>0</text:p>
          </table:table-cell>
          <table:table-cell office:value-type="float" office:value="0.00435379003844" calcext:value-type="float">
            <text:p>0.00435379</text:p>
          </table:table-cell>
          <table:table-cell office:value-type="float" office:value="0" calcext:value-type="float">
            <text:p>0</text:p>
          </table:table-cell>
          <table:table-cell office:value-type="float" office:value="0.000466937991493" calcext:value-type="float">
            <text:p>0.0004669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7]/SUM([.$C67:.$J67])" office:value-type="float" office:value="0.918478402409749" calcext:value-type="float">
            <text:p>0.9184784024</text:p>
          </table:table-cell>
          <table:table-cell table:formula="of:=[.D67]/SUM([.$C67:.$J67])" office:value-type="float" office:value="0.00135740444740614" calcext:value-type="float">
            <text:p>0.0013574044</text:p>
          </table:table-cell>
          <table:table-cell table:formula="of:=[.E67]/SUM([.$C67:.$J67])" office:value-type="float" office:value="0" calcext:value-type="float">
            <text:p>0</text:p>
          </table:table-cell>
          <table:table-cell table:formula="of:=[.F67]/SUM([.$C67:.$J67])" office:value-type="float" office:value="0.0723994515719956" calcext:value-type="float">
            <text:p>0.0723994516</text:p>
          </table:table-cell>
          <table:table-cell table:formula="of:=[.G67]/SUM([.$C67:.$J67])" office:value-type="float" office:value="0" calcext:value-type="float">
            <text:p>0</text:p>
          </table:table-cell>
          <table:table-cell table:formula="of:=[.H67]/SUM([.$C67:.$J67])" office:value-type="float" office:value="0.00776474157084877" calcext:value-type="float">
            <text:p>0.0077647416</text:p>
          </table:table-cell>
          <table:table-cell table:formula="of:=[.I67]/SUM([.$C67:.$J67])" office:value-type="float" office:value="0" calcext:value-type="float">
            <text:p>0</text:p>
          </table:table-cell>
          <table:table-cell table:formula="of:=[.J67]/SUM([.$C67:.$J67])" office:value-type="float" office:value="0" calcext:value-type="float">
            <text:p>0</text:p>
          </table:table-cell>
          <table:table-cell office:value-type="float" office:value="2.47094115432" calcext:value-type="float">
            <text:p>2.4709411543</text:p>
          </table:table-cell>
          <table:table-cell office:value-type="float" office:value="0.317445222613" calcext:value-type="float">
            <text:p>0.3174452226</text:p>
          </table:table-cell>
          <table:table-cell office:value-type="float" office:value="0.823564325024" calcext:value-type="float">
            <text:p>0.823564325</text:p>
          </table:table-cell>
          <table:table-cell office:value-type="float" office:value="0.0437175345755" calcext:value-type="float">
            <text:p>0.043717534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655723487256" calcext:value-type="float">
            <text:p>0.0655723487</text:p>
          </table:table-cell>
          <table:table-cell office:value-type="float" office:value="0.0000870615113179" calcext:value-type="float">
            <text:p>8.70615113179E-05</text:p>
          </table:table-cell>
          <table:table-cell office:value-type="float" office:value="0" calcext:value-type="float">
            <text:p>0</text:p>
          </table:table-cell>
          <table:table-cell office:value-type="float" office:value="0.00183719921283" calcext:value-type="float">
            <text:p>0.0018371992</text:p>
          </table:table-cell>
          <table:table-cell office:value-type="float" office:value="0" calcext:value-type="float">
            <text:p>0</text:p>
          </table:table-cell>
          <table:table-cell office:value-type="float" office:value="0.00951506596372" calcext:value-type="float">
            <text:p>0.0095150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8]/SUM([.$C68:.$J68])" office:value-type="float" office:value="0.851459838700414" calcext:value-type="float">
            <text:p>0.8514598387</text:p>
          </table:table-cell>
          <table:table-cell table:formula="of:=[.D68]/SUM([.$C68:.$J68])" office:value-type="float" office:value="0.00113049756222645" calcext:value-type="float">
            <text:p>0.0011304976</text:p>
          </table:table-cell>
          <table:table-cell table:formula="of:=[.E68]/SUM([.$C68:.$J68])" office:value-type="float" office:value="0" calcext:value-type="float">
            <text:p>0</text:p>
          </table:table-cell>
          <table:table-cell table:formula="of:=[.F68]/SUM([.$C68:.$J68])" office:value-type="float" office:value="0.0238561127642823" calcext:value-type="float">
            <text:p>0.0238561128</text:p>
          </table:table-cell>
          <table:table-cell table:formula="of:=[.G68]/SUM([.$C68:.$J68])" office:value-type="float" office:value="0" calcext:value-type="float">
            <text:p>0</text:p>
          </table:table-cell>
          <table:table-cell table:formula="of:=[.H68]/SUM([.$C68:.$J68])" office:value-type="float" office:value="0.123553550973077" calcext:value-type="float">
            <text:p>0.123553551</text:p>
          </table:table-cell>
          <table:table-cell table:formula="of:=[.I68]/SUM([.$C68:.$J68])" office:value-type="float" office:value="0" calcext:value-type="float">
            <text:p>0</text:p>
          </table:table-cell>
          <table:table-cell table:formula="of:=[.J68]/SUM([.$C68:.$J68])" office:value-type="float" office:value="0" calcext:value-type="float">
            <text:p>0</text:p>
          </table:table-cell>
          <table:table-cell office:value-type="float" office:value="2.39224240426" calcext:value-type="float">
            <text:p>2.3922424043</text:p>
          </table:table-cell>
          <table:table-cell office:value-type="float" office:value="0.395848074108" calcext:value-type="float">
            <text:p>0.3958480741</text:p>
          </table:table-cell>
          <table:table-cell office:value-type="float" office:value="0.820136377631" calcext:value-type="float">
            <text:p>0.8201363776</text:p>
          </table:table-cell>
          <table:table-cell office:value-type="float" office:value="0.00365033738882" calcext:value-type="float">
            <text:p>0.003650337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671261645839" calcext:value-type="float">
            <text:p>0.0671261646</text:p>
          </table:table-cell>
          <table:table-cell office:value-type="float" office:value="0.000177642938915" calcext:value-type="float">
            <text:p>0.0001776429</text:p>
          </table:table-cell>
          <table:table-cell office:value-type="float" office:value="0" calcext:value-type="float">
            <text:p>0</text:p>
          </table:table-cell>
          <table:table-cell office:value-type="float" office:value="0.00283408485246" calcext:value-type="float">
            <text:p>0.0028340849</text:p>
          </table:table-cell>
          <table:table-cell office:value-type="float" office:value="0" calcext:value-type="float">
            <text:p>0</text:p>
          </table:table-cell>
          <table:table-cell office:value-type="float" office:value="0.00416968198867" calcext:value-type="float">
            <text:p>0.0041696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]/SUM([.$C69:.$J69])" office:value-type="float" office:value="0.903355615608286" calcext:value-type="float">
            <text:p>0.9033556156</text:p>
          </table:table-cell>
          <table:table-cell table:formula="of:=[.D69]/SUM([.$C69:.$J69])" office:value-type="float" office:value="0.00239064375920733" calcext:value-type="float">
            <text:p>0.0023906438</text:p>
          </table:table-cell>
          <table:table-cell table:formula="of:=[.E69]/SUM([.$C69:.$J69])" office:value-type="float" office:value="0" calcext:value-type="float">
            <text:p>0</text:p>
          </table:table-cell>
          <table:table-cell table:formula="of:=[.F69]/SUM([.$C69:.$J69])" office:value-type="float" office:value="0.0381399187999216" calcext:value-type="float">
            <text:p>0.0381399188</text:p>
          </table:table-cell>
          <table:table-cell table:formula="of:=[.G69]/SUM([.$C69:.$J69])" office:value-type="float" office:value="0" calcext:value-type="float">
            <text:p>0</text:p>
          </table:table-cell>
          <table:table-cell table:formula="of:=[.H69]/SUM([.$C69:.$J69])" office:value-type="float" office:value="0.0561138218325854" calcext:value-type="float">
            <text:p>0.0561138218</text:p>
          </table:table-cell>
          <table:table-cell table:formula="of:=[.I69]/SUM([.$C69:.$J69])" office:value-type="float" office:value="0" calcext:value-type="float">
            <text:p>0</text:p>
          </table:table-cell>
          <table:table-cell table:formula="of:=[.J69]/SUM([.$C69:.$J69])" office:value-type="float" office:value="0" calcext:value-type="float">
            <text:p>0</text:p>
          </table:table-cell>
          <table:table-cell office:value-type="float" office:value="2.38470828355" calcext:value-type="float">
            <text:p>2.3847082836</text:p>
          </table:table-cell>
          <table:table-cell office:value-type="float" office:value="0.367844297469" calcext:value-type="float">
            <text:p>0.3678442975</text:p>
          </table:table-cell>
          <table:table-cell office:value-type="float" office:value="0.806979645116" calcext:value-type="float">
            <text:p>0.8069796451</text:p>
          </table:table-cell>
          <table:table-cell office:value-type="float" office:value="0.0142823661045" calcext:value-type="float">
            <text:p>0.014282366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651269027263" calcext:value-type="float">
            <text:p>0.0651269027</text:p>
          </table:table-cell>
          <table:table-cell office:value-type="float" office:value="0.000333883251147" calcext:value-type="float">
            <text:p>0.0003338833</text:p>
          </table:table-cell>
          <table:table-cell office:value-type="float" office:value="0" calcext:value-type="float">
            <text:p>0</text:p>
          </table:table-cell>
          <table:table-cell office:value-type="float" office:value="0.0023817888092" calcext:value-type="float">
            <text:p>0.0023817888</text:p>
          </table:table-cell>
          <table:table-cell office:value-type="float" office:value="0" calcext:value-type="float">
            <text:p>0</text:p>
          </table:table-cell>
          <table:table-cell office:value-type="float" office:value="0.00117888770212" calcext:value-type="float">
            <text:p>0.00117888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0]/SUM([.$C70:.$J70])" office:value-type="float" office:value="0.943574656026727" calcext:value-type="float">
            <text:p>0.943574656</text:p>
          </table:table-cell>
          <table:table-cell table:formula="of:=[.D70]/SUM([.$C70:.$J70])" office:value-type="float" office:value="0.0048373830270742" calcext:value-type="float">
            <text:p>0.004837383</text:p>
          </table:table-cell>
          <table:table-cell table:formula="of:=[.E70]/SUM([.$C70:.$J70])" office:value-type="float" office:value="0" calcext:value-type="float">
            <text:p>0</text:p>
          </table:table-cell>
          <table:table-cell table:formula="of:=[.F70]/SUM([.$C70:.$J70])" office:value-type="float" office:value="0.0345079446786226" calcext:value-type="float">
            <text:p>0.0345079447</text:p>
          </table:table-cell>
          <table:table-cell table:formula="of:=[.G70]/SUM([.$C70:.$J70])" office:value-type="float" office:value="0" calcext:value-type="float">
            <text:p>0</text:p>
          </table:table-cell>
          <table:table-cell table:formula="of:=[.H70]/SUM([.$C70:.$J70])" office:value-type="float" office:value="0.0170800162675756" calcext:value-type="float">
            <text:p>0.0170800163</text:p>
          </table:table-cell>
          <table:table-cell table:formula="of:=[.I70]/SUM([.$C70:.$J70])" office:value-type="float" office:value="0" calcext:value-type="float">
            <text:p>0</text:p>
          </table:table-cell>
          <table:table-cell table:formula="of:=[.J70]/SUM([.$C70:.$J70])" office:value-type="float" office:value="0" calcext:value-type="float">
            <text:p>0</text:p>
          </table:table-cell>
          <table:table-cell office:value-type="float" office:value="2.46362938418" calcext:value-type="float">
            <text:p>2.4636293842</text:p>
          </table:table-cell>
          <table:table-cell office:value-type="float" office:value="0.380327503795" calcext:value-type="float">
            <text:p>0.3803275038</text:p>
          </table:table-cell>
          <table:table-cell office:value-type="float" office:value="0.804102946406" calcext:value-type="float">
            <text:p>0.8041029464</text:p>
          </table:table-cell>
          <table:table-cell office:value-type="float" office:value="0.0306801886917" calcext:value-type="float">
            <text:p>0.030680188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563497224974" calcext:value-type="float">
            <text:p>0.0563497225</text:p>
          </table:table-cell>
          <table:table-cell office:value-type="float" office:value="0.000303919041453" calcext:value-type="float">
            <text:p>0.000303919</text:p>
          </table:table-cell>
          <table:table-cell office:value-type="float" office:value="0" calcext:value-type="float">
            <text:p>0</text:p>
          </table:table-cell>
          <table:table-cell office:value-type="float" office:value="0.00323275598478" calcext:value-type="float">
            <text:p>0.003232756</text:p>
          </table:table-cell>
          <table:table-cell office:value-type="float" office:value="0" calcext:value-type="float">
            <text:p>0</text:p>
          </table:table-cell>
          <table:table-cell office:value-type="float" office:value="0.000344178460749" calcext:value-type="float">
            <text:p>0.00034417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]/SUM([.$C71:.$J71])" office:value-type="float" office:value="0.935566721327913" calcext:value-type="float">
            <text:p>0.9355667213</text:p>
          </table:table-cell>
          <table:table-cell table:formula="of:=[.D71]/SUM([.$C71:.$J71])" office:value-type="float" office:value="0.0050459262008686" calcext:value-type="float">
            <text:p>0.0050459262</text:p>
          </table:table-cell>
          <table:table-cell table:formula="of:=[.E71]/SUM([.$C71:.$J71])" office:value-type="float" office:value="0" calcext:value-type="float">
            <text:p>0</text:p>
          </table:table-cell>
          <table:table-cell table:formula="of:=[.F71]/SUM([.$C71:.$J71])" office:value-type="float" office:value="0.0536730046483079" calcext:value-type="float">
            <text:p>0.0536730046</text:p>
          </table:table-cell>
          <table:table-cell table:formula="of:=[.G71]/SUM([.$C71:.$J71])" office:value-type="float" office:value="0" calcext:value-type="float">
            <text:p>0</text:p>
          </table:table-cell>
          <table:table-cell table:formula="of:=[.H71]/SUM([.$C71:.$J71])" office:value-type="float" office:value="0.00571434782291052" calcext:value-type="float">
            <text:p>0.0057143478</text:p>
          </table:table-cell>
          <table:table-cell table:formula="of:=[.I71]/SUM([.$C71:.$J71])" office:value-type="float" office:value="0" calcext:value-type="float">
            <text:p>0</text:p>
          </table:table-cell>
          <table:table-cell table:formula="of:=[.J71]/SUM([.$C71:.$J71])" office:value-type="float" office:value="0" calcext:value-type="float">
            <text:p>0</text:p>
          </table:table-cell>
          <table:table-cell office:value-type="float" office:value="2.46292699287" calcext:value-type="float">
            <text:p>2.4629269929</text:p>
          </table:table-cell>
          <table:table-cell office:value-type="float" office:value="0.352769100866" calcext:value-type="float">
            <text:p>0.3527691009</text:p>
          </table:table-cell>
          <table:table-cell office:value-type="float" office:value="0.799113453322" calcext:value-type="float">
            <text:p>0.7991134533</text:p>
          </table:table-cell>
          <table:table-cell office:value-type="float" office:value="0.0469255944838" calcext:value-type="float">
            <text:p>0.046925594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654781776081" calcext:value-type="float">
            <text:p>0.0654781776</text:p>
          </table:table-cell>
          <table:table-cell office:value-type="float" office:value="0.000418400536157" calcext:value-type="float">
            <text:p>0.0004184005</text:p>
          </table:table-cell>
          <table:table-cell office:value-type="float" office:value="0" calcext:value-type="float">
            <text:p>0</text:p>
          </table:table-cell>
          <table:table-cell office:value-type="float" office:value="0.00168226370406" calcext:value-type="float">
            <text:p>0.0016822637</text:p>
          </table:table-cell>
          <table:table-cell office:value-type="float" office:value="0" calcext:value-type="float">
            <text:p>0</text:p>
          </table:table-cell>
          <table:table-cell office:value-type="float" office:value="0.00779328064348" calcext:value-type="float">
            <text:p>0.00779328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2]/SUM([.$C72:.$J72])" office:value-type="float" office:value="0.868732038363736" calcext:value-type="float">
            <text:p>0.8687320384</text:p>
          </table:table-cell>
          <table:table-cell table:formula="of:=[.D72]/SUM([.$C72:.$J72])" office:value-type="float" office:value="0.00555113113873814" calcext:value-type="float">
            <text:p>0.0055511311</text:p>
          </table:table-cell>
          <table:table-cell table:formula="of:=[.E72]/SUM([.$C72:.$J72])" office:value-type="float" office:value="0" calcext:value-type="float">
            <text:p>0</text:p>
          </table:table-cell>
          <table:table-cell table:formula="of:=[.F72]/SUM([.$C72:.$J72])" office:value-type="float" office:value="0.0223194418366431" calcext:value-type="float">
            <text:p>0.0223194418</text:p>
          </table:table-cell>
          <table:table-cell table:formula="of:=[.G72]/SUM([.$C72:.$J72])" office:value-type="float" office:value="0" calcext:value-type="float">
            <text:p>0</text:p>
          </table:table-cell>
          <table:table-cell table:formula="of:=[.H72]/SUM([.$C72:.$J72])" office:value-type="float" office:value="0.103397388660883" calcext:value-type="float">
            <text:p>0.1033973887</text:p>
          </table:table-cell>
          <table:table-cell table:formula="of:=[.I72]/SUM([.$C72:.$J72])" office:value-type="float" office:value="0" calcext:value-type="float">
            <text:p>0</text:p>
          </table:table-cell>
          <table:table-cell table:formula="of:=[.J72]/SUM([.$C72:.$J72])" office:value-type="float" office:value="0" calcext:value-type="float">
            <text:p>0</text:p>
          </table:table-cell>
          <table:table-cell office:value-type="float" office:value="2.38380056263" calcext:value-type="float">
            <text:p>2.3838005626</text:p>
          </table:table-cell>
          <table:table-cell office:value-type="float" office:value="0.397370503483" calcext:value-type="float">
            <text:p>0.3973705035</text:p>
          </table:table-cell>
          <table:table-cell office:value-type="float" office:value="0.796831424122" calcext:value-type="float">
            <text:p>0.7968314241</text:p>
          </table:table-cell>
          <table:table-cell office:value-type="float" office:value="0.00972501434973" calcext:value-type="float">
            <text:p>0.009725014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693371016023" calcext:value-type="float">
            <text:p>0.0693371016</text:p>
          </table:table-cell>
          <table:table-cell office:value-type="float" office:value="0.000191970813383" calcext:value-type="float">
            <text:p>0.0001919708</text:p>
          </table:table-cell>
          <table:table-cell office:value-type="float" office:value="0" calcext:value-type="float">
            <text:p>0</text:p>
          </table:table-cell>
          <table:table-cell office:value-type="float" office:value="0.00176638915795" calcext:value-type="float">
            <text:p>0.0017663892</text:p>
          </table:table-cell>
          <table:table-cell office:value-type="float" office:value="0" calcext:value-type="float">
            <text:p>0</text:p>
          </table:table-cell>
          <table:table-cell office:value-type="float" office:value="0.00427355435618" calcext:value-type="float">
            <text:p>0.00427355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3]/SUM([.$C73:.$J73])" office:value-type="float" office:value="0.917533472537196" calcext:value-type="float">
            <text:p>0.9175334725</text:p>
          </table:table-cell>
          <table:table-cell table:formula="of:=[.D73]/SUM([.$C73:.$J73])" office:value-type="float" office:value="0.00254033761087082" calcext:value-type="float">
            <text:p>0.0025403376</text:p>
          </table:table-cell>
          <table:table-cell table:formula="of:=[.E73]/SUM([.$C73:.$J73])" office:value-type="float" office:value="0" calcext:value-type="float">
            <text:p>0</text:p>
          </table:table-cell>
          <table:table-cell table:formula="of:=[.F73]/SUM([.$C73:.$J73])" office:value-type="float" office:value="0.0233745158146639" calcext:value-type="float">
            <text:p>0.0233745158</text:p>
          </table:table-cell>
          <table:table-cell table:formula="of:=[.G73]/SUM([.$C73:.$J73])" office:value-type="float" office:value="0" calcext:value-type="float">
            <text:p>0</text:p>
          </table:table-cell>
          <table:table-cell table:formula="of:=[.H73]/SUM([.$C73:.$J73])" office:value-type="float" office:value="0.0565516740372694" calcext:value-type="float">
            <text:p>0.056551674</text:p>
          </table:table-cell>
          <table:table-cell table:formula="of:=[.I73]/SUM([.$C73:.$J73])" office:value-type="float" office:value="0" calcext:value-type="float">
            <text:p>0</text:p>
          </table:table-cell>
          <table:table-cell table:formula="of:=[.J73]/SUM([.$C73:.$J73])" office:value-type="float" office:value="0" calcext:value-type="float">
            <text:p>0</text:p>
          </table:table-cell>
          <table:table-cell office:value-type="float" office:value="2.38195103716" calcext:value-type="float">
            <text:p>2.3819510372</text:p>
          </table:table-cell>
          <table:table-cell office:value-type="float" office:value="0.376851552689" calcext:value-type="float">
            <text:p>0.3768515527</text:p>
          </table:table-cell>
          <table:table-cell office:value-type="float" office:value="0.792702996173" calcext:value-type="float">
            <text:p>0.7927029962</text:p>
          </table:table-cell>
          <table:table-cell office:value-type="float" office:value="0.0125206998354" calcext:value-type="float">
            <text:p>0.012520699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67462022984" calcext:value-type="float">
            <text:p>0.067462023</text:p>
          </table:table-cell>
          <table:table-cell office:value-type="float" office:value="0.000297664759942" calcext:value-type="float">
            <text:p>0.0002976648</text:p>
          </table:table-cell>
          <table:table-cell office:value-type="float" office:value="0" calcext:value-type="float">
            <text:p>0</text:p>
          </table:table-cell>
          <table:table-cell office:value-type="float" office:value="0.00199623913205" calcext:value-type="float">
            <text:p>0.0019962391</text:p>
          </table:table-cell>
          <table:table-cell office:value-type="float" office:value="0" calcext:value-type="float">
            <text:p>0</text:p>
          </table:table-cell>
          <table:table-cell office:value-type="float" office:value="0.00151269453437" calcext:value-type="float">
            <text:p>0.00151269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4]/SUM([.$C74:.$J74])" office:value-type="float" office:value="0.946588016562805" calcext:value-type="float">
            <text:p>0.9465880166</text:p>
          </table:table-cell>
          <table:table-cell table:formula="of:=[.D74]/SUM([.$C74:.$J74])" office:value-type="float" office:value="0.0041766594337227" calcext:value-type="float">
            <text:p>0.0041766594</text:p>
          </table:table-cell>
          <table:table-cell table:formula="of:=[.E74]/SUM([.$C74:.$J74])" office:value-type="float" office:value="0" calcext:value-type="float">
            <text:p>0</text:p>
          </table:table-cell>
          <table:table-cell table:formula="of:=[.F74]/SUM([.$C74:.$J74])" office:value-type="float" office:value="0.0280100708073997" calcext:value-type="float">
            <text:p>0.0280100708</text:p>
          </table:table-cell>
          <table:table-cell table:formula="of:=[.G74]/SUM([.$C74:.$J74])" office:value-type="float" office:value="0" calcext:value-type="float">
            <text:p>0</text:p>
          </table:table-cell>
          <table:table-cell table:formula="of:=[.H74]/SUM([.$C74:.$J74])" office:value-type="float" office:value="0.021225253196073" calcext:value-type="float">
            <text:p>0.0212252532</text:p>
          </table:table-cell>
          <table:table-cell table:formula="of:=[.I74]/SUM([.$C74:.$J74])" office:value-type="float" office:value="0" calcext:value-type="float">
            <text:p>0</text:p>
          </table:table-cell>
          <table:table-cell table:formula="of:=[.J74]/SUM([.$C74:.$J74])" office:value-type="float" office:value="0" calcext:value-type="float">
            <text:p>0</text:p>
          </table:table-cell>
          <table:table-cell office:value-type="float" office:value="2.46126120888" calcext:value-type="float">
            <text:p>2.4612612089</text:p>
          </table:table-cell>
          <table:table-cell office:value-type="float" office:value="0.381846024494" calcext:value-type="float">
            <text:p>0.3818460245</text:p>
          </table:table-cell>
          <table:table-cell office:value-type="float" office:value="0.791032479948" calcext:value-type="float">
            <text:p>0.7910324799</text:p>
          </table:table-cell>
          <table:table-cell office:value-type="float" office:value="0.0330597089347" calcext:value-type="float">
            <text:p>0.033059708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618287016716" calcext:value-type="float">
            <text:p>0.0618287017</text:p>
          </table:table-cell>
          <table:table-cell office:value-type="float" office:value="0.000313549255657" calcext:value-type="float">
            <text:p>0.0003135493</text:p>
          </table:table-cell>
          <table:table-cell office:value-type="float" office:value="0" calcext:value-type="float">
            <text:p>0</text:p>
          </table:table-cell>
          <table:table-cell office:value-type="float" office:value="0.00201966375149" calcext:value-type="float">
            <text:p>0.0020196638</text:p>
          </table:table-cell>
          <table:table-cell office:value-type="float" office:value="0" calcext:value-type="float">
            <text:p>0</text:p>
          </table:table-cell>
          <table:table-cell office:value-type="float" office:value="0.000479429686319" calcext:value-type="float">
            <text:p>0.00047942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5]/SUM([.$C75:.$J75])" office:value-type="float" office:value="0.95648848703422" calcext:value-type="float">
            <text:p>0.956488487</text:p>
          </table:table-cell>
          <table:table-cell table:formula="of:=[.D75]/SUM([.$C75:.$J75])" office:value-type="float" office:value="0.00485059923701789" calcext:value-type="float">
            <text:p>0.0048505992</text:p>
          </table:table-cell>
          <table:table-cell table:formula="of:=[.E75]/SUM([.$C75:.$J75])" office:value-type="float" office:value="0" calcext:value-type="float">
            <text:p>0</text:p>
          </table:table-cell>
          <table:table-cell table:formula="of:=[.F75]/SUM([.$C75:.$J75])" office:value-type="float" office:value="0.0312441483284107" calcext:value-type="float">
            <text:p>0.0312441483</text:p>
          </table:table-cell>
          <table:table-cell table:formula="of:=[.G75]/SUM([.$C75:.$J75])" office:value-type="float" office:value="0" calcext:value-type="float">
            <text:p>0</text:p>
          </table:table-cell>
          <table:table-cell table:formula="of:=[.H75]/SUM([.$C75:.$J75])" office:value-type="float" office:value="0.00741676540035107" calcext:value-type="float">
            <text:p>0.0074167654</text:p>
          </table:table-cell>
          <table:table-cell table:formula="of:=[.I75]/SUM([.$C75:.$J75])" office:value-type="float" office:value="0" calcext:value-type="float">
            <text:p>0</text:p>
          </table:table-cell>
          <table:table-cell table:formula="of:=[.J75]/SUM([.$C75:.$J75])" office:value-type="float" office:value="0" calcext:value-type="float">
            <text:p>0</text:p>
          </table:table-cell>
          <table:table-cell office:value-type="float" office:value="2.45932144789" calcext:value-type="float">
            <text:p>2.4593214479</text:p>
          </table:table-cell>
          <table:table-cell office:value-type="float" office:value="0.356495182121" calcext:value-type="float">
            <text:p>0.3564951821</text:p>
          </table:table-cell>
          <table:table-cell office:value-type="float" office:value="0.78848559241" calcext:value-type="float">
            <text:p>0.7884855924</text:p>
          </table:table-cell>
          <table:table-cell office:value-type="float" office:value="0.0485822421138" calcext:value-type="float">
            <text:p>0.048582242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677650633155" calcext:value-type="float">
            <text:p>0.0677650633</text:p>
          </table:table-cell>
          <table:table-cell office:value-type="float" office:value="0.0000223394765908" calcext:value-type="float">
            <text:p>2.23394765908E-05</text:p>
          </table:table-cell>
          <table:table-cell office:value-type="float" office:value="0" calcext:value-type="float">
            <text:p>0</text:p>
          </table:table-cell>
          <table:table-cell office:value-type="float" office:value="0.000755246512913" calcext:value-type="float">
            <text:p>0.0007552465</text:p>
          </table:table-cell>
          <table:table-cell office:value-type="float" office:value="0" calcext:value-type="float">
            <text:p>0</text:p>
          </table:table-cell>
          <table:table-cell office:value-type="float" office:value="0.00795598146777" calcext:value-type="float">
            <text:p>0.00795598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6]/SUM([.$C76:.$J76])" office:value-type="float" office:value="0.885833676118787" calcext:value-type="float">
            <text:p>0.8858336761</text:p>
          </table:table-cell>
          <table:table-cell table:formula="of:=[.D76]/SUM([.$C76:.$J76])" office:value-type="float" office:value="0.000292024528610919" calcext:value-type="float">
            <text:p>0.0002920245</text:p>
          </table:table-cell>
          <table:table-cell table:formula="of:=[.E76]/SUM([.$C76:.$J76])" office:value-type="float" office:value="0" calcext:value-type="float">
            <text:p>0</text:p>
          </table:table-cell>
          <table:table-cell table:formula="of:=[.F76]/SUM([.$C76:.$J76])" office:value-type="float" office:value="0.00987268014190125" calcext:value-type="float">
            <text:p>0.0098726801</text:p>
          </table:table-cell>
          <table:table-cell table:formula="of:=[.G76]/SUM([.$C76:.$J76])" office:value-type="float" office:value="0" calcext:value-type="float">
            <text:p>0</text:p>
          </table:table-cell>
          <table:table-cell table:formula="of:=[.H76]/SUM([.$C76:.$J76])" office:value-type="float" office:value="0.104001619210701" calcext:value-type="float">
            <text:p>0.1040016192</text:p>
          </table:table-cell>
          <table:table-cell table:formula="of:=[.I76]/SUM([.$C76:.$J76])" office:value-type="float" office:value="0" calcext:value-type="float">
            <text:p>0</text:p>
          </table:table-cell>
          <table:table-cell table:formula="of:=[.J76]/SUM([.$C76:.$J76])" office:value-type="float" office:value="0" calcext:value-type="float">
            <text:p>0</text:p>
          </table:table-cell>
          <table:table-cell office:value-type="float" office:value="2.37984905118" calcext:value-type="float">
            <text:p>2.3798490512</text:p>
          </table:table-cell>
          <table:table-cell office:value-type="float" office:value="0.434262673338" calcext:value-type="float">
            <text:p>0.4342626733</text:p>
          </table:table-cell>
          <table:table-cell office:value-type="float" office:value="0.787440006585" calcext:value-type="float">
            <text:p>0.7874400066</text:p>
          </table:table-cell>
          <table:table-cell office:value-type="float" office:value="0.00629234331723" calcext:value-type="float">
            <text:p>0.006292343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6996998544" calcext:value-type="float">
            <text:p>0.0699699854</text:p>
          </table:table-cell>
          <table:table-cell office:value-type="float" office:value="0.0000439850605863" calcext:value-type="float">
            <text:p>4.39850605863E-05</text:p>
          </table:table-cell>
          <table:table-cell office:value-type="float" office:value="0" calcext:value-type="float">
            <text:p>0</text:p>
          </table:table-cell>
          <table:table-cell office:value-type="float" office:value="0.00121524422511" calcext:value-type="float">
            <text:p>0.0012152442</text:p>
          </table:table-cell>
          <table:table-cell office:value-type="float" office:value="0" calcext:value-type="float">
            <text:p>0</text:p>
          </table:table-cell>
          <table:table-cell office:value-type="float" office:value="0.00345221142542" calcext:value-type="float">
            <text:p>0.00345221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7]/SUM([.$C77:.$J77])" office:value-type="float" office:value="0.936912818167361" calcext:value-type="float">
            <text:p>0.9369128182</text:p>
          </table:table-cell>
          <table:table-cell table:formula="of:=[.D77]/SUM([.$C77:.$J77])" office:value-type="float" office:value="0.000588969210326771" calcext:value-type="float">
            <text:p>0.0005889692</text:p>
          </table:table-cell>
          <table:table-cell table:formula="of:=[.E77]/SUM([.$C77:.$J77])" office:value-type="float" office:value="0" calcext:value-type="float">
            <text:p>0</text:p>
          </table:table-cell>
          <table:table-cell table:formula="of:=[.F77]/SUM([.$C77:.$J77])" office:value-type="float" office:value="0.0162723757129514" calcext:value-type="float">
            <text:p>0.0162723757</text:p>
          </table:table-cell>
          <table:table-cell table:formula="of:=[.G77]/SUM([.$C77:.$J77])" office:value-type="float" office:value="0" calcext:value-type="float">
            <text:p>0</text:p>
          </table:table-cell>
          <table:table-cell table:formula="of:=[.H77]/SUM([.$C77:.$J77])" office:value-type="float" office:value="0.0462258369093611" calcext:value-type="float">
            <text:p>0.0462258369</text:p>
          </table:table-cell>
          <table:table-cell table:formula="of:=[.I77]/SUM([.$C77:.$J77])" office:value-type="float" office:value="0" calcext:value-type="float">
            <text:p>0</text:p>
          </table:table-cell>
          <table:table-cell table:formula="of:=[.J77]/SUM([.$C77:.$J77])" office:value-type="float" office:value="0" calcext:value-type="float">
            <text:p>0</text:p>
          </table:table-cell>
          <table:table-cell office:value-type="float" office:value="2.37983752923" calcext:value-type="float">
            <text:p>2.3798375292</text:p>
          </table:table-cell>
          <table:table-cell office:value-type="float" office:value="0.411089563625" calcext:value-type="float">
            <text:p>0.4110895636</text:p>
          </table:table-cell>
          <table:table-cell office:value-type="float" office:value="0.788842436861" calcext:value-type="float">
            <text:p>0.7888424369</text:p>
          </table:table-cell>
          <table:table-cell office:value-type="float" office:value="0.0153699931052" calcext:value-type="float">
            <text:p>0.015369993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709926408059" calcext:value-type="float">
            <text:p>0.0709926408</text:p>
          </table:table-cell>
          <table:table-cell office:value-type="float" office:value="0.0000580442007323" calcext:value-type="float">
            <text:p>5.80442007323E-05</text:p>
          </table:table-cell>
          <table:table-cell office:value-type="float" office:value="0" calcext:value-type="float">
            <text:p>0</text:p>
          </table:table-cell>
          <table:table-cell office:value-type="float" office:value="0.00140067426882" calcext:value-type="float">
            <text:p>0.0014006743</text:p>
          </table:table-cell>
          <table:table-cell office:value-type="float" office:value="0" calcext:value-type="float">
            <text:p>0</text:p>
          </table:table-cell>
          <table:table-cell office:value-type="float" office:value="0.0019406255916" calcext:value-type="float">
            <text:p>0.0019406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]/SUM([.$C78:.$J78])" office:value-type="float" office:value="0.954304968912614" calcext:value-type="float">
            <text:p>0.9543049689</text:p>
          </table:table-cell>
          <table:table-cell table:formula="of:=[.D78]/SUM([.$C78:.$J78])" office:value-type="float" office:value="0.000780248044678902" calcext:value-type="float">
            <text:p>0.000780248</text:p>
          </table:table-cell>
          <table:table-cell table:formula="of:=[.E78]/SUM([.$C78:.$J78])" office:value-type="float" office:value="0" calcext:value-type="float">
            <text:p>0</text:p>
          </table:table-cell>
          <table:table-cell table:formula="of:=[.F78]/SUM([.$C78:.$J78])" office:value-type="float" office:value="0.0188282954316003" calcext:value-type="float">
            <text:p>0.0188282954</text:p>
          </table:table-cell>
          <table:table-cell table:formula="of:=[.G78]/SUM([.$C78:.$J78])" office:value-type="float" office:value="0" calcext:value-type="float">
            <text:p>0</text:p>
          </table:table-cell>
          <table:table-cell table:formula="of:=[.H78]/SUM([.$C78:.$J78])" office:value-type="float" office:value="0.0260864876111067" calcext:value-type="float">
            <text:p>0.0260864876</text:p>
          </table:table-cell>
          <table:table-cell table:formula="of:=[.I78]/SUM([.$C78:.$J78])" office:value-type="float" office:value="0" calcext:value-type="float">
            <text:p>0</text:p>
          </table:table-cell>
          <table:table-cell table:formula="of:=[.J78]/SUM([.$C78:.$J78])" office:value-type="float" office:value="0" calcext:value-type="float">
            <text:p>0</text:p>
          </table:table-cell>
          <table:table-cell office:value-type="float" office:value="2.45945071735" calcext:value-type="float">
            <text:p>2.4594507174</text:p>
          </table:table-cell>
          <table:table-cell office:value-type="float" office:value="0.344176965217" calcext:value-type="float">
            <text:p>0.3441769652</text:p>
          </table:table-cell>
          <table:table-cell office:value-type="float" office:value="0.788428787141" calcext:value-type="float">
            <text:p>0.7884287871</text:p>
          </table:table-cell>
          <table:table-cell office:value-type="float" office:value="0.0358936241375" calcext:value-type="float">
            <text:p>0.035893624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638200911677" calcext:value-type="float">
            <text:p>0.0638200912</text:p>
          </table:table-cell>
          <table:table-cell office:value-type="float" office:value="0.0000634893798357" calcext:value-type="float">
            <text:p>6.34893798357E-05</text:p>
          </table:table-cell>
          <table:table-cell office:value-type="float" office:value="0" calcext:value-type="float">
            <text:p>0</text:p>
          </table:table-cell>
          <table:table-cell office:value-type="float" office:value="0.00212351372958" calcext:value-type="float">
            <text:p>0.0021235137</text:p>
          </table:table-cell>
          <table:table-cell office:value-type="float" office:value="0" calcext:value-type="float">
            <text:p>0</text:p>
          </table:table-cell>
          <table:table-cell office:value-type="float" office:value="0.000665883102547" calcext:value-type="float">
            <text:p>0.00066588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9]/SUM([.$C79:.$J79])" office:value-type="float" office:value="0.957210757280011" calcext:value-type="float">
            <text:p>0.9572107573</text:p>
          </table:table-cell>
          <table:table-cell table:formula="of:=[.D79]/SUM([.$C79:.$J79])" office:value-type="float" office:value="0.000952250556836033" calcext:value-type="float">
            <text:p>0.0009522506</text:p>
          </table:table-cell>
          <table:table-cell table:formula="of:=[.E79]/SUM([.$C79:.$J79])" office:value-type="float" office:value="0" calcext:value-type="float">
            <text:p>0</text:p>
          </table:table-cell>
          <table:table-cell table:formula="of:=[.F79]/SUM([.$C79:.$J79])" office:value-type="float" office:value="0.0318496910298135" calcext:value-type="float">
            <text:p>0.031849691</text:p>
          </table:table-cell>
          <table:table-cell table:formula="of:=[.G79]/SUM([.$C79:.$J79])" office:value-type="float" office:value="0" calcext:value-type="float">
            <text:p>0</text:p>
          </table:table-cell>
          <table:table-cell table:formula="of:=[.H79]/SUM([.$C79:.$J79])" office:value-type="float" office:value="0.00998730113333914" calcext:value-type="float">
            <text:p>0.0099873011</text:p>
          </table:table-cell>
          <table:table-cell table:formula="of:=[.I79]/SUM([.$C79:.$J79])" office:value-type="float" office:value="0" calcext:value-type="float">
            <text:p>0</text:p>
          </table:table-cell>
          <table:table-cell table:formula="of:=[.J79]/SUM([.$C79:.$J79])" office:value-type="float" office:value="0" calcext:value-type="float">
            <text:p>0</text:p>
          </table:table-cell>
          <table:table-cell office:value-type="float" office:value="2.46322343974" calcext:value-type="float">
            <text:p>2.4632234397</text:p>
          </table:table-cell>
          <table:table-cell office:value-type="float" office:value="0.322567947631" calcext:value-type="float">
            <text:p>0.3225679476</text:p>
          </table:table-cell>
          <table:table-cell office:value-type="float" office:value="0.795315413071" calcext:value-type="float">
            <text:p>0.7953154131</text:p>
          </table:table-cell>
          <table:table-cell office:value-type="float" office:value="0.0518124864316" calcext:value-type="float">
            <text:p>0.051812486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673081820008" calcext:value-type="float">
            <text:p>0.06730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18709454544" calcext:value-type="float">
            <text:p>0.0008187095</text:p>
          </table:table-cell>
          <table:table-cell office:value-type="float" office:value="0" calcext:value-type="float">
            <text:p>0</text:p>
          </table:table-cell>
          <table:table-cell office:value-type="float" office:value="0.00876992528043" calcext:value-type="float">
            <text:p>0.0087699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]/SUM([.$C80:.$J80])" office:value-type="float" office:value="0.875305179824002" calcext:value-type="float">
            <text:p>0.8753051798</text:p>
          </table:table-cell>
          <table:table-cell table:formula="of:=[.D80]/SUM([.$C80:.$J80])" office:value-type="float" office:value="0" calcext:value-type="float">
            <text:p>0</text:p>
          </table:table-cell>
          <table:table-cell table:formula="of:=[.E80]/SUM([.$C80:.$J80])" office:value-type="float" office:value="0" calcext:value-type="float">
            <text:p>0</text:p>
          </table:table-cell>
          <table:table-cell table:formula="of:=[.F80]/SUM([.$C80:.$J80])" office:value-type="float" office:value="0.01064685755923" calcext:value-type="float">
            <text:p>0.0106468576</text:p>
          </table:table-cell>
          <table:table-cell table:formula="of:=[.G80]/SUM([.$C80:.$J80])" office:value-type="float" office:value="0" calcext:value-type="float">
            <text:p>0</text:p>
          </table:table-cell>
          <table:table-cell table:formula="of:=[.H80]/SUM([.$C80:.$J80])" office:value-type="float" office:value="0.114047962616768" calcext:value-type="float">
            <text:p>0.1140479626</text:p>
          </table:table-cell>
          <table:table-cell table:formula="of:=[.I80]/SUM([.$C80:.$J80])" office:value-type="float" office:value="0" calcext:value-type="float">
            <text:p>0</text:p>
          </table:table-cell>
          <table:table-cell table:formula="of:=[.J80]/SUM([.$C80:.$J80])" office:value-type="float" office:value="0" calcext:value-type="float">
            <text:p>0</text:p>
          </table:table-cell>
          <table:table-cell office:value-type="float" office:value="2.38349177471" calcext:value-type="float">
            <text:p>2.3834917747</text:p>
          </table:table-cell>
          <table:table-cell office:value-type="float" office:value="0.402495101771" calcext:value-type="float">
            <text:p>0.4024951018</text:p>
          </table:table-cell>
          <table:table-cell office:value-type="float" office:value="0.795525480985" calcext:value-type="float">
            <text:p>0.795525481</text:p>
          </table:table-cell>
          <table:table-cell office:value-type="float" office:value="0.00533834609605" calcext:value-type="float">
            <text:p>0.005338346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704193223156" calcext:value-type="float">
            <text:p>0.0704193223</text:p>
          </table:table-cell>
          <table:table-cell office:value-type="float" office:value="0.000444046146307" calcext:value-type="float">
            <text:p>0.0004440461</text:p>
          </table:table-cell>
          <table:table-cell office:value-type="float" office:value="0" calcext:value-type="float">
            <text:p>0</text:p>
          </table:table-cell>
          <table:table-cell office:value-type="float" office:value="0.00137655771695" calcext:value-type="float">
            <text:p>0.0013765577</text:p>
          </table:table-cell>
          <table:table-cell office:value-type="float" office:value="0" calcext:value-type="float">
            <text:p>0</text:p>
          </table:table-cell>
          <table:table-cell office:value-type="float" office:value="0.0048905719365" calcext:value-type="float">
            <text:p>0.00489057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/SUM([.$C81:.$J81])" office:value-type="float" office:value="0.912989336724888" calcext:value-type="float">
            <text:p>0.9129893367</text:p>
          </table:table-cell>
          <table:table-cell table:formula="of:=[.D81]/SUM([.$C81:.$J81])" office:value-type="float" office:value="0.00575707608737183" calcext:value-type="float">
            <text:p>0.0057570761</text:p>
          </table:table-cell>
          <table:table-cell table:formula="of:=[.E81]/SUM([.$C81:.$J81])" office:value-type="float" office:value="0" calcext:value-type="float">
            <text:p>0</text:p>
          </table:table-cell>
          <table:table-cell table:formula="of:=[.F81]/SUM([.$C81:.$J81])" office:value-type="float" office:value="0.0178471259823995" calcext:value-type="float">
            <text:p>0.017847126</text:p>
          </table:table-cell>
          <table:table-cell table:formula="of:=[.G81]/SUM([.$C81:.$J81])" office:value-type="float" office:value="0" calcext:value-type="float">
            <text:p>0</text:p>
          </table:table-cell>
          <table:table-cell table:formula="of:=[.H81]/SUM([.$C81:.$J81])" office:value-type="float" office:value="0.0634064612053409" calcext:value-type="float">
            <text:p>0.0634064612</text:p>
          </table:table-cell>
          <table:table-cell table:formula="of:=[.I81]/SUM([.$C81:.$J81])" office:value-type="float" office:value="0" calcext:value-type="float">
            <text:p>0</text:p>
          </table:table-cell>
          <table:table-cell table:formula="of:=[.J81]/SUM([.$C81:.$J81])" office:value-type="float" office:value="0" calcext:value-type="float">
            <text:p>0</text:p>
          </table:table-cell>
          <table:table-cell office:value-type="float" office:value="2.37983890656" calcext:value-type="float">
            <text:p>2.3798389066</text:p>
          </table:table-cell>
          <table:table-cell office:value-type="float" office:value="0.377048999013" calcext:value-type="float">
            <text:p>0.377048999</text:p>
          </table:table-cell>
          <table:table-cell office:value-type="float" office:value="0.796960755105" calcext:value-type="float">
            <text:p>0.7969607551</text:p>
          </table:table-cell>
          <table:table-cell office:value-type="float" office:value="0.0175403489135" calcext:value-type="float">
            <text:p>0.017540348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712879084555" calcext:value-type="float">
            <text:p>0.0712879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5476639465" calcext:value-type="float">
            <text:p>0.0016547664</text:p>
          </table:table-cell>
          <table:table-cell office:value-type="float" office:value="0" calcext:value-type="float">
            <text:p>0</text:p>
          </table:table-cell>
          <table:table-cell office:value-type="float" office:value="0.00221217963896" calcext:value-type="float">
            <text:p>0.0022121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/SUM([.$C82:.$J82])" office:value-type="float" office:value="0.94854695601639" calcext:value-type="float">
            <text:p>0.948546956</text:p>
          </table:table-cell>
          <table:table-cell table:formula="of:=[.D82]/SUM([.$C82:.$J82])" office:value-type="float" office:value="0" calcext:value-type="float">
            <text:p>0</text:p>
          </table:table-cell>
          <table:table-cell table:formula="of:=[.E82]/SUM([.$C82:.$J82])" office:value-type="float" office:value="0" calcext:value-type="float">
            <text:p>0</text:p>
          </table:table-cell>
          <table:table-cell table:formula="of:=[.F82]/SUM([.$C82:.$J82])" office:value-type="float" office:value="0.0220180905930671" calcext:value-type="float">
            <text:p>0.0220180906</text:p>
          </table:table-cell>
          <table:table-cell table:formula="of:=[.G82]/SUM([.$C82:.$J82])" office:value-type="float" office:value="0" calcext:value-type="float">
            <text:p>0</text:p>
          </table:table-cell>
          <table:table-cell table:formula="of:=[.H82]/SUM([.$C82:.$J82])" office:value-type="float" office:value="0.0294349533905431" calcext:value-type="float">
            <text:p>0.0294349534</text:p>
          </table:table-cell>
          <table:table-cell table:formula="of:=[.I82]/SUM([.$C82:.$J82])" office:value-type="float" office:value="0" calcext:value-type="float">
            <text:p>0</text:p>
          </table:table-cell>
          <table:table-cell table:formula="of:=[.J82]/SUM([.$C82:.$J82])" office:value-type="float" office:value="0" calcext:value-type="float">
            <text:p>0</text:p>
          </table:table-cell>
          <table:table-cell office:value-type="float" office:value="2.45966749379" calcext:value-type="float">
            <text:p>2.4596674938</text:p>
          </table:table-cell>
          <table:table-cell office:value-type="float" office:value="0.423258818796" calcext:value-type="float">
            <text:p>0.4232588188</text:p>
          </table:table-cell>
          <table:table-cell office:value-type="float" office:value="0.797797292964" calcext:value-type="float">
            <text:p>0.797797293</text:p>
          </table:table-cell>
          <table:table-cell office:value-type="float" office:value="0.0386282548917" calcext:value-type="float">
            <text:p>0.038628254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662811014273" calcext:value-type="float">
            <text:p>0.066281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4640233616" calcext:value-type="float">
            <text:p>0.0017464023</text:p>
          </table:table-cell>
          <table:table-cell office:value-type="float" office:value="0" calcext:value-type="float">
            <text:p>0</text:p>
          </table:table-cell>
          <table:table-cell office:value-type="float" office:value="0.000561664552654" calcext:value-type="float">
            <text:p>0.00056166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/SUM([.$C83:.$J83])" office:value-type="float" office:value="0.96634939677098" calcext:value-type="float">
            <text:p>0.9663493968</text:p>
          </table:table-cell>
          <table:table-cell table:formula="of:=[.D83]/SUM([.$C83:.$J83])" office:value-type="float" office:value="0" calcext:value-type="float">
            <text:p>0</text:p>
          </table:table-cell>
          <table:table-cell table:formula="of:=[.E83]/SUM([.$C83:.$J83])" office:value-type="float" office:value="0" calcext:value-type="float">
            <text:p>0</text:p>
          </table:table-cell>
          <table:table-cell table:formula="of:=[.F83]/SUM([.$C83:.$J83])" office:value-type="float" office:value="0.0254617803223852" calcext:value-type="float">
            <text:p>0.0254617803</text:p>
          </table:table-cell>
          <table:table-cell table:formula="of:=[.G83]/SUM([.$C83:.$J83])" office:value-type="float" office:value="0" calcext:value-type="float">
            <text:p>0</text:p>
          </table:table-cell>
          <table:table-cell table:formula="of:=[.H83]/SUM([.$C83:.$J83])" office:value-type="float" office:value="0.00818882290663445" calcext:value-type="float">
            <text:p>0.0081888229</text:p>
          </table:table-cell>
          <table:table-cell table:formula="of:=[.I83]/SUM([.$C83:.$J83])" office:value-type="float" office:value="0" calcext:value-type="float">
            <text:p>0</text:p>
          </table:table-cell>
          <table:table-cell table:formula="of:=[.J83]/SUM([.$C83:.$J83])" office:value-type="float" office:value="0" calcext:value-type="float">
            <text:p>0</text:p>
          </table:table-cell>
          <table:table-cell office:value-type="float" office:value="2.45535839881" calcext:value-type="float">
            <text:p>2.4553583988</text:p>
          </table:table-cell>
          <table:table-cell office:value-type="float" office:value="0.39414985825" calcext:value-type="float">
            <text:p>0.3941498583</text:p>
          </table:table-cell>
          <table:table-cell office:value-type="float" office:value="0.800330677538" calcext:value-type="float">
            <text:p>0.8003306775</text:p>
          </table:table-cell>
          <table:table-cell office:value-type="float" office:value="0.053692977914" calcext:value-type="float">
            <text:p>0.053692977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669586969719" calcext:value-type="float">
            <text:p>0.066958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8691264552" calcext:value-type="float">
            <text:p>0.0009869126</text:p>
          </table:table-cell>
          <table:table-cell office:value-type="float" office:value="0" calcext:value-type="float">
            <text:p>0</text:p>
          </table:table-cell>
          <table:table-cell office:value-type="float" office:value="0.0104420934947" calcext:value-type="float">
            <text:p>0.01044209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/SUM([.$C84:.$J84])" office:value-type="float" office:value="0.854198991851148" calcext:value-type="float">
            <text:p>0.8541989919</text:p>
          </table:table-cell>
          <table:table-cell table:formula="of:=[.D84]/SUM([.$C84:.$J84])" office:value-type="float" office:value="0" calcext:value-type="float">
            <text:p>0</text:p>
          </table:table-cell>
          <table:table-cell table:formula="of:=[.E84]/SUM([.$C84:.$J84])" office:value-type="float" office:value="0" calcext:value-type="float">
            <text:p>0</text:p>
          </table:table-cell>
          <table:table-cell table:formula="of:=[.F84]/SUM([.$C84:.$J84])" office:value-type="float" office:value="0.0125901462389884" calcext:value-type="float">
            <text:p>0.0125901462</text:p>
          </table:table-cell>
          <table:table-cell table:formula="of:=[.G84]/SUM([.$C84:.$J84])" office:value-type="float" office:value="0" calcext:value-type="float">
            <text:p>0</text:p>
          </table:table-cell>
          <table:table-cell table:formula="of:=[.H84]/SUM([.$C84:.$J84])" office:value-type="float" office:value="0.133210861909864" calcext:value-type="float">
            <text:p>0.1332108619</text:p>
          </table:table-cell>
          <table:table-cell table:formula="of:=[.I84]/SUM([.$C84:.$J84])" office:value-type="float" office:value="0" calcext:value-type="float">
            <text:p>0</text:p>
          </table:table-cell>
          <table:table-cell table:formula="of:=[.J84]/SUM([.$C84:.$J84])" office:value-type="float" office:value="0" calcext:value-type="float">
            <text:p>0</text:p>
          </table:table-cell>
          <table:table-cell office:value-type="float" office:value="2.37545451412" calcext:value-type="float">
            <text:p>2.3754545141</text:p>
          </table:table-cell>
          <table:table-cell office:value-type="float" office:value="0.419472362314" calcext:value-type="float">
            <text:p>0.4194723623</text:p>
          </table:table-cell>
          <table:table-cell office:value-type="float" office:value="0.801786881379" calcext:value-type="float">
            <text:p>0.8017868814</text:p>
          </table:table-cell>
          <table:table-cell office:value-type="float" office:value="0.00217271133389" calcext:value-type="float">
            <text:p>0.002172711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70549299783" calcext:value-type="float">
            <text:p>0.070549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8467527315" calcext:value-type="float">
            <text:p>0.0016846753</text:p>
          </table:table-cell>
          <table:table-cell office:value-type="float" office:value="0" calcext:value-type="float">
            <text:p>0</text:p>
          </table:table-cell>
          <table:table-cell office:value-type="float" office:value="0.00576352074646" calcext:value-type="float">
            <text:p>0.00576352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/SUM([.$C85:.$J85])" office:value-type="float" office:value="0.904507241636843" calcext:value-type="float">
            <text:p>0.9045072416</text:p>
          </table:table-cell>
          <table:table-cell table:formula="of:=[.D85]/SUM([.$C85:.$J85])" office:value-type="float" office:value="0" calcext:value-type="float">
            <text:p>0</text:p>
          </table:table-cell>
          <table:table-cell table:formula="of:=[.E85]/SUM([.$C85:.$J85])" office:value-type="float" office:value="0" calcext:value-type="float">
            <text:p>0</text:p>
          </table:table-cell>
          <table:table-cell table:formula="of:=[.F85]/SUM([.$C85:.$J85])" office:value-type="float" office:value="0.0215990943787919" calcext:value-type="float">
            <text:p>0.0215990944</text:p>
          </table:table-cell>
          <table:table-cell table:formula="of:=[.G85]/SUM([.$C85:.$J85])" office:value-type="float" office:value="0" calcext:value-type="float">
            <text:p>0</text:p>
          </table:table-cell>
          <table:table-cell table:formula="of:=[.H85]/SUM([.$C85:.$J85])" office:value-type="float" office:value="0.0738936639843652" calcext:value-type="float">
            <text:p>0.073893664</text:p>
          </table:table-cell>
          <table:table-cell table:formula="of:=[.I85]/SUM([.$C85:.$J85])" office:value-type="float" office:value="0" calcext:value-type="float">
            <text:p>0</text:p>
          </table:table-cell>
          <table:table-cell table:formula="of:=[.J85]/SUM([.$C85:.$J85])" office:value-type="float" office:value="0" calcext:value-type="float">
            <text:p>0</text:p>
          </table:table-cell>
          <table:table-cell office:value-type="float" office:value="2.37022082949" calcext:value-type="float">
            <text:p>2.3702208295</text:p>
          </table:table-cell>
          <table:table-cell office:value-type="float" office:value="0.397155113322" calcext:value-type="float">
            <text:p>0.3971551133</text:p>
          </table:table-cell>
          <table:table-cell office:value-type="float" office:value="0.805278807467" calcext:value-type="float">
            <text:p>0.8052788075</text:p>
          </table:table-cell>
          <table:table-cell office:value-type="float" office:value="0.0207921141404" calcext:value-type="float">
            <text:p>0.020792114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736360183076" calcext:value-type="float">
            <text:p>0.0736360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367039877" calcext:value-type="float">
            <text:p>0.0013536704</text:p>
          </table:table-cell>
          <table:table-cell office:value-type="float" office:value="0" calcext:value-type="float">
            <text:p>0</text:p>
          </table:table-cell>
          <table:table-cell office:value-type="float" office:value="0.00256030842937" calcext:value-type="float">
            <text:p>0.0025603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/SUM([.$C86:.$J86])" office:value-type="float" office:value="0.949529607057378" calcext:value-type="float">
            <text:p>0.9495296071</text:p>
          </table:table-cell>
          <table:table-cell table:formula="of:=[.D86]/SUM([.$C86:.$J86])" office:value-type="float" office:value="0" calcext:value-type="float">
            <text:p>0</text:p>
          </table:table-cell>
          <table:table-cell table:formula="of:=[.E86]/SUM([.$C86:.$J86])" office:value-type="float" office:value="0" calcext:value-type="float">
            <text:p>0</text:p>
          </table:table-cell>
          <table:table-cell table:formula="of:=[.F86]/SUM([.$C86:.$J86])" office:value-type="float" office:value="0.0174554538848093" calcext:value-type="float">
            <text:p>0.0174554539</text:p>
          </table:table-cell>
          <table:table-cell table:formula="of:=[.G86]/SUM([.$C86:.$J86])" office:value-type="float" office:value="0" calcext:value-type="float">
            <text:p>0</text:p>
          </table:table-cell>
          <table:table-cell table:formula="of:=[.H86]/SUM([.$C86:.$J86])" office:value-type="float" office:value="0.0330149390578126" calcext:value-type="float">
            <text:p>0.0330149391</text:p>
          </table:table-cell>
          <table:table-cell table:formula="of:=[.I86]/SUM([.$C86:.$J86])" office:value-type="float" office:value="0" calcext:value-type="float">
            <text:p>0</text:p>
          </table:table-cell>
          <table:table-cell table:formula="of:=[.J86]/SUM([.$C86:.$J86])" office:value-type="float" office:value="0" calcext:value-type="float">
            <text:p>0</text:p>
          </table:table-cell>
          <table:table-cell office:value-type="float" office:value="2.45017836328" calcext:value-type="float">
            <text:p>2.4501783633</text:p>
          </table:table-cell>
          <table:table-cell office:value-type="float" office:value="0.395939752436" calcext:value-type="float">
            <text:p>0.3959397524</text:p>
          </table:table-cell>
          <table:table-cell office:value-type="float" office:value="0.807343637641" calcext:value-type="float">
            <text:p>0.8073436376</text:p>
          </table:table-cell>
          <table:table-cell office:value-type="float" office:value="0.0420399913052" calcext:value-type="float">
            <text:p>0.042039991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724506622071" calcext:value-type="float">
            <text:p>0.0724506622</text:p>
          </table:table-cell>
          <table:table-cell office:value-type="float" office:value="0.000662248814033" calcext:value-type="float">
            <text:p>0.0006622488</text:p>
          </table:table-cell>
          <table:table-cell office:value-type="float" office:value="0" calcext:value-type="float">
            <text:p>0</text:p>
          </table:table-cell>
          <table:table-cell office:value-type="float" office:value="0.00142720607141" calcext:value-type="float">
            <text:p>0.0014272061</text:p>
          </table:table-cell>
          <table:table-cell office:value-type="float" office:value="0" calcext:value-type="float">
            <text:p>0</text:p>
          </table:table-cell>
          <table:table-cell office:value-type="float" office:value="0.000838106405016" calcext:value-type="float">
            <text:p>0.00083810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/SUM([.$C87:.$J87])" office:value-type="float" office:value="0.961161710178089" calcext:value-type="float">
            <text:p>0.9611617102</text:p>
          </table:table-cell>
          <table:table-cell table:formula="of:=[.D87]/SUM([.$C87:.$J87])" office:value-type="float" office:value="0.00878567818800407" calcext:value-type="float">
            <text:p>0.0087856782</text:p>
          </table:table-cell>
          <table:table-cell table:formula="of:=[.E87]/SUM([.$C87:.$J87])" office:value-type="float" office:value="0" calcext:value-type="float">
            <text:p>0</text:p>
          </table:table-cell>
          <table:table-cell table:formula="of:=[.F87]/SUM([.$C87:.$J87])" office:value-type="float" office:value="0.0189339308514775" calcext:value-type="float">
            <text:p>0.0189339309</text:p>
          </table:table-cell>
          <table:table-cell table:formula="of:=[.G87]/SUM([.$C87:.$J87])" office:value-type="float" office:value="0" calcext:value-type="float">
            <text:p>0</text:p>
          </table:table-cell>
          <table:table-cell table:formula="of:=[.H87]/SUM([.$C87:.$J87])" office:value-type="float" office:value="0.0111186807824297" calcext:value-type="float">
            <text:p>0.0111186808</text:p>
          </table:table-cell>
          <table:table-cell table:formula="of:=[.I87]/SUM([.$C87:.$J87])" office:value-type="float" office:value="0" calcext:value-type="float">
            <text:p>0</text:p>
          </table:table-cell>
          <table:table-cell table:formula="of:=[.J87]/SUM([.$C87:.$J87])" office:value-type="float" office:value="0" calcext:value-type="float">
            <text:p>0</text:p>
          </table:table-cell>
          <table:table-cell office:value-type="float" office:value="2.44768265068" calcext:value-type="float">
            <text:p>2.4476826507</text:p>
          </table:table-cell>
          <table:table-cell office:value-type="float" office:value="0.371383359408" calcext:value-type="float">
            <text:p>0.3713833594</text:p>
          </table:table-cell>
          <table:table-cell office:value-type="float" office:value="0.815279895376" calcext:value-type="float">
            <text:p>0.8152798954</text:p>
          </table:table-cell>
          <table:table-cell office:value-type="float" office:value="0.0555448708182" calcext:value-type="float">
            <text:p>0.055544870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653323739856" calcext:value-type="float">
            <text:p>0.065332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4638794495" calcext:value-type="float">
            <text:p>0.0010463879</text:p>
          </table:table-cell>
          <table:table-cell office:value-type="float" office:value="0" calcext:value-type="float">
            <text:p>0</text:p>
          </table:table-cell>
          <table:table-cell office:value-type="float" office:value="0.0162084439451" calcext:value-type="float">
            <text:p>0.01620844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/SUM([.$C88:.$J88])" office:value-type="float" office:value="0.791071368656904" calcext:value-type="float">
            <text:p>0.7910713687</text:p>
          </table:table-cell>
          <table:table-cell table:formula="of:=[.D88]/SUM([.$C88:.$J88])" office:value-type="float" office:value="0" calcext:value-type="float">
            <text:p>0</text:p>
          </table:table-cell>
          <table:table-cell table:formula="of:=[.E88]/SUM([.$C88:.$J88])" office:value-type="float" office:value="0" calcext:value-type="float">
            <text:p>0</text:p>
          </table:table-cell>
          <table:table-cell table:formula="of:=[.F88]/SUM([.$C88:.$J88])" office:value-type="float" office:value="0.0126700974304122" calcext:value-type="float">
            <text:p>0.0126700974</text:p>
          </table:table-cell>
          <table:table-cell table:formula="of:=[.G88]/SUM([.$C88:.$J88])" office:value-type="float" office:value="0" calcext:value-type="float">
            <text:p>0</text:p>
          </table:table-cell>
          <table:table-cell table:formula="of:=[.H88]/SUM([.$C88:.$J88])" office:value-type="float" office:value="0.196258533912683" calcext:value-type="float">
            <text:p>0.1962585339</text:p>
          </table:table-cell>
          <table:table-cell table:formula="of:=[.I88]/SUM([.$C88:.$J88])" office:value-type="float" office:value="0" calcext:value-type="float">
            <text:p>0</text:p>
          </table:table-cell>
          <table:table-cell table:formula="of:=[.J88]/SUM([.$C88:.$J88])" office:value-type="float" office:value="0" calcext:value-type="float">
            <text:p>0</text:p>
          </table:table-cell>
          <table:table-cell office:value-type="float" office:value="2.36769290327" calcext:value-type="float">
            <text:p>2.3676929033</text:p>
          </table:table-cell>
          <table:table-cell office:value-type="float" office:value="0.41536135497" calcext:value-type="float">
            <text:p>0.415361355</text:p>
          </table:table-cell>
          <table:table-cell office:value-type="float" office:value="0.817930623838" calcext:value-type="float">
            <text:p>0.8179306238</text:p>
          </table:table-cell>
          <table:table-cell office:value-type="float" office:value="0.00671249360074" calcext:value-type="float">
            <text:p>0.006712493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719442376079" calcext:value-type="float">
            <text:p>0.071944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483842325" calcext:value-type="float">
            <text:p>0.0014548384</text:p>
          </table:table-cell>
          <table:table-cell office:value-type="float" office:value="0" calcext:value-type="float">
            <text:p>0</text:p>
          </table:table-cell>
          <table:table-cell office:value-type="float" office:value="0.00880457820699" calcext:value-type="float">
            <text:p>0.00880457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/SUM([.$C89:.$J89])" office:value-type="float" office:value="0.875195126964563" calcext:value-type="float">
            <text:p>0.875195127</text:p>
          </table:table-cell>
          <table:table-cell table:formula="of:=[.D89]/SUM([.$C89:.$J89])" office:value-type="float" office:value="0" calcext:value-type="float">
            <text:p>0</text:p>
          </table:table-cell>
          <table:table-cell table:formula="of:=[.E89]/SUM([.$C89:.$J89])" office:value-type="float" office:value="0" calcext:value-type="float">
            <text:p>0</text:p>
          </table:table-cell>
          <table:table-cell table:formula="of:=[.F89]/SUM([.$C89:.$J89])" office:value-type="float" office:value="0.0176979775015281" calcext:value-type="float">
            <text:p>0.0176979775</text:p>
          </table:table-cell>
          <table:table-cell table:formula="of:=[.G89]/SUM([.$C89:.$J89])" office:value-type="float" office:value="0" calcext:value-type="float">
            <text:p>0</text:p>
          </table:table-cell>
          <table:table-cell table:formula="of:=[.H89]/SUM([.$C89:.$J89])" office:value-type="float" office:value="0.107106895533909" calcext:value-type="float">
            <text:p>0.1071068955</text:p>
          </table:table-cell>
          <table:table-cell table:formula="of:=[.I89]/SUM([.$C89:.$J89])" office:value-type="float" office:value="0" calcext:value-type="float">
            <text:p>0</text:p>
          </table:table-cell>
          <table:table-cell table:formula="of:=[.J89]/SUM([.$C89:.$J89])" office:value-type="float" office:value="0" calcext:value-type="float">
            <text:p>0</text:p>
          </table:table-cell>
          <table:table-cell office:value-type="float" office:value="2.364179257" calcext:value-type="float">
            <text:p>2.364179257</text:p>
          </table:table-cell>
          <table:table-cell office:value-type="float" office:value="0.386756037945" calcext:value-type="float">
            <text:p>0.3867560379</text:p>
          </table:table-cell>
          <table:table-cell office:value-type="float" office:value="0.82657773336" calcext:value-type="float">
            <text:p>0.8265777334</text:p>
          </table:table-cell>
          <table:table-cell office:value-type="float" office:value="0.0250026180754" calcext:value-type="float">
            <text:p>0.025002618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759297965818" calcext:value-type="float">
            <text:p>0.0759297966</text:p>
          </table:table-cell>
          <table:table-cell office:value-type="float" office:value="0.000663425330933" calcext:value-type="float">
            <text:p>0.0006634253</text:p>
          </table:table-cell>
          <table:table-cell office:value-type="float" office:value="0" calcext:value-type="float">
            <text:p>0</text:p>
          </table:table-cell>
          <table:table-cell office:value-type="float" office:value="0.00130018253608" calcext:value-type="float">
            <text:p>0.0013001825</text:p>
          </table:table-cell>
          <table:table-cell office:value-type="float" office:value="0" calcext:value-type="float">
            <text:p>0</text:p>
          </table:table-cell>
          <table:table-cell office:value-type="float" office:value="0.00278340555937" calcext:value-type="float">
            <text:p>0.00278340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/SUM([.$C90:.$J90])" office:value-type="float" office:value="0.941160124874775" calcext:value-type="float">
            <text:p>0.9411601249</text:p>
          </table:table-cell>
          <table:table-cell table:formula="of:=[.D90]/SUM([.$C90:.$J90])" office:value-type="float" office:value="0.00822324693881314" calcext:value-type="float">
            <text:p>0.0082232469</text:p>
          </table:table-cell>
          <table:table-cell table:formula="of:=[.E90]/SUM([.$C90:.$J90])" office:value-type="float" office:value="0" calcext:value-type="float">
            <text:p>0</text:p>
          </table:table-cell>
          <table:table-cell table:formula="of:=[.F90]/SUM([.$C90:.$J90])" office:value-type="float" office:value="0.0161159388422537" calcext:value-type="float">
            <text:p>0.0161159388</text:p>
          </table:table-cell>
          <table:table-cell table:formula="of:=[.G90]/SUM([.$C90:.$J90])" office:value-type="float" office:value="0" calcext:value-type="float">
            <text:p>0</text:p>
          </table:table-cell>
          <table:table-cell table:formula="of:=[.H90]/SUM([.$C90:.$J90])" office:value-type="float" office:value="0.0345006893441583" calcext:value-type="float">
            <text:p>0.0345006893</text:p>
          </table:table-cell>
          <table:table-cell table:formula="of:=[.I90]/SUM([.$C90:.$J90])" office:value-type="float" office:value="0" calcext:value-type="float">
            <text:p>0</text:p>
          </table:table-cell>
          <table:table-cell table:formula="of:=[.J90]/SUM([.$C90:.$J90])" office:value-type="float" office:value="0" calcext:value-type="float">
            <text:p>0</text:p>
          </table:table-cell>
          <table:table-cell office:value-type="float" office:value="2.44417924472" calcext:value-type="float">
            <text:p>2.4441792447</text:p>
          </table:table-cell>
          <table:table-cell office:value-type="float" office:value="0.462622703181" calcext:value-type="float">
            <text:p>0.4626227032</text:p>
          </table:table-cell>
          <table:table-cell office:value-type="float" office:value="0.829793578097" calcext:value-type="float">
            <text:p>0.8297935781</text:p>
          </table:table-cell>
          <table:table-cell office:value-type="float" office:value="0.0454018843015" calcext:value-type="float">
            <text:p>0.045401884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763405145493" calcext:value-type="float">
            <text:p>0.0763405145</text:p>
          </table:table-cell>
          <table:table-cell office:value-type="float" office:value="0.000874780594183" calcext:value-type="float">
            <text:p>0.0008747806</text:p>
          </table:table-cell>
          <table:table-cell office:value-type="float" office:value="0" calcext:value-type="float">
            <text:p>0</text:p>
          </table:table-cell>
          <table:table-cell office:value-type="float" office:value="0.00110600448246" calcext:value-type="float">
            <text:p>0.0011060045</text:p>
          </table:table-cell>
          <table:table-cell office:value-type="float" office:value="0" calcext:value-type="float">
            <text:p>0</text:p>
          </table:table-cell>
          <table:table-cell office:value-type="float" office:value="0.000883252775502" calcext:value-type="float">
            <text:p>0.00088325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/SUM([.$C91:.$J91])" office:value-type="float" office:value="0.963839984378313" calcext:value-type="float">
            <text:p>0.9638399844</text:p>
          </table:table-cell>
          <table:table-cell table:formula="of:=[.D91]/SUM([.$C91:.$J91])" office:value-type="float" office:value="0.0110445746823896" calcext:value-type="float">
            <text:p>0.0110445747</text:p>
          </table:table-cell>
          <table:table-cell table:formula="of:=[.E91]/SUM([.$C91:.$J91])" office:value-type="float" office:value="0" calcext:value-type="float">
            <text:p>0</text:p>
          </table:table-cell>
          <table:table-cell table:formula="of:=[.F91]/SUM([.$C91:.$J91])" office:value-type="float" office:value="0.0139639004189338" calcext:value-type="float">
            <text:p>0.0139639004</text:p>
          </table:table-cell>
          <table:table-cell table:formula="of:=[.G91]/SUM([.$C91:.$J91])" office:value-type="float" office:value="0" calcext:value-type="float">
            <text:p>0</text:p>
          </table:table-cell>
          <table:table-cell table:formula="of:=[.H91]/SUM([.$C91:.$J91])" office:value-type="float" office:value="0.0111515405203639" calcext:value-type="float">
            <text:p>0.0111515405</text:p>
          </table:table-cell>
          <table:table-cell table:formula="of:=[.I91]/SUM([.$C91:.$J91])" office:value-type="float" office:value="0" calcext:value-type="float">
            <text:p>0</text:p>
          </table:table-cell>
          <table:table-cell table:formula="of:=[.J91]/SUM([.$C91:.$J91])" office:value-type="float" office:value="0" calcext:value-type="float">
            <text:p>0</text:p>
          </table:table-cell>
          <table:table-cell office:value-type="float" office:value="2.43882369808" calcext:value-type="float">
            <text:p>2.4388236981</text:p>
          </table:table-cell>
          <table:table-cell office:value-type="float" office:value="0.432431051076" calcext:value-type="float">
            <text:p>0.4324310511</text:p>
          </table:table-cell>
          <table:table-cell office:value-type="float" office:value="0.838275090842" calcext:value-type="float">
            <text:p>0.8382750908</text:p>
          </table:table-cell>
          <table:table-cell office:value-type="float" office:value="0.0575062918141" calcext:value-type="float">
            <text:p>0.05750629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569361889572" calcext:value-type="float">
            <text:p>0.056936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1099200986" calcext:value-type="float">
            <text:p>0.0002210992</text:p>
          </table:table-cell>
          <table:table-cell office:value-type="float" office:value="0" calcext:value-type="float">
            <text:p>0</text:p>
          </table:table-cell>
          <table:table-cell office:value-type="float" office:value="0.0365708611753" calcext:value-type="float">
            <text:p>0.03657086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/SUM([.$C92:.$J92])" office:value-type="float" office:value="0.607460932090105" calcext:value-type="float">
            <text:p>0.6074609321</text:p>
          </table:table-cell>
          <table:table-cell table:formula="of:=[.D92]/SUM([.$C92:.$J92])" office:value-type="float" office:value="0" calcext:value-type="float">
            <text:p>0</text:p>
          </table:table-cell>
          <table:table-cell table:formula="of:=[.E92]/SUM([.$C92:.$J92])" office:value-type="float" office:value="0" calcext:value-type="float">
            <text:p>0</text:p>
          </table:table-cell>
          <table:table-cell table:formula="of:=[.F92]/SUM([.$C92:.$J92])" office:value-type="float" office:value="0.0023589412845369" calcext:value-type="float">
            <text:p>0.0023589413</text:p>
          </table:table-cell>
          <table:table-cell table:formula="of:=[.G92]/SUM([.$C92:.$J92])" office:value-type="float" office:value="0" calcext:value-type="float">
            <text:p>0</text:p>
          </table:table-cell>
          <table:table-cell table:formula="of:=[.H92]/SUM([.$C92:.$J92])" office:value-type="float" office:value="0.390180126625358" calcext:value-type="float">
            <text:p>0.3901801266</text:p>
          </table:table-cell>
          <table:table-cell table:formula="of:=[.I92]/SUM([.$C92:.$J92])" office:value-type="float" office:value="0" calcext:value-type="float">
            <text:p>0</text:p>
          </table:table-cell>
          <table:table-cell table:formula="of:=[.J92]/SUM([.$C92:.$J92])" office:value-type="float" office:value="0" calcext:value-type="float">
            <text:p>0</text:p>
          </table:table-cell>
          <table:table-cell office:value-type="float" office:value="2.35883534369" calcext:value-type="float">
            <text:p>2.3588353437</text:p>
          </table:table-cell>
          <table:table-cell office:value-type="float" office:value="0.35299776673" calcext:value-type="float">
            <text:p>0.3529977667</text:p>
          </table:table-cell>
          <table:table-cell office:value-type="float" office:value="0.842035391703" calcext:value-type="float">
            <text:p>0.8420353917</text:p>
          </table:table-cell>
          <table:table-cell office:value-type="float" office:value="0.0194815274696" calcext:value-type="float">
            <text:p>0.019481527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773130157895" calcext:value-type="float">
            <text:p>0.077313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6962931259" calcext:value-type="float">
            <text:p>0.0001696293</text:p>
          </table:table-cell>
          <table:table-cell office:value-type="float" office:value="0" calcext:value-type="float">
            <text:p>0</text:p>
          </table:table-cell>
          <table:table-cell office:value-type="float" office:value="0.00486438094649" calcext:value-type="float">
            <text:p>0.00486438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/SUM([.$C93:.$J93])" office:value-type="float" office:value="0.938868341692021" calcext:value-type="float">
            <text:p>0.9388683417</text:p>
          </table:table-cell>
          <table:table-cell table:formula="of:=[.D93]/SUM([.$C93:.$J93])" office:value-type="float" office:value="0" calcext:value-type="float">
            <text:p>0</text:p>
          </table:table-cell>
          <table:table-cell table:formula="of:=[.E93]/SUM([.$C93:.$J93])" office:value-type="float" office:value="0" calcext:value-type="float">
            <text:p>0</text:p>
          </table:table-cell>
          <table:table-cell table:formula="of:=[.F93]/SUM([.$C93:.$J93])" office:value-type="float" office:value="0.00205993246786992" calcext:value-type="float">
            <text:p>0.0020599325</text:p>
          </table:table-cell>
          <table:table-cell table:formula="of:=[.G93]/SUM([.$C93:.$J93])" office:value-type="float" office:value="0" calcext:value-type="float">
            <text:p>0</text:p>
          </table:table-cell>
          <table:table-cell table:formula="of:=[.H93]/SUM([.$C93:.$J93])" office:value-type="float" office:value="0.0590717258401086" calcext:value-type="float">
            <text:p>0.0590717258</text:p>
          </table:table-cell>
          <table:table-cell table:formula="of:=[.I93]/SUM([.$C93:.$J93])" office:value-type="float" office:value="0" calcext:value-type="float">
            <text:p>0</text:p>
          </table:table-cell>
          <table:table-cell table:formula="of:=[.J93]/SUM([.$C93:.$J93])" office:value-type="float" office:value="0" calcext:value-type="float">
            <text:p>0</text:p>
          </table:table-cell>
          <table:table-cell office:value-type="float" office:value="2.36418860549" calcext:value-type="float">
            <text:p>2.3641886055</text:p>
          </table:table-cell>
          <table:table-cell office:value-type="float" office:value="0.332113508363" calcext:value-type="float">
            <text:p>0.3321135084</text:p>
          </table:table-cell>
          <table:table-cell office:value-type="float" office:value="0.861910484496" calcext:value-type="float">
            <text:p>0.8619104845</text:p>
          </table:table-cell>
          <table:table-cell office:value-type="float" office:value="0.0300178822086" calcext:value-type="float">
            <text:p>0.030017882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788663590926" calcext:value-type="float">
            <text:p>0.0788663591</text:p>
          </table:table-cell>
          <table:table-cell office:value-type="float" office:value="0.00162303462706" calcext:value-type="float">
            <text:p>0.0016230346</text:p>
          </table:table-cell>
          <table:table-cell office:value-type="float" office:value="0" calcext:value-type="float">
            <text:p>0</text:p>
          </table:table-cell>
          <table:table-cell office:value-type="float" office:value="0.000476116037953" calcext:value-type="float">
            <text:p>0.000476116</text:p>
          </table:table-cell>
          <table:table-cell office:value-type="float" office:value="0" calcext:value-type="float">
            <text:p>0</text:p>
          </table:table-cell>
          <table:table-cell office:value-type="float" office:value="0.00205037014219" calcext:value-type="float">
            <text:p>0.00205037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/SUM([.$C94:.$J94])" office:value-type="float" office:value="0.950015336677617" calcext:value-type="float">
            <text:p>0.9500153367</text:p>
          </table:table-cell>
          <table:table-cell table:formula="of:=[.D94]/SUM([.$C94:.$J94])" office:value-type="float" office:value="0.0195508935039771" calcext:value-type="float">
            <text:p>0.0195508935</text:p>
          </table:table-cell>
          <table:table-cell table:formula="of:=[.E94]/SUM([.$C94:.$J94])" office:value-type="float" office:value="0" calcext:value-type="float">
            <text:p>0</text:p>
          </table:table-cell>
          <table:table-cell table:formula="of:=[.F94]/SUM([.$C94:.$J94])" office:value-type="float" office:value="0.0057352405169668" calcext:value-type="float">
            <text:p>0.0057352405</text:p>
          </table:table-cell>
          <table:table-cell table:formula="of:=[.G94]/SUM([.$C94:.$J94])" office:value-type="float" office:value="0" calcext:value-type="float">
            <text:p>0</text:p>
          </table:table-cell>
          <table:table-cell table:formula="of:=[.H94]/SUM([.$C94:.$J94])" office:value-type="float" office:value="0.0246985293014387" calcext:value-type="float">
            <text:p>0.0246985293</text:p>
          </table:table-cell>
          <table:table-cell table:formula="of:=[.I94]/SUM([.$C94:.$J94])" office:value-type="float" office:value="0" calcext:value-type="float">
            <text:p>0</text:p>
          </table:table-cell>
          <table:table-cell table:formula="of:=[.J94]/SUM([.$C94:.$J94])" office:value-type="float" office:value="0" calcext:value-type="float">
            <text:p>0</text:p>
          </table:table-cell>
          <table:table-cell office:value-type="float" office:value="2.44414352414" calcext:value-type="float">
            <text:p>2.4441435241</text:p>
          </table:table-cell>
          <table:table-cell office:value-type="float" office:value="0.406400766574" calcext:value-type="float">
            <text:p>0.4064007666</text:p>
          </table:table-cell>
          <table:table-cell office:value-type="float" office:value="0.866142859535" calcext:value-type="float">
            <text:p>0.8661428595</text:p>
          </table:table-cell>
          <table:table-cell office:value-type="float" office:value="0.0532056140693" calcext:value-type="float">
            <text:p>0.053205614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797471721502" calcext:value-type="float">
            <text:p>0.0797471722</text:p>
          </table:table-cell>
          <table:table-cell office:value-type="float" office:value="0.00197489135865" calcext:value-type="float">
            <text:p>0.0019748914</text:p>
          </table:table-cell>
          <table:table-cell office:value-type="float" office:value="0" calcext:value-type="float">
            <text:p>0</text:p>
          </table:table-cell>
          <table:table-cell office:value-type="float" office:value="0.000460615107754" calcext:value-type="float">
            <text:p>0.0004606151</text:p>
          </table:table-cell>
          <table:table-cell office:value-type="float" office:value="0" calcext:value-type="float">
            <text:p>0</text:p>
          </table:table-cell>
          <table:table-cell office:value-type="float" office:value="0.000497057604091" calcext:value-type="float">
            <text:p>0.00049705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/SUM([.$C95:.$J95])" office:value-type="float" office:value="0.964531042253604" calcext:value-type="float">
            <text:p>0.9645310423</text:p>
          </table:table-cell>
          <table:table-cell table:formula="of:=[.D95]/SUM([.$C95:.$J95])" office:value-type="float" office:value="0.0238860384529829" calcext:value-type="float">
            <text:p>0.0238860385</text:p>
          </table:table-cell>
          <table:table-cell table:formula="of:=[.E95]/SUM([.$C95:.$J95])" office:value-type="float" office:value="0" calcext:value-type="float">
            <text:p>0</text:p>
          </table:table-cell>
          <table:table-cell table:formula="of:=[.F95]/SUM([.$C95:.$J95])" office:value-type="float" office:value="0.0055710761645936" calcext:value-type="float">
            <text:p>0.0055710762</text:p>
          </table:table-cell>
          <table:table-cell table:formula="of:=[.G95]/SUM([.$C95:.$J95])" office:value-type="float" office:value="0" calcext:value-type="float">
            <text:p>0</text:p>
          </table:table-cell>
          <table:table-cell table:formula="of:=[.H95]/SUM([.$C95:.$J95])" office:value-type="float" office:value="0.00601184312881957" calcext:value-type="float">
            <text:p>0.0060118431</text:p>
          </table:table-cell>
          <table:table-cell table:formula="of:=[.I95]/SUM([.$C95:.$J95])" office:value-type="float" office:value="0" calcext:value-type="float">
            <text:p>0</text:p>
          </table:table-cell>
          <table:table-cell table:formula="of:=[.J95]/SUM([.$C95:.$J95])" office:value-type="float" office:value="0" calcext:value-type="float">
            <text:p>0</text:p>
          </table:table-cell>
          <table:table-cell office:value-type="float" office:value="2.44065382923" calcext:value-type="float">
            <text:p>2.4406538292</text:p>
          </table:table-cell>
          <table:table-cell office:value-type="float" office:value="0.378241767228" calcext:value-type="float">
            <text:p>0.3782417672</text:p>
          </table:table-cell>
          <table:table-cell office:value-type="float" office:value="0.879310570308" calcext:value-type="float">
            <text:p>0.8793105703</text:p>
          </table:table-cell>
          <table:table-cell office:value-type="float" office:value="0.0597268543234" calcext:value-type="float">
            <text:p>0.059726854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391588988806" calcext:value-type="float">
            <text:p>0.0391588989</text:p>
          </table:table-cell>
          <table:table-cell office:value-type="float" office:value="0.00199701918819" calcext:value-type="float">
            <text:p>0.0019970192</text:p>
          </table:table-cell>
          <table:table-cell office:value-type="float" office:value="0" calcext:value-type="float">
            <text:p>0</text:p>
          </table:table-cell>
          <table:table-cell office:value-type="float" office:value="0.000188999678415" calcext:value-type="float">
            <text:p>0.0001889997</text:p>
          </table:table-cell>
          <table:table-cell office:value-type="float" office:value="0" calcext:value-type="float">
            <text:p>0</text:p>
          </table:table-cell>
          <table:table-cell office:value-type="float" office:value="0.0634977875036" calcext:value-type="float">
            <text:p>0.0634977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/SUM([.$C96:.$J96])" office:value-type="float" office:value="0.373501416115923" calcext:value-type="float">
            <text:p>0.3735014161</text:p>
          </table:table-cell>
          <table:table-cell table:formula="of:=[.D96]/SUM([.$C96:.$J96])" office:value-type="float" office:value="0.0190477647768886" calcext:value-type="float">
            <text:p>0.0190477648</text:p>
          </table:table-cell>
          <table:table-cell table:formula="of:=[.E96]/SUM([.$C96:.$J96])" office:value-type="float" office:value="0" calcext:value-type="float">
            <text:p>0</text:p>
          </table:table-cell>
          <table:table-cell table:formula="of:=[.F96]/SUM([.$C96:.$J96])" office:value-type="float" office:value="0.001802697459617" calcext:value-type="float">
            <text:p>0.0018026975</text:p>
          </table:table-cell>
          <table:table-cell table:formula="of:=[.G96]/SUM([.$C96:.$J96])" office:value-type="float" office:value="0" calcext:value-type="float">
            <text:p>0</text:p>
          </table:table-cell>
          <table:table-cell table:formula="of:=[.H96]/SUM([.$C96:.$J96])" office:value-type="float" office:value="0.605648121647571" calcext:value-type="float">
            <text:p>0.6056481216</text:p>
          </table:table-cell>
          <table:table-cell table:formula="of:=[.I96]/SUM([.$C96:.$J96])" office:value-type="float" office:value="0" calcext:value-type="float">
            <text:p>0</text:p>
          </table:table-cell>
          <table:table-cell table:formula="of:=[.J96]/SUM([.$C96:.$J96])" office:value-type="float" office:value="0" calcext:value-type="float">
            <text:p>0</text:p>
          </table:table-cell>
          <table:table-cell office:value-type="float" office:value="2.36075445994" calcext:value-type="float">
            <text:p>2.3607544599</text:p>
          </table:table-cell>
          <table:table-cell office:value-type="float" office:value="0.433320562123" calcext:value-type="float">
            <text:p>0.4333205621</text:p>
          </table:table-cell>
          <table:table-cell office:value-type="float" office:value="0.884021634524" calcext:value-type="float">
            <text:p>0.8840216345</text:p>
          </table:table-cell>
          <table:table-cell office:value-type="float" office:value="0.0528219457204" calcext:value-type="float">
            <text:p>0.05282194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799896535499" calcext:value-type="float">
            <text:p>0.0799896535</text:p>
          </table:table-cell>
          <table:table-cell office:value-type="float" office:value="0.000813879684136" calcext:value-type="float">
            <text:p>0.0008138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21775549879" calcext:value-type="float">
            <text:p>0.00082177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/SUM([.$C97:.$J97])" office:value-type="float" office:value="0.979961420564484" calcext:value-type="float">
            <text:p>0.9799614206</text:p>
          </table:table-cell>
          <table:table-cell table:formula="of:=[.D97]/SUM([.$C97:.$J97])" office:value-type="float" office:value="0.00997092318867138" calcext:value-type="float">
            <text:p>0.0099709232</text:p>
          </table:table-cell>
          <table:table-cell table:formula="of:=[.E97]/SUM([.$C97:.$J97])" office:value-type="float" office:value="0" calcext:value-type="float">
            <text:p>0</text:p>
          </table:table-cell>
          <table:table-cell table:formula="of:=[.F97]/SUM([.$C97:.$J97])" office:value-type="float" office:value="0" calcext:value-type="float">
            <text:p>0</text:p>
          </table:table-cell>
          <table:table-cell table:formula="of:=[.G97]/SUM([.$C97:.$J97])" office:value-type="float" office:value="0" calcext:value-type="float">
            <text:p>0</text:p>
          </table:table-cell>
          <table:table-cell table:formula="of:=[.H97]/SUM([.$C97:.$J97])" office:value-type="float" office:value="0.0100676562468446" calcext:value-type="float">
            <text:p>0.0100676562</text:p>
          </table:table-cell>
          <table:table-cell table:formula="of:=[.I97]/SUM([.$C97:.$J97])" office:value-type="float" office:value="0" calcext:value-type="float">
            <text:p>0</text:p>
          </table:table-cell>
          <table:table-cell table:formula="of:=[.J97]/SUM([.$C97:.$J97])" office:value-type="float" office:value="0" calcext:value-type="float">
            <text:p>0</text:p>
          </table:table-cell>
          <table:table-cell office:value-type="float" office:value="2.35826848156" calcext:value-type="float">
            <text:p>2.3582684816</text:p>
          </table:table-cell>
          <table:table-cell office:value-type="float" office:value="0.403279215328" calcext:value-type="float">
            <text:p>0.4032792153</text:p>
          </table:table-cell>
          <table:table-cell office:value-type="float" office:value="0.899402285949" calcext:value-type="float">
            <text:p>0.8994022859</text:p>
          </table:table-cell>
          <table:table-cell office:value-type="float" office:value="0.0543127140434" calcext:value-type="float">
            <text:p>0.05431271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office:value-type="string" calcext:value-type="string">
            <text:p>cont_s_des</text:p>
          </table:table-cell>
          <table:table-cell office:value-type="string" calcext:value-type="string">
            <text:p>cont_s_l</text:p>
          </table:table-cell>
          <table:table-cell office:value-type="string" calcext:value-type="string">
            <text:p>cont_s_f2</text:p>
          </table:table-cell>
          <table:table-cell office:value-type="string" calcext:value-type="string">
            <text:p>cont_s_f3</text:p>
          </table:table-cell>
          <table:table-cell office:value-type="string" calcext:value-type="string">
            <text:p>cont_s_obs[-1]</text:p>
          </table:table-cell>
          <table:table-cell office:value-type="string" calcext:value-type="string">
            <text:p>cont_s_obs[-2]</text:p>
          </table:table-cell>
          <table:table-cell office:value-type="string" calcext:value-type="string">
            <text:p>cont_s_obs[-3]</text:p>
          </table:table-cell>
          <table:table-cell office:value-type="string" calcext:value-type="string">
            <text:p>cont_s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2T15:08:26.497220740</dc:date>
    <meta:editing-duration>PT1H18M39S</meta:editing-duration>
    <meta:editing-cycles>2</meta:editing-cycles>
    <meta:generator>LibreOffice/5.1.6.2$Linux_X86_64 LibreOffice_project/10m0$Build-2</meta:generator>
    <meta:document-statistic meta:table-count="1" meta:cell-count="28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067cm" svg:height="9cm" xlink:href=".." xlink:type="simple" chart:class="chart:area" chart:style-name="ch1">
        <chart:legend chart:legend-position="end" svg:x="32.169cm" svg:y="2.458cm" style:legend-expansion="high" chart:style-name="ch2"/>
        <chart:plot-area chart:style-name="ch3" table:cell-range-address="f1_contribution.K3:f1_contribution.R97" chart:data-source-has-labels="row" svg:x="0.701cm" svg:y="0.18cm" svg:width="30.767cm" svg:height="8.64cm">
          <chartooo:coordinate-region svg:x="2.301cm" svg:y="0.379cm" svg:width="29.167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1_contribution.K4:f1_contribution.K97" chart:label-cell-address="f1_contribution.K3:f1_contribution.K3" chart:class="chart:area">
            <chart:data-point chart:repeated="94"/>
          </chart:series>
          <chart:series chart:style-name="ch8" chart:values-cell-range-address="f1_contribution.L4:f1_contribution.L97" chart:label-cell-address="f1_contribution.L3:f1_contribution.L3" chart:class="chart:area">
            <chart:data-point chart:repeated="94"/>
          </chart:series>
          <chart:series chart:style-name="ch9" chart:values-cell-range-address="f1_contribution.M4:f1_contribution.M97" chart:label-cell-address="f1_contribution.M3:f1_contribution.M3" chart:class="chart:area">
            <chart:data-point chart:repeated="94"/>
          </chart:series>
          <chart:series chart:style-name="ch10" chart:values-cell-range-address="f1_contribution.N4:f1_contribution.N97" chart:label-cell-address="f1_contribution.N3:f1_contribution.N3" chart:class="chart:area">
            <chart:data-point chart:repeated="94"/>
          </chart:series>
          <chart:series chart:style-name="ch11" chart:values-cell-range-address="f1_contribution.O4:f1_contribution.O97" chart:label-cell-address="f1_contribution.O3:f1_contribution.O3" chart:class="chart:area">
            <chart:data-point chart:repeated="94"/>
          </chart:series>
          <chart:series chart:style-name="ch12" chart:values-cell-range-address="f1_contribution.P4:f1_contribution.P97" chart:label-cell-address="f1_contribution.P3:f1_contribution.P3" chart:class="chart:area">
            <chart:data-point chart:repeated="94"/>
          </chart:series>
          <chart:series chart:style-name="ch13" chart:values-cell-range-address="f1_contribution.Q4:f1_contribution.Q97" chart:label-cell-address="f1_contribution.Q3:f1_contribution.Q3" chart:class="chart:area">
            <chart:data-point chart:repeated="94"/>
          </chart:series>
          <chart:series chart:style-name="ch14" chart:values-cell-range-address="f1_contribution.R4:f1_contribution.R97" chart:label-cell-address="f1_contribution.R3:f1_contribution.R3" chart:class="chart:area">
            <chart:data-point chart:repeated="9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_des</text:p>
                <draw:g>
                  <svg:desc>f1_contribution.K3:f1_contribution.K3</svg:desc>
                </draw:g>
              </table:table-cell>
              <table:table-cell office:value-type="string">
                <text:p>dcc_f1</text:p>
                <draw:g>
                  <svg:desc>f1_contribution.L3:f1_contribution.L3</svg:desc>
                </draw:g>
              </table:table-cell>
              <table:table-cell office:value-type="string">
                <text:p>dcc_f2</text:p>
                <draw:g>
                  <svg:desc>f1_contribution.M3:f1_contribution.M3</svg:desc>
                </draw:g>
              </table:table-cell>
              <table:table-cell office:value-type="string">
                <text:p>dcc_f3</text:p>
                <draw:g>
                  <svg:desc>f1_contribution.N3:f1_contribution.N3</svg:desc>
                </draw:g>
              </table:table-cell>
              <table:table-cell office:value-type="string">
                <text:p>dcc_mov_obs</text:p>
                <draw:g>
                  <svg:desc>f1_contribution.O3:f1_contribution.O3</svg:desc>
                </draw:g>
              </table:table-cell>
              <table:table-cell office:value-type="string">
                <text:p>dcc_att2</text:p>
                <draw:g>
                  <svg:desc>f1_contribution.P3:f1_contribution.P3</svg:desc>
                </draw:g>
              </table:table-cell>
              <table:table-cell office:value-type="string">
                <text:p>dcc_att1</text:p>
                <draw:g>
                  <svg:desc>f1_contribution.Q3:f1_contribution.Q3</svg:desc>
                </draw:g>
              </table:table-cell>
              <table:table-cell office:value-type="string">
                <text:p>dcc_wall</text:p>
                <draw:g>
                  <svg:desc>f1_contribution.R3:f1_contribution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3128741910774">
                <text:p>0.523128741910774</text:p>
                <draw:g>
                  <svg:desc>f1_contribution.K4:f1_contribution.K97</svg:desc>
                </draw:g>
              </table:table-cell>
              <table:table-cell office:value-type="float" office:value="0.476871258089226">
                <text:p>0.476871258089226</text:p>
                <draw:g>
                  <svg:desc>f1_contribution.L4:f1_contribution.L97</svg:desc>
                </draw:g>
              </table:table-cell>
              <table:table-cell office:value-type="float" office:value="0">
                <text:p>0</text:p>
                <draw:g>
                  <svg:desc>f1_contribution.M4:f1_contribution.M97</svg:desc>
                </draw:g>
              </table:table-cell>
              <table:table-cell office:value-type="float" office:value="0">
                <text:p>0</text:p>
                <draw:g>
                  <svg:desc>f1_contribution.N4:f1_contribution.N97</svg:desc>
                </draw:g>
              </table:table-cell>
              <table:table-cell office:value-type="float" office:value="0">
                <text:p>0</text:p>
                <draw:g>
                  <svg:desc>f1_contribution.O4:f1_contribution.O97</svg:desc>
                </draw:g>
              </table:table-cell>
              <table:table-cell office:value-type="float" office:value="0">
                <text:p>0</text:p>
                <draw:g>
                  <svg:desc>f1_contribution.P4:f1_contribution.P97</svg:desc>
                </draw:g>
              </table:table-cell>
              <table:table-cell office:value-type="float" office:value="0">
                <text:p>0</text:p>
                <draw:g>
                  <svg:desc>f1_contribution.Q4:f1_contribution.Q97</svg:desc>
                </draw:g>
              </table:table-cell>
              <table:table-cell office:value-type="float" office:value="0">
                <text:p>0</text:p>
                <draw:g>
                  <svg:desc>f1_contribution.R4:f1_contribution.R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238070017011">
                <text:p>0.239238070017011</text:p>
              </table:table-cell>
              <table:table-cell office:value-type="float" office:value="0.760700336164701">
                <text:p>0.760700336164701</text:p>
              </table:table-cell>
              <table:table-cell office:value-type="float" office:value="0">
                <text:p>0</text:p>
              </table:table-cell>
              <table:table-cell office:value-type="float" office:value="0.0000615938182877064">
                <text:p>0.0000615938182877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4863472604176">
                <text:p>0.984863472604176</text:p>
              </table:table-cell>
              <table:table-cell office:value-type="float" office:value="0.0151365273958244">
                <text:p>0.0151365273958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422814540895">
                <text:p>0.634422814540895</text:p>
              </table:table-cell>
              <table:table-cell office:value-type="float" office:value="0.36551441763914">
                <text:p>0.36551441763914</text:p>
              </table:table-cell>
              <table:table-cell office:value-type="float" office:value="0">
                <text:p>0</text:p>
              </table:table-cell>
              <table:table-cell office:value-type="float" office:value="0.0000627678199643959">
                <text:p>0.0000627678199643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2563843850252">
                <text:p>0.422563843850252</text:p>
              </table:table-cell>
              <table:table-cell office:value-type="float" office:value="0.537523902754446">
                <text:p>0.537523902754446</text:p>
              </table:table-cell>
              <table:table-cell office:value-type="float" office:value="0">
                <text:p>0</text:p>
              </table:table-cell>
              <table:table-cell office:value-type="float" office:value="0.0399122533953015">
                <text:p>0.0399122533953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3314203324274">
                <text:p>0.653314203324274</text:p>
              </table:table-cell>
              <table:table-cell office:value-type="float" office:value="0.248093954225936">
                <text:p>0.248093954225936</text:p>
              </table:table-cell>
              <table:table-cell office:value-type="float" office:value="0">
                <text:p>0</text:p>
              </table:table-cell>
              <table:table-cell office:value-type="float" office:value="0.0985918424497897">
                <text:p>0.0985918424497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561261897101">
                <text:p>0.69561261897101</text:p>
              </table:table-cell>
              <table:table-cell office:value-type="float" office:value="0.22501459477962">
                <text:p>0.22501459477962</text:p>
              </table:table-cell>
              <table:table-cell office:value-type="float" office:value="0.0106958708712247">
                <text:p>0.0106958708712247</text:p>
              </table:table-cell>
              <table:table-cell office:value-type="float" office:value="0.068676915378145">
                <text:p>0.068676915378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1616847388475">
                <text:p>0.751616847388475</text:p>
              </table:table-cell>
              <table:table-cell office:value-type="float" office:value="0.227896044536469">
                <text:p>0.227896044536469</text:p>
              </table:table-cell>
              <table:table-cell office:value-type="float" office:value="0.0128213681967017">
                <text:p>0.0128213681967017</text:p>
              </table:table-cell>
              <table:table-cell office:value-type="float" office:value="0.00766573987835466">
                <text:p>0.00766573987835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1397372216907">
                <text:p>0.611397372216907</text:p>
              </table:table-cell>
              <table:table-cell office:value-type="float" office:value="0.350888508526715">
                <text:p>0.350888508526715</text:p>
              </table:table-cell>
              <table:table-cell office:value-type="float" office:value="0.0178161729069155">
                <text:p>0.0178161729069155</text:p>
              </table:table-cell>
              <table:table-cell office:value-type="float" office:value="0.0198979463494617">
                <text:p>0.0198979463494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9787096830185">
                <text:p>0.479787096830185</text:p>
              </table:table-cell>
              <table:table-cell office:value-type="float" office:value="0.449812837185759">
                <text:p>0.449812837185759</text:p>
              </table:table-cell>
              <table:table-cell office:value-type="float" office:value="0.0689057392987439">
                <text:p>0.0689057392987439</text:p>
              </table:table-cell>
              <table:table-cell office:value-type="float" office:value="0.00149432668531154">
                <text:p>0.0014943266853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7383745897889">
                <text:p>0.467383745897889</text:p>
              </table:table-cell>
              <table:table-cell office:value-type="float" office:value="0.461871349735535">
                <text:p>0.461871349735535</text:p>
              </table:table-cell>
              <table:table-cell office:value-type="float" office:value="0.0245954085229697">
                <text:p>0.0245954085229697</text:p>
              </table:table-cell>
              <table:table-cell office:value-type="float" office:value="0.0461494958436067">
                <text:p>0.0461494958436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6236621525642">
                <text:p>0.156236621525642</text:p>
              </table:table-cell>
              <table:table-cell office:value-type="float" office:value="0.238795376835207">
                <text:p>0.238795376835207</text:p>
              </table:table-cell>
              <table:table-cell office:value-type="float" office:value="0.258589183227665">
                <text:p>0.258589183227665</text:p>
              </table:table-cell>
              <table:table-cell office:value-type="float" office:value="0.346378818411486">
                <text:p>0.346378818411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3857373491736">
                <text:p>0.923857373491736</text:p>
              </table:table-cell>
              <table:table-cell office:value-type="float" office:value="0.0731811728642627">
                <text:p>0.0731811728642627</text:p>
              </table:table-cell>
              <table:table-cell office:value-type="float" office:value="0.00236549486399004">
                <text:p>0.00236549486399004</text:p>
              </table:table-cell>
              <table:table-cell office:value-type="float" office:value="0.000595958780011367">
                <text:p>0.00059595878001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8098050900432">
                <text:p>0.878098050900432</text:p>
              </table:table-cell>
              <table:table-cell office:value-type="float" office:value="0.119935583437821">
                <text:p>0.119935583437821</text:p>
              </table:table-cell>
              <table:table-cell office:value-type="float" office:value="0.000816543765892846">
                <text:p>0.000816543765892846</text:p>
              </table:table-cell>
              <table:table-cell office:value-type="float" office:value="0.00114982189585472">
                <text:p>0.00114982189585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828501982773">
                <text:p>0.991828501982773</text:p>
              </table:table-cell>
              <table:table-cell office:value-type="float" office:value="0.00463990491682609">
                <text:p>0.00463990491682609</text:p>
              </table:table-cell>
              <table:table-cell office:value-type="float" office:value="0">
                <text:p>0</text:p>
              </table:table-cell>
              <table:table-cell office:value-type="float" office:value="0.00353159310040078">
                <text:p>0.00353159310040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9985406119051">
                <text:p>0.939985406119051</text:p>
              </table:table-cell>
              <table:table-cell office:value-type="float" office:value="0.0587911797987407">
                <text:p>0.0587911797987407</text:p>
              </table:table-cell>
              <table:table-cell office:value-type="float" office:value="0">
                <text:p>0</text:p>
              </table:table-cell>
              <table:table-cell office:value-type="float" office:value="0.00122341408220849">
                <text:p>0.00122341408220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8360913249839">
                <text:p>0.968360913249839</text:p>
              </table:table-cell>
              <table:table-cell office:value-type="float" office:value="0.0284712351372362">
                <text:p>0.0284712351372362</text:p>
              </table:table-cell>
              <table:table-cell office:value-type="float" office:value="0">
                <text:p>0</text:p>
              </table:table-cell>
              <table:table-cell office:value-type="float" office:value="0.00316785161292479">
                <text:p>0.00316785161292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353596985418">
                <text:p>0.95353596985418</text:p>
              </table:table-cell>
              <table:table-cell office:value-type="float" office:value="0.0410552207089614">
                <text:p>0.0410552207089614</text:p>
              </table:table-cell>
              <table:table-cell office:value-type="float" office:value="0">
                <text:p>0</text:p>
              </table:table-cell>
              <table:table-cell office:value-type="float" office:value="0.00540880943685837">
                <text:p>0.00540880943685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2535175845643">
                <text:p>0.982535175845643</text:p>
              </table:table-cell>
              <table:table-cell office:value-type="float" office:value="0.0130095779902097">
                <text:p>0.0130095779902097</text:p>
              </table:table-cell>
              <table:table-cell office:value-type="float" office:value="0">
                <text:p>0</text:p>
              </table:table-cell>
              <table:table-cell office:value-type="float" office:value="0.0044552461641476">
                <text:p>0.0044552461641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0275775227621">
                <text:p>0.970275775227621</text:p>
              </table:table-cell>
              <table:table-cell office:value-type="float" office:value="0.0253982033361271">
                <text:p>0.0253982033361271</text:p>
              </table:table-cell>
              <table:table-cell office:value-type="float" office:value="0">
                <text:p>0</text:p>
              </table:table-cell>
              <table:table-cell office:value-type="float" office:value="0.00432602143625189">
                <text:p>0.00432602143625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2976907686087">
                <text:p>0.972976907686087</text:p>
              </table:table-cell>
              <table:table-cell office:value-type="float" office:value="0.0220665443988783">
                <text:p>0.0220665443988783</text:p>
              </table:table-cell>
              <table:table-cell office:value-type="float" office:value="0">
                <text:p>0</text:p>
              </table:table-cell>
              <table:table-cell office:value-type="float" office:value="0.00495654791503477">
                <text:p>0.00495654791503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2276258174631">
                <text:p>0.982276258174631</text:p>
              </table:table-cell>
              <table:table-cell office:value-type="float" office:value="0.0123715453881487">
                <text:p>0.0123715453881487</text:p>
              </table:table-cell>
              <table:table-cell office:value-type="float" office:value="0">
                <text:p>0</text:p>
              </table:table-cell>
              <table:table-cell office:value-type="float" office:value="0.00535219643722053">
                <text:p>0.0053521964372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0215523063939">
                <text:p>0.970215523063939</text:p>
              </table:table-cell>
              <table:table-cell office:value-type="float" office:value="0.0155310473088626">
                <text:p>0.0155310473088626</text:p>
              </table:table-cell>
              <table:table-cell office:value-type="float" office:value="0">
                <text:p>0</text:p>
              </table:table-cell>
              <table:table-cell office:value-type="float" office:value="0.0142534296271982">
                <text:p>0.0142534296271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4264406860577">
                <text:p>0.984264406860577</text:p>
              </table:table-cell>
              <table:table-cell office:value-type="float" office:value="0.0106899494851008">
                <text:p>0.0106899494851008</text:p>
              </table:table-cell>
              <table:table-cell office:value-type="float" office:value="0">
                <text:p>0</text:p>
              </table:table-cell>
              <table:table-cell office:value-type="float" office:value="0.00504564365432265">
                <text:p>0.0050456436543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3393026475986">
                <text:p>0.963393026475986</text:p>
              </table:table-cell>
              <table:table-cell office:value-type="float" office:value="0.0231591132308882">
                <text:p>0.0231591132308882</text:p>
              </table:table-cell>
              <table:table-cell office:value-type="float" office:value="0">
                <text:p>0</text:p>
              </table:table-cell>
              <table:table-cell office:value-type="float" office:value="0.0134478602931254">
                <text:p>0.0134478602931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9462062364797">
                <text:p>0.969462062364797</text:p>
              </table:table-cell>
              <table:table-cell office:value-type="float" office:value="0.0176601458358597">
                <text:p>0.0176601458358597</text:p>
              </table:table-cell>
              <table:table-cell office:value-type="float" office:value="0">
                <text:p>0</text:p>
              </table:table-cell>
              <table:table-cell office:value-type="float" office:value="0.0128777917993427">
                <text:p>0.0128777917993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516725961614">
                <text:p>0.96516725961614</text:p>
              </table:table-cell>
              <table:table-cell office:value-type="float" office:value="0.0208567074499653">
                <text:p>0.0208567074499653</text:p>
              </table:table-cell>
              <table:table-cell office:value-type="float" office:value="0">
                <text:p>0</text:p>
              </table:table-cell>
              <table:table-cell office:value-type="float" office:value="0.0139760329338951">
                <text:p>0.013976032933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6161020842902">
                <text:p>0.916161020842902</text:p>
              </table:table-cell>
              <table:table-cell office:value-type="float" office:value="0.0793647201789841">
                <text:p>0.0793647201789841</text:p>
              </table:table-cell>
              <table:table-cell office:value-type="float" office:value="0">
                <text:p>0</text:p>
              </table:table-cell>
              <table:table-cell office:value-type="float" office:value="0.00447425897811356">
                <text:p>0.0044742589781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9059349198784">
                <text:p>0.959059349198784</text:p>
              </table:table-cell>
              <table:table-cell office:value-type="float" office:value="0.0341230880988611">
                <text:p>0.0341230880988611</text:p>
              </table:table-cell>
              <table:table-cell office:value-type="float" office:value="0">
                <text:p>0</text:p>
              </table:table-cell>
              <table:table-cell office:value-type="float" office:value="0.00681756270235456">
                <text:p>0.00681756270235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4107959026055">
                <text:p>0.924107959026055</text:p>
              </table:table-cell>
              <table:table-cell office:value-type="float" office:value="0.0604367872870749">
                <text:p>0.0604367872870749</text:p>
              </table:table-cell>
              <table:table-cell office:value-type="float" office:value="0">
                <text:p>0</text:p>
              </table:table-cell>
              <table:table-cell office:value-type="float" office:value="0.0154552536868702">
                <text:p>0.0154552536868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2279497441092">
                <text:p>0.982279497441092</text:p>
              </table:table-cell>
              <table:table-cell office:value-type="float" office:value="0.0154344949851052">
                <text:p>0.0154344949851052</text:p>
              </table:table-cell>
              <table:table-cell office:value-type="float" office:value="0">
                <text:p>0</text:p>
              </table:table-cell>
              <table:table-cell office:value-type="float" office:value="0.00228600757380242">
                <text:p>0.0022860075738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73212007094">
                <text:p>0.9673212007094</text:p>
              </table:table-cell>
              <table:table-cell office:value-type="float" office:value="0.0321154675277081">
                <text:p>0.0321154675277081</text:p>
              </table:table-cell>
              <table:table-cell office:value-type="float" office:value="0">
                <text:p>0</text:p>
              </table:table-cell>
              <table:table-cell office:value-type="float" office:value="0.000563331762891889">
                <text:p>0.00056333176289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1844140010811">
                <text:p>0.71844140010811</text:p>
              </table:table-cell>
              <table:table-cell office:value-type="float" office:value="0.0447588090968789">
                <text:p>0.0447588090968789</text:p>
              </table:table-cell>
              <table:table-cell office:value-type="float" office:value="0">
                <text:p>0</text:p>
              </table:table-cell>
              <table:table-cell office:value-type="float" office:value="0.00589975772752974">
                <text:p>0.00589975772752974</text:p>
              </table:table-cell>
              <table:table-cell office:value-type="float" office:value="0">
                <text:p>0</text:p>
              </table:table-cell>
              <table:table-cell office:value-type="float" office:value="0.230900033067481">
                <text:p>0.230900033067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5001588911955">
                <text:p>0.295001588911955</text:p>
              </table:table-cell>
              <table:table-cell office:value-type="float" office:value="0.0411843192368136">
                <text:p>0.0411843192368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3814091851232">
                <text:p>0.66381409185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9063053326916">
                <text:p>0.209063053326916</text:p>
              </table:table-cell>
              <table:table-cell office:value-type="float" office:value="0.0204232308497388">
                <text:p>0.0204232308497388</text:p>
              </table:table-cell>
              <table:table-cell office:value-type="float" office:value="0">
                <text:p>0</text:p>
              </table:table-cell>
              <table:table-cell office:value-type="float" office:value="0.00199747825179239">
                <text:p>0.00199747825179239</text:p>
              </table:table-cell>
              <table:table-cell office:value-type="float" office:value="0">
                <text:p>0</text:p>
              </table:table-cell>
              <table:table-cell office:value-type="float" office:value="0.768516237571553">
                <text:p>0.768516237571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0021438483369">
                <text:p>0.150021438483369</text:p>
              </table:table-cell>
              <table:table-cell office:value-type="float" office:value="0.0127636840340656">
                <text:p>0.0127636840340656</text:p>
              </table:table-cell>
              <table:table-cell office:value-type="float" office:value="0">
                <text:p>0</text:p>
              </table:table-cell>
              <table:table-cell office:value-type="float" office:value="0.0111059554563615">
                <text:p>0.0111059554563615</text:p>
              </table:table-cell>
              <table:table-cell office:value-type="float" office:value="0">
                <text:p>0</text:p>
              </table:table-cell>
              <table:table-cell office:value-type="float" office:value="0.826108922026203">
                <text:p>0.826108922026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9393768901429">
                <text:p>0.119393768901429</text:p>
              </table:table-cell>
              <table:table-cell office:value-type="float" office:value="0.00736077809589326">
                <text:p>0.00736077809589326</text:p>
              </table:table-cell>
              <table:table-cell office:value-type="float" office:value="0">
                <text:p>0</text:p>
              </table:table-cell>
              <table:table-cell office:value-type="float" office:value="0.06271655053054">
                <text:p>0.06271655053054</text:p>
              </table:table-cell>
              <table:table-cell office:value-type="float" office:value="0">
                <text:p>0</text:p>
              </table:table-cell>
              <table:table-cell office:value-type="float" office:value="0.810528902472138">
                <text:p>0.810528902472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8219666127698">
                <text:p>0.568219666127698</text:p>
              </table:table-cell>
              <table:table-cell office:value-type="float" office:value="0.0241979498163413">
                <text:p>0.0241979498163413</text:p>
              </table:table-cell>
              <table:table-cell office:value-type="float" office:value="0">
                <text:p>0</text:p>
              </table:table-cell>
              <table:table-cell office:value-type="float" office:value="0.0384479141913533">
                <text:p>0.0384479141913533</text:p>
              </table:table-cell>
              <table:table-cell office:value-type="float" office:value="0">
                <text:p>0</text:p>
              </table:table-cell>
              <table:table-cell office:value-type="float" office:value="0.369134469864608">
                <text:p>0.369134469864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9557572195921">
                <text:p>0.539557572195921</text:p>
              </table:table-cell>
              <table:table-cell office:value-type="float" office:value="0.0342296039752619">
                <text:p>0.0342296039752619</text:p>
              </table:table-cell>
              <table:table-cell office:value-type="float" office:value="0">
                <text:p>0</text:p>
              </table:table-cell>
              <table:table-cell office:value-type="float" office:value="0.0365628051107671">
                <text:p>0.0365628051107671</text:p>
              </table:table-cell>
              <table:table-cell office:value-type="float" office:value="0">
                <text:p>0</text:p>
              </table:table-cell>
              <table:table-cell office:value-type="float" office:value="0.38965001871805">
                <text:p>0.38965001871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4766499922996">
                <text:p>0.804766499922996</text:p>
              </table:table-cell>
              <table:table-cell office:value-type="float" office:value="0.0132325758710329">
                <text:p>0.0132325758710329</text:p>
              </table:table-cell>
              <table:table-cell office:value-type="float" office:value="0">
                <text:p>0</text:p>
              </table:table-cell>
              <table:table-cell office:value-type="float" office:value="0.114077164067702">
                <text:p>0.114077164067702</text:p>
              </table:table-cell>
              <table:table-cell office:value-type="float" office:value="0">
                <text:p>0</text:p>
              </table:table-cell>
              <table:table-cell office:value-type="float" office:value="0.0679237601382689">
                <text:p>0.0679237601382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0184456660576">
                <text:p>0.400184456660576</text:p>
              </table:table-cell>
              <table:table-cell office:value-type="float" office:value="0.0274559465733654">
                <text:p>0.0274559465733654</text:p>
              </table:table-cell>
              <table:table-cell office:value-type="float" office:value="0">
                <text:p>0</text:p>
              </table:table-cell>
              <table:table-cell office:value-type="float" office:value="0.0210438519892271">
                <text:p>0.0210438519892271</text:p>
              </table:table-cell>
              <table:table-cell office:value-type="float" office:value="0">
                <text:p>0</text:p>
              </table:table-cell>
              <table:table-cell office:value-type="float" office:value="0.551315744776831">
                <text:p>0.551315744776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95768602502149">
                <text:p>0.795768602502149</text:p>
              </table:table-cell>
              <table:table-cell office:value-type="float" office:value="0.0144434053274212">
                <text:p>0.0144434053274212</text:p>
              </table:table-cell>
              <table:table-cell office:value-type="float" office:value="0">
                <text:p>0</text:p>
              </table:table-cell>
              <table:table-cell office:value-type="float" office:value="0.0378202963008091">
                <text:p>0.0378202963008091</text:p>
              </table:table-cell>
              <table:table-cell office:value-type="float" office:value="0">
                <text:p>0</text:p>
              </table:table-cell>
              <table:table-cell office:value-type="float" office:value="0.151967695869621">
                <text:p>0.151967695869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2661782961964">
                <text:p>0.892661782961964</text:p>
              </table:table-cell>
              <table:table-cell office:value-type="float" office:value="0.00619429846275636">
                <text:p>0.00619429846275636</text:p>
              </table:table-cell>
              <table:table-cell office:value-type="float" office:value="0">
                <text:p>0</text:p>
              </table:table-cell>
              <table:table-cell office:value-type="float" office:value="0.0526688146429359">
                <text:p>0.0526688146429359</text:p>
              </table:table-cell>
              <table:table-cell office:value-type="float" office:value="0">
                <text:p>0</text:p>
              </table:table-cell>
              <table:table-cell office:value-type="float" office:value="0.0484751039323434">
                <text:p>0.0484751039323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2209933091768">
                <text:p>0.922209933091768</text:p>
              </table:table-cell>
              <table:table-cell office:value-type="float" office:value="0.00311904012663621">
                <text:p>0.00311904012663621</text:p>
              </table:table-cell>
              <table:table-cell office:value-type="float" office:value="0">
                <text:p>0</text:p>
              </table:table-cell>
              <table:table-cell office:value-type="float" office:value="0.0626596778171621">
                <text:p>0.0626596778171621</text:p>
              </table:table-cell>
              <table:table-cell office:value-type="float" office:value="0">
                <text:p>0</text:p>
              </table:table-cell>
              <table:table-cell office:value-type="float" office:value="0.0120113489644332">
                <text:p>0.0120113489644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6763504374019">
                <text:p>0.716763504374019</text:p>
              </table:table-cell>
              <table:table-cell office:value-type="float" office:value="0.0101713114178815">
                <text:p>0.0101713114178815</text:p>
              </table:table-cell>
              <table:table-cell office:value-type="float" office:value="0">
                <text:p>0</text:p>
              </table:table-cell>
              <table:table-cell office:value-type="float" office:value="0.125364210359346">
                <text:p>0.125364210359346</text:p>
              </table:table-cell>
              <table:table-cell office:value-type="float" office:value="0">
                <text:p>0</text:p>
              </table:table-cell>
              <table:table-cell office:value-type="float" office:value="0.147700973848754">
                <text:p>0.147700973848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4898789482146">
                <text:p>0.854898789482146</text:p>
              </table:table-cell>
              <table:table-cell office:value-type="float" office:value="0.00641992128472315">
                <text:p>0.00641992128472315</text:p>
              </table:table-cell>
              <table:table-cell office:value-type="float" office:value="0">
                <text:p>0</text:p>
              </table:table-cell>
              <table:table-cell office:value-type="float" office:value="0.105523651869642">
                <text:p>0.105523651869642</text:p>
              </table:table-cell>
              <table:table-cell office:value-type="float" office:value="0">
                <text:p>0</text:p>
              </table:table-cell>
              <table:table-cell office:value-type="float" office:value="0.0331576373634884">
                <text:p>0.0331576373634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7969303882724">
                <text:p>0.747969303882724</text:p>
              </table:table-cell>
              <table:table-cell office:value-type="float" office:value="0.010110212725169">
                <text:p>0.010110212725169</text:p>
              </table:table-cell>
              <table:table-cell office:value-type="float" office:value="0">
                <text:p>0</text:p>
              </table:table-cell>
              <table:table-cell office:value-type="float" office:value="0.195663935906358">
                <text:p>0.195663935906358</text:p>
              </table:table-cell>
              <table:table-cell office:value-type="float" office:value="0">
                <text:p>0</text:p>
              </table:table-cell>
              <table:table-cell office:value-type="float" office:value="0.0462565474857489">
                <text:p>0.0462565474857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4905851605606">
                <text:p>0.754905851605606</text:p>
              </table:table-cell>
              <table:table-cell office:value-type="float" office:value="0.0101618032347156">
                <text:p>0.0101618032347156</text:p>
              </table:table-cell>
              <table:table-cell office:value-type="float" office:value="0">
                <text:p>0</text:p>
              </table:table-cell>
              <table:table-cell office:value-type="float" office:value="0.203325772235643">
                <text:p>0.203325772235643</text:p>
              </table:table-cell>
              <table:table-cell office:value-type="float" office:value="0">
                <text:p>0</text:p>
              </table:table-cell>
              <table:table-cell office:value-type="float" office:value="0.0316065729240351">
                <text:p>0.0316065729240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0520376210295">
                <text:p>0.790520376210295</text:p>
              </table:table-cell>
              <table:table-cell office:value-type="float" office:value="0.00241422740315445">
                <text:p>0.00241422740315445</text:p>
              </table:table-cell>
              <table:table-cell office:value-type="float" office:value="0">
                <text:p>0</text:p>
              </table:table-cell>
              <table:table-cell office:value-type="float" office:value="0.159002304241227">
                <text:p>0.159002304241227</text:p>
              </table:table-cell>
              <table:table-cell office:value-type="float" office:value="0">
                <text:p>0</text:p>
              </table:table-cell>
              <table:table-cell office:value-type="float" office:value="0.0480630921453239">
                <text:p>0.0480630921453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86167659234287">
                <text:p>0.686167659234287</text:p>
              </table:table-cell>
              <table:table-cell office:value-type="float" office:value="0.00970072248947815">
                <text:p>0.00970072248947815</text:p>
              </table:table-cell>
              <table:table-cell office:value-type="float" office:value="0">
                <text:p>0</text:p>
              </table:table-cell>
              <table:table-cell office:value-type="float" office:value="0.295478103089341">
                <text:p>0.295478103089341</text:p>
              </table:table-cell>
              <table:table-cell office:value-type="float" office:value="0">
                <text:p>0</text:p>
              </table:table-cell>
              <table:table-cell office:value-type="float" office:value="0.00865351518689414">
                <text:p>0.00865351518689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1181986196774">
                <text:p>0.751181986196774</text:p>
              </table:table-cell>
              <table:table-cell office:value-type="float" office:value="0.00600371671634087">
                <text:p>0.00600371671634087</text:p>
              </table:table-cell>
              <table:table-cell office:value-type="float" office:value="0">
                <text:p>0</text:p>
              </table:table-cell>
              <table:table-cell office:value-type="float" office:value="0.129832061484214">
                <text:p>0.129832061484214</text:p>
              </table:table-cell>
              <table:table-cell office:value-type="float" office:value="0">
                <text:p>0</text:p>
              </table:table-cell>
              <table:table-cell office:value-type="float" office:value="0.112982235602671">
                <text:p>0.112982235602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7864303550533">
                <text:p>0.807864303550533</text:p>
              </table:table-cell>
              <table:table-cell office:value-type="float" office:value="0.00614658319202905">
                <text:p>0.00614658319202905</text:p>
              </table:table-cell>
              <table:table-cell office:value-type="float" office:value="0">
                <text:p>0</text:p>
              </table:table-cell>
              <table:table-cell office:value-type="float" office:value="0.14864111851751">
                <text:p>0.14864111851751</text:p>
              </table:table-cell>
              <table:table-cell office:value-type="float" office:value="0">
                <text:p>0</text:p>
              </table:table-cell>
              <table:table-cell office:value-type="float" office:value="0.0373479947399276">
                <text:p>0.0373479947399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7235409901267">
                <text:p>0.817235409901267</text:p>
              </table:table-cell>
              <table:table-cell office:value-type="float" office:value="0.00179883904867809">
                <text:p>0.00179883904867809</text:p>
              </table:table-cell>
              <table:table-cell office:value-type="float" office:value="0">
                <text:p>0</text:p>
              </table:table-cell>
              <table:table-cell office:value-type="float" office:value="0.166604788735303">
                <text:p>0.166604788735303</text:p>
              </table:table-cell>
              <table:table-cell office:value-type="float" office:value="0">
                <text:p>0</text:p>
              </table:table-cell>
              <table:table-cell office:value-type="float" office:value="0.0143609623147517">
                <text:p>0.0143609623147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842685924218">
                <text:p>0.844842685924218</text:p>
              </table:table-cell>
              <table:table-cell office:value-type="float" office:value="0.00384446992087731">
                <text:p>0.00384446992087731</text:p>
              </table:table-cell>
              <table:table-cell office:value-type="float" office:value="0">
                <text:p>0</text:p>
              </table:table-cell>
              <table:table-cell office:value-type="float" office:value="0.132163802653041">
                <text:p>0.132163802653041</text:p>
              </table:table-cell>
              <table:table-cell office:value-type="float" office:value="0">
                <text:p>0</text:p>
              </table:table-cell>
              <table:table-cell office:value-type="float" office:value="0.0191490415018631">
                <text:p>0.0191490415018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0983247793459">
                <text:p>0.840983247793459</text:p>
              </table:table-cell>
              <table:table-cell office:value-type="float" office:value="0.00124879091662896">
                <text:p>0.00124879091662896</text:p>
              </table:table-cell>
              <table:table-cell office:value-type="float" office:value="0">
                <text:p>0</text:p>
              </table:table-cell>
              <table:table-cell office:value-type="float" office:value="0.11473943645322">
                <text:p>0.11473943645322</text:p>
              </table:table-cell>
              <table:table-cell office:value-type="float" office:value="0">
                <text:p>0</text:p>
              </table:table-cell>
              <table:table-cell office:value-type="float" office:value="0.0430285248366927">
                <text:p>0.0430285248366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6399091053806">
                <text:p>0.846399091053806</text:p>
              </table:table-cell>
              <table:table-cell office:value-type="float" office:value="0.00444607857646625">
                <text:p>0.00444607857646625</text:p>
              </table:table-cell>
              <table:table-cell office:value-type="float" office:value="0">
                <text:p>0</text:p>
              </table:table-cell>
              <table:table-cell office:value-type="float" office:value="0.125712562513735">
                <text:p>0.125712562513735</text:p>
              </table:table-cell>
              <table:table-cell office:value-type="float" office:value="0">
                <text:p>0</text:p>
              </table:table-cell>
              <table:table-cell office:value-type="float" office:value="0.0234422678559922">
                <text:p>0.0234422678559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3413502324022">
                <text:p>0.873413502324022</text:p>
              </table:table-cell>
              <table:table-cell office:value-type="float" office:value="0.00510191327707573">
                <text:p>0.00510191327707573</text:p>
              </table:table-cell>
              <table:table-cell office:value-type="float" office:value="0">
                <text:p>0</text:p>
              </table:table-cell>
              <table:table-cell office:value-type="float" office:value="0.118673449319695">
                <text:p>0.118673449319695</text:p>
              </table:table-cell>
              <table:table-cell office:value-type="float" office:value="0">
                <text:p>0</text:p>
              </table:table-cell>
              <table:table-cell office:value-type="float" office:value="0.00281113507920712">
                <text:p>0.00281113507920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7113302474546">
                <text:p>0.797113302474546</text:p>
              </table:table-cell>
              <table:table-cell office:value-type="float" office:value="0.0033985327077118">
                <text:p>0.0033985327077118</text:p>
              </table:table-cell>
              <table:table-cell office:value-type="float" office:value="0">
                <text:p>0</text:p>
              </table:table-cell>
              <table:table-cell office:value-type="float" office:value="0.0846365934756449">
                <text:p>0.0846365934756449</text:p>
              </table:table-cell>
              <table:table-cell office:value-type="float" office:value="0">
                <text:p>0</text:p>
              </table:table-cell>
              <table:table-cell office:value-type="float" office:value="0.114851571342097">
                <text:p>0.114851571342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2040546484552">
                <text:p>0.892040546484552</text:p>
              </table:table-cell>
              <table:table-cell office:value-type="float" office:value="0.00400864676320853">
                <text:p>0.00400864676320853</text:p>
              </table:table-cell>
              <table:table-cell office:value-type="float" office:value="0">
                <text:p>0</text:p>
              </table:table-cell>
              <table:table-cell office:value-type="float" office:value="0.0756181492610402">
                <text:p>0.0756181492610402</text:p>
              </table:table-cell>
              <table:table-cell office:value-type="float" office:value="0">
                <text:p>0</text:p>
              </table:table-cell>
              <table:table-cell office:value-type="float" office:value="0.0283326574911991">
                <text:p>0.028332657491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77718471125457">
                <text:p>0.877718471125457</text:p>
              </table:table-cell>
              <table:table-cell office:value-type="float" office:value="0.00253585737944808">
                <text:p>0.00253585737944808</text:p>
              </table:table-cell>
              <table:table-cell office:value-type="float" office:value="0">
                <text:p>0</text:p>
              </table:table-cell>
              <table:table-cell office:value-type="float" office:value="0.105030343746892">
                <text:p>0.105030343746892</text:p>
              </table:table-cell>
              <table:table-cell office:value-type="float" office:value="0">
                <text:p>0</text:p>
              </table:table-cell>
              <table:table-cell office:value-type="float" office:value="0.0147153277482032">
                <text:p>0.0147153277482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1698775809127">
                <text:p>0.891698775809127</text:p>
              </table:table-cell>
              <table:table-cell office:value-type="float" office:value="0.00366102265385566">
                <text:p>0.00366102265385566</text:p>
              </table:table-cell>
              <table:table-cell office:value-type="float" office:value="0">
                <text:p>0</text:p>
              </table:table-cell>
              <table:table-cell office:value-type="float" office:value="0.0695778306566098">
                <text:p>0.0695778306566098</text:p>
              </table:table-cell>
              <table:table-cell office:value-type="float" office:value="0">
                <text:p>0</text:p>
              </table:table-cell>
              <table:table-cell office:value-type="float" office:value="0.0350623708804074">
                <text:p>0.035062370880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2388142932377">
                <text:p>0.882388142932377</text:p>
              </table:table-cell>
              <table:table-cell office:value-type="float" office:value="0.00289062754221692">
                <text:p>0.00289062754221692</text:p>
              </table:table-cell>
              <table:table-cell office:value-type="float" office:value="0">
                <text:p>0</text:p>
              </table:table-cell>
              <table:table-cell office:value-type="float" office:value="0.0763221857671318">
                <text:p>0.0763221857671318</text:p>
              </table:table-cell>
              <table:table-cell office:value-type="float" office:value="0">
                <text:p>0</text:p>
              </table:table-cell>
              <table:table-cell office:value-type="float" office:value="0.0383990437582743">
                <text:p>0.0383990437582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0214030777321">
                <text:p>0.910214030777321</text:p>
              </table:table-cell>
              <table:table-cell office:value-type="float" office:value="0.00388991547648369">
                <text:p>0.00388991547648369</text:p>
              </table:table-cell>
              <table:table-cell office:value-type="float" office:value="0">
                <text:p>0</text:p>
              </table:table-cell>
              <table:table-cell office:value-type="float" office:value="0.0640144283762464">
                <text:p>0.0640144283762464</text:p>
              </table:table-cell>
              <table:table-cell office:value-type="float" office:value="0">
                <text:p>0</text:p>
              </table:table-cell>
              <table:table-cell office:value-type="float" office:value="0.0218816253699487">
                <text:p>0.0218816253699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8478402409749">
                <text:p>0.918478402409749</text:p>
              </table:table-cell>
              <table:table-cell office:value-type="float" office:value="0.00135740444740614">
                <text:p>0.00135740444740614</text:p>
              </table:table-cell>
              <table:table-cell office:value-type="float" office:value="0">
                <text:p>0</text:p>
              </table:table-cell>
              <table:table-cell office:value-type="float" office:value="0.0723994515719956">
                <text:p>0.0723994515719956</text:p>
              </table:table-cell>
              <table:table-cell office:value-type="float" office:value="0">
                <text:p>0</text:p>
              </table:table-cell>
              <table:table-cell office:value-type="float" office:value="0.00776474157084877">
                <text:p>0.00776474157084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51459838700414">
                <text:p>0.851459838700414</text:p>
              </table:table-cell>
              <table:table-cell office:value-type="float" office:value="0.00113049756222645">
                <text:p>0.00113049756222645</text:p>
              </table:table-cell>
              <table:table-cell office:value-type="float" office:value="0">
                <text:p>0</text:p>
              </table:table-cell>
              <table:table-cell office:value-type="float" office:value="0.0238561127642823">
                <text:p>0.0238561127642823</text:p>
              </table:table-cell>
              <table:table-cell office:value-type="float" office:value="0">
                <text:p>0</text:p>
              </table:table-cell>
              <table:table-cell office:value-type="float" office:value="0.123553550973077">
                <text:p>0.12355355097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3355615608286">
                <text:p>0.903355615608286</text:p>
              </table:table-cell>
              <table:table-cell office:value-type="float" office:value="0.00239064375920733">
                <text:p>0.00239064375920733</text:p>
              </table:table-cell>
              <table:table-cell office:value-type="float" office:value="0">
                <text:p>0</text:p>
              </table:table-cell>
              <table:table-cell office:value-type="float" office:value="0.0381399187999216">
                <text:p>0.0381399187999216</text:p>
              </table:table-cell>
              <table:table-cell office:value-type="float" office:value="0">
                <text:p>0</text:p>
              </table:table-cell>
              <table:table-cell office:value-type="float" office:value="0.0561138218325854">
                <text:p>0.0561138218325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3574656026727">
                <text:p>0.943574656026727</text:p>
              </table:table-cell>
              <table:table-cell office:value-type="float" office:value="0.0048373830270742">
                <text:p>0.0048373830270742</text:p>
              </table:table-cell>
              <table:table-cell office:value-type="float" office:value="0">
                <text:p>0</text:p>
              </table:table-cell>
              <table:table-cell office:value-type="float" office:value="0.0345079446786226">
                <text:p>0.0345079446786226</text:p>
              </table:table-cell>
              <table:table-cell office:value-type="float" office:value="0">
                <text:p>0</text:p>
              </table:table-cell>
              <table:table-cell office:value-type="float" office:value="0.0170800162675756">
                <text:p>0.0170800162675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5566721327913">
                <text:p>0.935566721327913</text:p>
              </table:table-cell>
              <table:table-cell office:value-type="float" office:value="0.0050459262008686">
                <text:p>0.0050459262008686</text:p>
              </table:table-cell>
              <table:table-cell office:value-type="float" office:value="0">
                <text:p>0</text:p>
              </table:table-cell>
              <table:table-cell office:value-type="float" office:value="0.0536730046483079">
                <text:p>0.0536730046483079</text:p>
              </table:table-cell>
              <table:table-cell office:value-type="float" office:value="0">
                <text:p>0</text:p>
              </table:table-cell>
              <table:table-cell office:value-type="float" office:value="0.00571434782291052">
                <text:p>0.00571434782291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68732038363736">
                <text:p>0.868732038363736</text:p>
              </table:table-cell>
              <table:table-cell office:value-type="float" office:value="0.00555113113873814">
                <text:p>0.00555113113873814</text:p>
              </table:table-cell>
              <table:table-cell office:value-type="float" office:value="0">
                <text:p>0</text:p>
              </table:table-cell>
              <table:table-cell office:value-type="float" office:value="0.0223194418366431">
                <text:p>0.0223194418366431</text:p>
              </table:table-cell>
              <table:table-cell office:value-type="float" office:value="0">
                <text:p>0</text:p>
              </table:table-cell>
              <table:table-cell office:value-type="float" office:value="0.103397388660883">
                <text:p>0.103397388660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7533472537196">
                <text:p>0.917533472537196</text:p>
              </table:table-cell>
              <table:table-cell office:value-type="float" office:value="0.00254033761087082">
                <text:p>0.00254033761087082</text:p>
              </table:table-cell>
              <table:table-cell office:value-type="float" office:value="0">
                <text:p>0</text:p>
              </table:table-cell>
              <table:table-cell office:value-type="float" office:value="0.0233745158146639">
                <text:p>0.0233745158146639</text:p>
              </table:table-cell>
              <table:table-cell office:value-type="float" office:value="0">
                <text:p>0</text:p>
              </table:table-cell>
              <table:table-cell office:value-type="float" office:value="0.0565516740372694">
                <text:p>0.0565516740372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6588016562805">
                <text:p>0.946588016562805</text:p>
              </table:table-cell>
              <table:table-cell office:value-type="float" office:value="0.0041766594337227">
                <text:p>0.0041766594337227</text:p>
              </table:table-cell>
              <table:table-cell office:value-type="float" office:value="0">
                <text:p>0</text:p>
              </table:table-cell>
              <table:table-cell office:value-type="float" office:value="0.0280100708073997">
                <text:p>0.0280100708073997</text:p>
              </table:table-cell>
              <table:table-cell office:value-type="float" office:value="0">
                <text:p>0</text:p>
              </table:table-cell>
              <table:table-cell office:value-type="float" office:value="0.021225253196073">
                <text:p>0.021225253196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648848703422">
                <text:p>0.95648848703422</text:p>
              </table:table-cell>
              <table:table-cell office:value-type="float" office:value="0.00485059923701789">
                <text:p>0.00485059923701789</text:p>
              </table:table-cell>
              <table:table-cell office:value-type="float" office:value="0">
                <text:p>0</text:p>
              </table:table-cell>
              <table:table-cell office:value-type="float" office:value="0.0312441483284107">
                <text:p>0.0312441483284107</text:p>
              </table:table-cell>
              <table:table-cell office:value-type="float" office:value="0">
                <text:p>0</text:p>
              </table:table-cell>
              <table:table-cell office:value-type="float" office:value="0.00741676540035107">
                <text:p>0.00741676540035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5833676118787">
                <text:p>0.885833676118787</text:p>
              </table:table-cell>
              <table:table-cell office:value-type="float" office:value="0.000292024528610919">
                <text:p>0.000292024528610919</text:p>
              </table:table-cell>
              <table:table-cell office:value-type="float" office:value="0">
                <text:p>0</text:p>
              </table:table-cell>
              <table:table-cell office:value-type="float" office:value="0.00987268014190125">
                <text:p>0.00987268014190125</text:p>
              </table:table-cell>
              <table:table-cell office:value-type="float" office:value="0">
                <text:p>0</text:p>
              </table:table-cell>
              <table:table-cell office:value-type="float" office:value="0.104001619210701">
                <text:p>0.104001619210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6912818167361">
                <text:p>0.936912818167361</text:p>
              </table:table-cell>
              <table:table-cell office:value-type="float" office:value="0.000588969210326771">
                <text:p>0.000588969210326771</text:p>
              </table:table-cell>
              <table:table-cell office:value-type="float" office:value="0">
                <text:p>0</text:p>
              </table:table-cell>
              <table:table-cell office:value-type="float" office:value="0.0162723757129514">
                <text:p>0.0162723757129514</text:p>
              </table:table-cell>
              <table:table-cell office:value-type="float" office:value="0">
                <text:p>0</text:p>
              </table:table-cell>
              <table:table-cell office:value-type="float" office:value="0.0462258369093611">
                <text:p>0.0462258369093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4304968912614">
                <text:p>0.954304968912614</text:p>
              </table:table-cell>
              <table:table-cell office:value-type="float" office:value="0.000780248044678902">
                <text:p>0.000780248044678902</text:p>
              </table:table-cell>
              <table:table-cell office:value-type="float" office:value="0">
                <text:p>0</text:p>
              </table:table-cell>
              <table:table-cell office:value-type="float" office:value="0.0188282954316003">
                <text:p>0.0188282954316003</text:p>
              </table:table-cell>
              <table:table-cell office:value-type="float" office:value="0">
                <text:p>0</text:p>
              </table:table-cell>
              <table:table-cell office:value-type="float" office:value="0.0260864876111067">
                <text:p>0.026086487611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7210757280011">
                <text:p>0.957210757280011</text:p>
              </table:table-cell>
              <table:table-cell office:value-type="float" office:value="0.000952250556836033">
                <text:p>0.000952250556836033</text:p>
              </table:table-cell>
              <table:table-cell office:value-type="float" office:value="0">
                <text:p>0</text:p>
              </table:table-cell>
              <table:table-cell office:value-type="float" office:value="0.0318496910298135">
                <text:p>0.0318496910298135</text:p>
              </table:table-cell>
              <table:table-cell office:value-type="float" office:value="0">
                <text:p>0</text:p>
              </table:table-cell>
              <table:table-cell office:value-type="float" office:value="0.00998730113333914">
                <text:p>0.00998730113333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75305179824002">
                <text:p>0.875305179824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4685755923">
                <text:p>0.01064685755923</text:p>
              </table:table-cell>
              <table:table-cell office:value-type="float" office:value="0">
                <text:p>0</text:p>
              </table:table-cell>
              <table:table-cell office:value-type="float" office:value="0.114047962616768">
                <text:p>0.114047962616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12989336724888">
                <text:p>0.912989336724888</text:p>
              </table:table-cell>
              <table:table-cell office:value-type="float" office:value="0.00575707608737183">
                <text:p>0.00575707608737183</text:p>
              </table:table-cell>
              <table:table-cell office:value-type="float" office:value="0">
                <text:p>0</text:p>
              </table:table-cell>
              <table:table-cell office:value-type="float" office:value="0.0178471259823995">
                <text:p>0.0178471259823995</text:p>
              </table:table-cell>
              <table:table-cell office:value-type="float" office:value="0">
                <text:p>0</text:p>
              </table:table-cell>
              <table:table-cell office:value-type="float" office:value="0.0634064612053409">
                <text:p>0.0634064612053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854695601639">
                <text:p>0.94854695601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0180905930671">
                <text:p>0.0220180905930671</text:p>
              </table:table-cell>
              <table:table-cell office:value-type="float" office:value="0">
                <text:p>0</text:p>
              </table:table-cell>
              <table:table-cell office:value-type="float" office:value="0.0294349533905431">
                <text:p>0.0294349533905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634939677098">
                <text:p>0.96634939677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4617803223852">
                <text:p>0.0254617803223852</text:p>
              </table:table-cell>
              <table:table-cell office:value-type="float" office:value="0">
                <text:p>0</text:p>
              </table:table-cell>
              <table:table-cell office:value-type="float" office:value="0.00818882290663445">
                <text:p>0.00818882290663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54198991851148">
                <text:p>0.85419899185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5901462389884">
                <text:p>0.0125901462389884</text:p>
              </table:table-cell>
              <table:table-cell office:value-type="float" office:value="0">
                <text:p>0</text:p>
              </table:table-cell>
              <table:table-cell office:value-type="float" office:value="0.133210861909864">
                <text:p>0.133210861909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04507241636843">
                <text:p>0.904507241636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5990943787919">
                <text:p>0.0215990943787919</text:p>
              </table:table-cell>
              <table:table-cell office:value-type="float" office:value="0">
                <text:p>0</text:p>
              </table:table-cell>
              <table:table-cell office:value-type="float" office:value="0.0738936639843652">
                <text:p>0.0738936639843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9529607057378">
                <text:p>0.949529607057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4554538848093">
                <text:p>0.0174554538848093</text:p>
              </table:table-cell>
              <table:table-cell office:value-type="float" office:value="0">
                <text:p>0</text:p>
              </table:table-cell>
              <table:table-cell office:value-type="float" office:value="0.0330149390578126">
                <text:p>0.0330149390578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1161710178089">
                <text:p>0.961161710178089</text:p>
              </table:table-cell>
              <table:table-cell office:value-type="float" office:value="0.00878567818800407">
                <text:p>0.00878567818800407</text:p>
              </table:table-cell>
              <table:table-cell office:value-type="float" office:value="0">
                <text:p>0</text:p>
              </table:table-cell>
              <table:table-cell office:value-type="float" office:value="0.0189339308514775">
                <text:p>0.0189339308514775</text:p>
              </table:table-cell>
              <table:table-cell office:value-type="float" office:value="0">
                <text:p>0</text:p>
              </table:table-cell>
              <table:table-cell office:value-type="float" office:value="0.0111186807824297">
                <text:p>0.0111186807824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1071368656904">
                <text:p>0.791071368656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6700974304122">
                <text:p>0.0126700974304122</text:p>
              </table:table-cell>
              <table:table-cell office:value-type="float" office:value="0">
                <text:p>0</text:p>
              </table:table-cell>
              <table:table-cell office:value-type="float" office:value="0.196258533912683">
                <text:p>0.196258533912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75195126964563">
                <text:p>0.87519512696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6979775015281">
                <text:p>0.0176979775015281</text:p>
              </table:table-cell>
              <table:table-cell office:value-type="float" office:value="0">
                <text:p>0</text:p>
              </table:table-cell>
              <table:table-cell office:value-type="float" office:value="0.107106895533909">
                <text:p>0.107106895533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41160124874775">
                <text:p>0.941160124874775</text:p>
              </table:table-cell>
              <table:table-cell office:value-type="float" office:value="0.00822324693881314">
                <text:p>0.00822324693881314</text:p>
              </table:table-cell>
              <table:table-cell office:value-type="float" office:value="0">
                <text:p>0</text:p>
              </table:table-cell>
              <table:table-cell office:value-type="float" office:value="0.0161159388422537">
                <text:p>0.0161159388422537</text:p>
              </table:table-cell>
              <table:table-cell office:value-type="float" office:value="0">
                <text:p>0</text:p>
              </table:table-cell>
              <table:table-cell office:value-type="float" office:value="0.0345006893441583">
                <text:p>0.0345006893441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3839984378313">
                <text:p>0.963839984378313</text:p>
              </table:table-cell>
              <table:table-cell office:value-type="float" office:value="0.0110445746823896">
                <text:p>0.0110445746823896</text:p>
              </table:table-cell>
              <table:table-cell office:value-type="float" office:value="0">
                <text:p>0</text:p>
              </table:table-cell>
              <table:table-cell office:value-type="float" office:value="0.0139639004189338">
                <text:p>0.0139639004189338</text:p>
              </table:table-cell>
              <table:table-cell office:value-type="float" office:value="0">
                <text:p>0</text:p>
              </table:table-cell>
              <table:table-cell office:value-type="float" office:value="0.0111515405203639">
                <text:p>0.0111515405203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7460932090105">
                <text:p>0.607460932090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589412845369">
                <text:p>0.0023589412845369</text:p>
              </table:table-cell>
              <table:table-cell office:value-type="float" office:value="0">
                <text:p>0</text:p>
              </table:table-cell>
              <table:table-cell office:value-type="float" office:value="0.390180126625358">
                <text:p>0.390180126625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8868341692021">
                <text:p>0.93886834169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5993246786992">
                <text:p>0.00205993246786992</text:p>
              </table:table-cell>
              <table:table-cell office:value-type="float" office:value="0">
                <text:p>0</text:p>
              </table:table-cell>
              <table:table-cell office:value-type="float" office:value="0.0590717258401086">
                <text:p>0.059071725840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0015336677617">
                <text:p>0.950015336677617</text:p>
              </table:table-cell>
              <table:table-cell office:value-type="float" office:value="0.0195508935039771">
                <text:p>0.0195508935039771</text:p>
              </table:table-cell>
              <table:table-cell office:value-type="float" office:value="0">
                <text:p>0</text:p>
              </table:table-cell>
              <table:table-cell office:value-type="float" office:value="0.0057352405169668">
                <text:p>0.0057352405169668</text:p>
              </table:table-cell>
              <table:table-cell office:value-type="float" office:value="0">
                <text:p>0</text:p>
              </table:table-cell>
              <table:table-cell office:value-type="float" office:value="0.0246985293014387">
                <text:p>0.0246985293014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64531042253604">
                <text:p>0.964531042253604</text:p>
              </table:table-cell>
              <table:table-cell office:value-type="float" office:value="0.0238860384529829">
                <text:p>0.0238860384529829</text:p>
              </table:table-cell>
              <table:table-cell office:value-type="float" office:value="0">
                <text:p>0</text:p>
              </table:table-cell>
              <table:table-cell office:value-type="float" office:value="0.0055710761645936">
                <text:p>0.0055710761645936</text:p>
              </table:table-cell>
              <table:table-cell office:value-type="float" office:value="0">
                <text:p>0</text:p>
              </table:table-cell>
              <table:table-cell office:value-type="float" office:value="0.00601184312881957">
                <text:p>0.00601184312881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3501416115923">
                <text:p>0.373501416115923</text:p>
              </table:table-cell>
              <table:table-cell office:value-type="float" office:value="0.0190477647768886">
                <text:p>0.0190477647768886</text:p>
              </table:table-cell>
              <table:table-cell office:value-type="float" office:value="0">
                <text:p>0</text:p>
              </table:table-cell>
              <table:table-cell office:value-type="float" office:value="0.001802697459617">
                <text:p>0.001802697459617</text:p>
              </table:table-cell>
              <table:table-cell office:value-type="float" office:value="0">
                <text:p>0</text:p>
              </table:table-cell>
              <table:table-cell office:value-type="float" office:value="0.605648121647571">
                <text:p>0.605648121647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9961420564484">
                <text:p>0.979961420564484</text:p>
              </table:table-cell>
              <table:table-cell office:value-type="float" office:value="0.00997092318867138">
                <text:p>0.00997092318867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0676562468446">
                <text:p>0.0100676562468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